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05EE61CB9DA62205A63.png" manifest:media-type="image/png"/>
  <manifest:file-entry manifest:full-path="Pictures/10000001000001AD000000737B5D5D85446EF6F7.png" manifest:media-type="image/png"/>
  <manifest:file-entry manifest:full-path="Pictures/10000001000009C40000005E20F9CF879C667029.png" manifest:media-type="image/png"/>
  <manifest:file-entry manifest:full-path="Pictures/10000000000007D00000046640FBFC4FB6406681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color="#000000" draw:fill="none" draw:fill-color="#000000" draw:textarea-horizontal-align="left" draw:auto-grow-height="true" draw:auto-grow-width="false" fo:min-height="4.267cm" fo:min-width="0cm"/>
      <style:paragraph-properties style:writing-mode="lr-tb"/>
    </style:style>
    <style:style style:name="gr3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1.25cm" fo:min-width="2.5cm"/>
      <style:paragraph-properties style:writing-mode="lr-tb"/>
    </style:style>
    <style:style style:name="gr4" style:family="graphic" style:parent-style-name="standard">
      <style:graphic-properties draw:stroke="solid" svg:stroke-color="#03345d" draw:fill="solid" draw:fill-color="#ffaa95" draw:textarea-vertical-align="middle"/>
      <style:paragraph-properties style:writing-mode="lr-tb"/>
    </style:style>
    <style:style style:name="gr5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cm" fo:min-width="2.704cm"/>
    </style:style>
    <style:style style:name="gr6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cm" fo:min-width="2.4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solid" draw:fill-color="#b4c7d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4cm"/>
      <style:paragraph-properties style:writing-mode="lr-tb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997cm"/>
      <style:paragraph-properties style:writing-mode="lr-tb"/>
    </style:style>
    <style:style style:name="gr14" style:family="graphic" style:parent-style-name="objectwithoutfill">
      <style:graphic-properties draw:marker-end="Arrowheads_20_1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3cm"/>
      <style:paragraph-properties style:writing-mode="lr-tb"/>
    </style:style>
    <style:style style:name="gr16" style:family="graphic" style:parent-style-name="standard">
      <style:graphic-properties draw:stroke="solid" svg:stroke-color="#03345d" draw:marker-start="Arrowheads_20_18" draw:marker-start-width="0.3cm" draw:marker-end="Arrowheads_20_19" draw:marker-end-width="0.3cm" draw:fill="solid" draw:fill-color="#0569b9" loext:fill-theme-color="accent1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92cm"/>
      <style:paragraph-properties style:writing-mode="lr-tb"/>
    </style:style>
    <style:style style:name="gr18" style:family="graphic" style:parent-style-name="standard">
      <style:graphic-properties draw:stroke="solid" svg:stroke-color="#03345d" draw:fill="solid" draw:fill-color="#dee7e5" draw:textarea-horizontal-align="justify" draw:textarea-vertical-align="middle" draw:auto-grow-height="false" fo:min-height="1.602cm" fo:min-width="7.83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0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5cm" fo:min-width="4cm"/>
      <style:paragraph-properties style:writing-mode="lr-tb"/>
    </style:style>
    <style:style style:name="gr21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5cm" fo:min-width="1.5cm"/>
      <style:paragraph-properties style:writing-mode="lr-tb"/>
    </style:style>
    <style:style style:name="gr22" style:family="graphic" style:parent-style-name="standard">
      <style:graphic-properties draw:stroke="solid" svg:stroke-color="#03345d" draw:marker-start="Arrowheads_20_5" draw:marker-start-width="0.3cm" draw:marker-end="Arrowheads_20_6" draw:marker-end-width="0.3cm" draw:fill="solid" draw:fill-color="#b4c7dc" draw:textarea-vertical-align="middle"/>
    </style:style>
    <style:style style:name="gr23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1.423cm" fo:min-width="4.121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none" draw:fill-color="#b4c7dc" draw:textarea-vertical-align="middle"/>
    </style:style>
    <style:style style:name="gr25" style:family="graphic" style:parent-style-name="standard">
      <style:graphic-properties draw:stroke="none" svg:stroke-color="#000000" draw:fill="none" draw:fill-color="#b4c7dc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none" draw:fill-color="#b4c7dc" draw:textarea-vertical-align="middle"/>
    </style:style>
    <style:style style:name="gr27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3.75cm" fo:min-width="7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0.712cm" fo:min-width="4.807cm"/>
      <style:paragraph-properties style:writing-mode="lr-tb"/>
    </style:style>
    <style:style style:name="gr29" style:family="graphic" style:parent-style-name="standard">
      <style:graphic-properties draw:stroke="solid" svg:stroke-color="#03345d" draw:fill="solid" draw:fill-color="#b7b3ca" draw:textarea-horizontal-align="justify" draw:textarea-vertical-align="middle" draw:auto-grow-height="false" fo:min-height="0.75cm" fo:min-width="6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0.712cm" fo:min-width="5.3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32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5.75cm" fo:min-width="2.499cm"/>
      <style:paragraph-properties style:writing-mode="lr-tb"/>
    </style:style>
    <style:style style:name="gr33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5cm" fo:min-width="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b4c7dc" draw:textarea-horizontal-align="left" draw:auto-grow-height="true" draw:auto-grow-width="false" fo:min-height="1.423cm" fo:min-width="0cm"/>
      <style:paragraph-properties style:writing-mode="lr-tb"/>
    </style:style>
    <style:style style:name="gr35" style:family="graphic" style:parent-style-name="objectwithoutfill">
      <style:graphic-properties draw:marker-end="Arrowheads_20_9" draw:marker-end-width="0.3cm" draw:fill="none" draw:fill-color="#b4c7dc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7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5cm" fo:min-width="3cm"/>
      <style:paragraph-properties style:writing-mode="lr-tb"/>
    </style:style>
    <style:style style:name="gr38" style:family="graphic" style:parent-style-name="objectwithoutfill">
      <style:graphic-properties draw:marker-end="Arrowheads_20_10" draw:marker-end-width="0.3cm" draw:fill="none" draw:fill-color="#b4c7dc" draw:textarea-vertical-align="middle"/>
    </style:style>
    <style:style style:name="gr39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3.25cm" fo:min-width="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1.423cm" fo:min-width="3.77cm"/>
      <style:paragraph-properties style:writing-mode="lr-tb"/>
    </style:style>
    <style:style style:name="gr41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5cm" fo:min-width="4.5cm"/>
      <style:paragraph-properties style:writing-mode="lr-tb"/>
    </style:style>
    <style:style style:name="gr42" style:family="graphic" style:parent-style-name="objectwithoutfill">
      <style:graphic-properties draw:marker-end="Arrowheads_20_11" draw:marker-end-width="0.3cm" draw:fill="none" draw:fill-color="#b4c7dc" draw:textarea-vertical-align="middle"/>
    </style:style>
    <style:style style:name="gr43" style:family="graphic" style:parent-style-name="objectwithoutfill">
      <style:graphic-properties draw:marker-end="Arrowheads_20_10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cm"/>
      <style:paragraph-properties style:writing-mode="lr-tb"/>
    </style:style>
    <style:style style:name="gr45" style:family="graphic" style:parent-style-name="objectwithoutfill">
      <style:graphic-properties draw:marker-end="Arrowheads_20_11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47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25cm" fo:min-width="1.5cm"/>
      <style:paragraph-properties style:writing-mode="lr-tb"/>
    </style:style>
    <style:style style:name="gr48" style:family="graphic" style:parent-style-name="objectwithoutfill">
      <style:graphic-properties draw:marker-end="Arrowheads_20_20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50" style:family="graphic" style:parent-style-name="objectwithoutfill">
      <style:graphic-properties draw:marker-end="Arrowheads_20_21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71cm"/>
      <style:paragraph-properties style:writing-mode="lr-tb"/>
    </style:style>
    <style:style style:name="gr52" style:family="graphic" style:parent-style-name="standard">
      <style:graphic-properties draw:stroke="solid" svg:stroke-color="#03345d" draw:marker-start="Arrowheads_20_22" draw:marker-start-width="0.3cm" draw:marker-end="Arrowheads_20_23" draw:marker-end-width="0.3cm" draw:fill="solid" draw:fill-color="#0569b9" loext:fill-theme-color="accent1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  <style:paragraph-properties style:writing-mode="lr-tb"/>
    </style:style>
    <style:style style:name="gr54" style:family="graphic" style:parent-style-name="standard">
      <style:graphic-properties draw:stroke="solid" svg:stroke-color="#03345d" draw:fill="solid" draw:fill-color="#dee6ef" draw:textarea-horizontal-align="justify" draw:textarea-vertical-align="middle" draw:auto-grow-height="false" fo:min-height="1.602cm" fo:min-width="2.741cm" fo:wrap-option="wrap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8" style:family="graphic" style:parent-style-name="objectwithoutfill">
      <style:graphic-properties draw:marker-end="Arrowheads_20_25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07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27cm"/>
      <style:paragraph-properties style:writing-mode="lr-tb"/>
    </style:style>
    <style:style style:name="gr61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749cm" fo:min-width="2.5cm"/>
      <style:paragraph-properties style:writing-mode="lr-tb"/>
    </style:style>
    <style:style style:name="gr62" style:family="graphic" style:parent-style-name="standard">
      <style:graphic-properties draw:stroke="solid" svg:stroke-color="#03345d" draw:fill="solid" draw:fill-color="#b4c7dc" draw:textarea-horizontal-align="justify" draw:textarea-vertical-align="middle" draw:auto-grow-height="false" fo:min-height="0.5cm" fo:min-width="1.5cm"/>
      <style:paragraph-properties style:writing-mode="lr-tb"/>
    </style:style>
    <style:style style:name="gr63" style:family="graphic" style:parent-style-name="objectwithoutfill">
      <style:graphic-properties draw:marker-end="Arrowheads_20_26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  <style:paragraph-properties style:writing-mode="lr-tb"/>
    </style:style>
    <style:style style:name="gr65" style:family="graphic" style:parent-style-name="objectwithoutfill">
      <style:graphic-properties draw:marker-end="Arrowheads_20_27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23cm"/>
      <style:paragraph-properties style:writing-mode="lr-tb"/>
    </style:style>
    <style:style style:name="gr67" style:family="graphic" style:parent-style-name="standard">
      <style:graphic-properties draw:stroke="solid" svg:stroke-color="#03345d" draw:fill="solid" draw:fill-color="#dee6ef" draw:textarea-horizontal-align="justify" draw:textarea-vertical-align="top" draw:auto-grow-height="false" fo:min-height="1.602cm" fo:min-width="4.594cm" fo:wrap-option="wrap"/>
      <style:paragraph-properties style:writing-mode="lr-tb"/>
    </style:style>
    <style:style style:name="gr68" style:family="graphic" style:parent-style-name="objectwithoutfill">
      <style:graphic-properties draw:marker-end="Arrowheads_20_28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0" style:family="graphic" style:parent-style-name="objectwithoutfill">
      <style:graphic-properties draw:marker-end="Arrowheads_20_29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80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0" style:family="graphic" style:parent-style-name="standard">
      <style:graphic-properties draw:stroke="solid" svg:stroke-color="#03345d" draw:marker-start="Square" draw:marker-start-width="0.3cm" draw:marker-end="Arrowheads_20_12" draw:marker-end-width="0.3cm" draw:fill="solid" draw:fill-color="#0569b9" loext:fill-theme-color="accent1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21cm"/>
      <style:paragraph-properties style:writing-mode="lr-tb"/>
    </style:style>
    <style:style style:name="gr82" style:family="graphic" style:parent-style-name="standard">
      <style:graphic-properties draw:stroke="solid" svg:stroke-color="#03345d" draw:marker-start="Square" draw:marker-start-width="0.3cm" draw:marker-end="Arrowheads_20_13" draw:marker-end-width="0.3cm" draw:fill="solid" draw:fill-color="#0569b9" loext:fill-theme-color="accent1" draw:textarea-vertical-align="middle"/>
    </style:style>
    <style:style style:name="gr83" style:family="graphic" style:parent-style-name="standard">
      <style:graphic-properties draw:stroke="solid" svg:stroke-color="#03345d" draw:fill="solid" draw:fill-color="#ffa6a6" draw:textarea-horizontal-align="justify" draw:textarea-vertical-align="middle" draw:auto-grow-height="false" fo:min-height="1.14cm" fo:min-width="5.982cm" fo:wrap-option="wrap"/>
      <style:paragraph-properties style:writing-mode="lr-tb"/>
    </style:style>
    <style:style style:name="gr84" style:family="graphic" style:parent-style-name="standard">
      <style:graphic-properties draw:stroke="solid" svg:stroke-color="#03345d" draw:marker-start="Square" draw:marker-start-width="0.3cm" draw:marker-end="Arrowheads_20_14" draw:marker-end-width="0.3cm" draw:fill="solid" draw:fill-color="#0569b9" loext:fill-theme-color="accent1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6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1cm" fo:min-width="20.715cm"/>
      <style:paragraph-properties style:writing-mode="lr-tb"/>
    </style:style>
    <style:style style:name="gr87" style:family="graphic" style:parent-style-name="standard">
      <style:graphic-properties draw:stroke="solid" svg:stroke-color="#03345d" draw:fill="solid" draw:fill-color="#afd095" draw:textarea-horizontal-align="justify" draw:textarea-vertical-align="middle" draw:auto-grow-height="false" fo:min-height="1.602cm" fo:min-width="11.075cm" fo:wrap-option="wrap"/>
      <style:paragraph-properties style:writing-mode="lr-tb"/>
    </style:style>
    <style:style style:name="gr88" style:family="graphic" style:parent-style-name="standard">
      <style:graphic-properties draw:stroke="solid" svg:stroke-color="#03345d" draw:fill="solid" draw:fill-color="#afd095" draw:textarea-horizontal-align="justify" draw:textarea-vertical-align="middle" draw:auto-grow-height="false" fo:min-height="1.14cm" fo:min-width="6.908cm" fo:wrap-option="wrap"/>
      <style:paragraph-properties style:writing-mode="lr-tb"/>
    </style:style>
    <style:style style:name="gr89" style:family="graphic" style:parent-style-name="standard">
      <style:graphic-properties draw:stroke="solid" svg:stroke-color="#03345d" draw:fill="solid" draw:fill-color="#afd095" draw:textarea-horizontal-align="justify" draw:textarea-vertical-align="middle" draw:auto-grow-height="false" fo:min-height="1.602cm" fo:min-width="4.594cm" fo:wrap-option="wrap"/>
      <style:paragraph-properties style:writing-mode="lr-tb"/>
    </style:style>
    <style:style style:name="gr90" style:family="graphic" style:parent-style-name="standard">
      <style:graphic-properties draw:stroke="solid" svg:stroke-color="#03345d" draw:fill="solid" draw:fill-color="#ffa6a6" draw:textarea-horizontal-align="justify" draw:textarea-vertical-align="middle" draw:auto-grow-height="false" fo:min-height="0.675cm" fo:min-width="2.277cm" fo:wrap-option="wrap"/>
      <style:paragraph-properties style:writing-mode="lr-tb"/>
    </style:style>
    <style:style style:name="gr91" style:family="graphic" style:parent-style-name="standard">
      <style:graphic-properties draw:stroke="solid" svg:stroke-color="#03345d" draw:fill="solid" draw:fill-color="#afd095" draw:textarea-horizontal-align="justify" draw:textarea-vertical-align="middle" draw:auto-grow-height="false" fo:min-height="1.602cm" fo:min-width="1.816cm" fo:wrap-option="wrap"/>
      <style:paragraph-properties style:writing-mode="lr-tb"/>
    </style:style>
    <style:style style:name="gr92" style:family="graphic" style:parent-style-name="standard">
      <style:graphic-properties draw:stroke="solid" svg:stroke-color="#03345d" draw:fill="solid" draw:fill-color="#afd095" draw:textarea-horizontal-align="justify" draw:textarea-vertical-align="middle" draw:auto-grow-height="false" fo:min-height="0.675cm" fo:min-width="5.52cm" fo:wrap-option="wrap"/>
      <style:paragraph-properties style:writing-mode="lr-tb"/>
    </style:style>
    <style:style style:name="gr93" style:family="graphic" style:parent-style-name="standard">
      <style:graphic-properties draw:stroke="solid" svg:stroke-color="#03345d" draw:fill="solid" draw:fill-color="#b3cac7" draw:textarea-horizontal-align="justify" draw:textarea-vertical-align="middle" draw:auto-grow-height="false" fo:min-height="0.75cm" fo:min-width="1.5cm"/>
      <style:paragraph-properties style:writing-mode="lr-tb"/>
    </style:style>
    <style:style style:name="gr94" style:family="graphic" style:parent-style-name="standard">
      <style:graphic-properties draw:stroke="solid" svg:stroke-color="#03345d" draw:fill="solid" draw:fill-color="#b3cac7" draw:textarea-horizontal-align="justify" draw:textarea-vertical-align="middle" draw:auto-grow-height="false" fo:min-height="0.75cm" fo:min-width="3.5cm"/>
      <style:paragraph-properties style:writing-mode="lr-tb"/>
    </style:style>
    <style:style style:name="gr95" style:family="graphic" style:parent-style-name="objectwithoutfill">
      <style:graphic-properties draw:marker-end="Arrowheads_20_30" draw:marker-end-width="0.3cm" draw:fill="none" draw:textarea-vertical-align="middle"/>
    </style:style>
    <style:style style:name="gr96" style:family="graphic" style:parent-style-name="objectwithoutfill">
      <style:graphic-properties draw:marker-end="Arrowheads_20_31" draw:marker-end-width="0.3cm" draw:fill="none" draw:textarea-vertical-align="middle"/>
    </style:style>
    <style:style style:name="gr97" style:family="graphic" style:parent-style-name="objectwithoutfill">
      <style:graphic-properties draw:marker-end="Arrowheads_20_32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99" style:family="graphic" style:parent-style-name="objectwithoutfill">
      <style:graphic-properties draw:marker-end="Arrowheads_20_33" draw:marker-end-width="0.3cm" draw:fill="solid" draw:fill-color="#ff3838" draw:textarea-vertical-align="middle"/>
    </style:style>
    <style:style style:name="gr100" style:family="graphic" style:parent-style-name="objectwithoutfill">
      <style:graphic-properties draw:marker-end="Arrowheads_20_34" draw:marker-end-width="0.3cm" draw:fill="solid" draw:textarea-vertical-align="middle"/>
    </style:style>
    <style:style style:name="gr101" style:family="graphic" style:parent-style-name="objectwithoutfill">
      <style:graphic-properties draw:marker-end="Arrowheads_20_35" draw:marker-end-width="0.3cm" draw:fill="solid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6.27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6__20_Content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_26_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_26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20__26__20_Content-title">
      <style:graphic-properties draw:stroke="none" svg:stroke-width="0cm" draw:fill="none" draw:fill-color="#b4c7dc" loext:fill-use-slide-background="fals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20__26__20_Content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1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8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P12" style:family="paragraph">
      <style:text-properties fo:color="#000000" loext:opacity="100%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14" style:family="paragraph">
      <loext:graphic-properties draw:fill="none" draw:fill-color="#000000"/>
      <style:text-properties fo:color="#000000" loext:opacity="100%" loext:color-lum-mod="100%" loext:color-lum-off="0%"/>
    </style:style>
    <style:style style:name="P15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3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b4c7dc"/>
      <style:paragraph-properties fo:text-align="center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aa95"/>
      <style:paragraph-properties fo:text-align="center" style:writing-mode="lr-tb"/>
    </style:style>
    <style:style style:name="P20" style:family="paragraph">
      <loext:graphic-properties draw:fill="solid" draw:fill-color="#b4c7dc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6" style:family="paragraph">
      <loext:graphic-properties draw:fill="solid" draw:fill-color="#0569b9"/>
      <style:paragraph-properties fo:text-align="center"/>
    </style:style>
    <style:style style:name="P27" style:family="paragraph">
      <loext:graphic-properties draw:fill="solid" draw:fill-color="#dee7e5"/>
      <style:paragraph-properties fo:text-align="center"/>
    </style:style>
    <style:style style:name="P28" style:family="paragraph">
      <loext:graphic-properties draw:fill="none" draw:fill-color="#b4c7dc"/>
      <style:paragraph-properties style:writing-mode="lr-tb"/>
    </style:style>
    <style:style style:name="P29" style:family="paragraph">
      <loext:graphic-properties draw:fill="none" draw:fill-color="#b4c7dc"/>
      <style:paragraph-properties fo:text-align="center"/>
    </style:style>
    <style:style style:name="P30" style:family="paragraph">
      <loext:graphic-properties draw:fill="solid" draw:fill-color="#b7b3ca"/>
      <style:paragraph-properties fo:text-align="center" style:writing-mode="lr-tb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3" style:family="paragraph"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b4c7dc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37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text-align="start" style:writing-mode="lr-tb"/>
      <style:text-properties fo:font-size="14pt" style:font-size-asian="14pt" style:font-size-complex="14pt"/>
    </style:style>
    <style:style style:name="P39" style:family="paragraph">
      <loext:graphic-properties draw:fill="solid" draw:fill-color="#dee6ef"/>
      <style:paragraph-properties fo:text-align="start" style:writing-mode="lr-tb"/>
      <style:text-properties fo:font-size="14pt" style:font-size-asian="14pt" style:font-size-complex="14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solid" draw:fill-color="#0569b9"/>
      <style:paragraph-properties fo:text-align="center" style:writing-mode="lr-tb"/>
    </style:style>
    <style:style style:name="P42" style:family="paragraph">
      <loext:graphic-properties draw:fill="solid" draw:fill-color="#ffa6a6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fo:text-align="end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loext:graphic-properties draw:fill="solid" draw:fill-color="#afd095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style:paragraph-properties fo:text-align="center" style:writing-mode="lr-tb"/>
      <style:text-properties fo:font-size="12pt" style:font-size-asian="12pt" style:font-size-complex="12pt"/>
    </style:style>
    <style:style style:name="P47" style:family="paragraph">
      <loext:graphic-properties draw:fill="solid" draw:fill-color="#afd095"/>
      <style:paragraph-properties fo:text-align="center" style:writing-mode="lr-tb"/>
      <style:text-properties fo:font-size="12pt" style:font-size-asian="12pt" style:font-size-complex="12pt"/>
    </style:style>
    <style:style style:name="P48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49" style:family="paragraph">
      <loext:graphic-properties draw:fill="solid" draw:fill-color="#afd095"/>
      <style:paragraph-properties fo:text-align="center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P50" style:family="paragraph">
      <loext:graphic-properties draw:fill="solid" draw:fill-color="#b3cac7"/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3" style:family="paragraph">
      <loext:graphic-properties draw:fill="solid" draw:fill-color="#ff3838"/>
      <style:paragraph-properties fo:text-align="center"/>
    </style:style>
    <style:style style:name="P54" style:family="paragraph">
      <loext:graphic-properties draw:fill="solid"/>
      <style:paragraph-properties fo:text-align="center"/>
    </style:style>
    <style:style style:name="P55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41pt" fo:letter-spacing="normal" fo:language="en" fo:country="GB" fo:font-style="normal" style:text-underline-style="none" fo:font-weight="normal" fo:background-color="transparent" style:font-name-asian="Calibri1" style:font-size-asian="41pt" style:font-style-asian="normal" style:font-weight-asian="normal" style:font-name-complex="Calibri1" style:font-size-complex="41pt" style:font-style-complex="normal" style:font-weight-complex="normal"/>
    </style:style>
    <style:style style:name="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fo:background-color="transparent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569b9" loext:opacity="100%" loext:theme-color="dk1" style:text-outline="false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fo:background-color="transparent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" style:family="text">
      <style:text-properties fo:font-variant="normal" fo:text-transform="none" fo:color="#50555a" loext:opacity="10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50555a" loext:opacity="100%" style:text-outline="false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fo:background-color="transparent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7pt" fo:letter-spacing="normal" fo:language="en" fo:country="GB" fo:font-style="normal" style:text-underline-style="none" fo:font-weight="normal" fo:background-color="transparent" style:font-name-asian="Calibri1" style:font-size-asian="7pt" style:font-style-asian="normal" style:font-weight-asian="normal" style:font-name-complex="Calibri1" style:font-size-complex="7pt" style:font-style-complex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 fo:background-color="#e8f2a1"/>
    </style:style>
    <style:style style:name="T16" style:family="text">
      <style:text-properties style:text-underline-style="none"/>
    </style:style>
    <style:style style:name="T17" style:family="text">
      <style:text-properties fo:font-size="18pt"/>
    </style:style>
    <style:style style:name="T18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rem ipsum dolor sit amet consectetuer adipiscing" draw:style-name="dp1" draw:master-page-name="TITLE" presentation:presentation-page-layout-name="AL1T0">
        <office:forms form:automatic-focus="false" form:apply-design-mode="false"/>
        <draw:frame draw:name="Google Shape;135;p23" presentation:style-name="pr1" draw:text-style-name="P2" draw:layer="layout" svg:width="16.989cm" svg:height="3.823cm" svg:x="0.961cm" svg:y="4.311cm" presentation:class="title" presentation:user-transformed="true">
          <draw:text-box>
            <text:p text:style-name="P1"><text:span text:style-name="T1">Stealthily Hiding the SNI in TLS 1.3</text:span></text:p>
          </draw:text-box>
        </draw:frame>
        <draw:frame draw:name="Google Shape;136;p23" presentation:style-name="pr2" draw:text-style-name="P3" draw:layer="layout" svg:width="12.539cm" svg:height="1.197cm" svg:x="0.961cm" svg:y="11.714cm" presentation:class="subtitle" presentation:user-transformed="true">
          <draw:text-box>
            <text:p text:style-name="P1"><text:span text:style-name="T2">Neimhin Robinson Gunning</text:span></text:p>
            <text:p text:style-name="P1"><text:span text:style-name="T3">Msc. Computer Science — Data Science</text:span></text:p>
          </draw:text-box>
        </draw:frame>
        <presentation:notes draw:style-name="dp2">
          <draw:page-thumbnail draw:name="Google Shape;131;gcb10ffe367_1_0:notes" draw:style-name="gr1" draw:layer="layout" svg:width="16.932cm" svg:height="9.524cm" svg:x="1.058cm" svg:y="1.905cm" draw:page-number="1" presentation:class="page"/>
          <draw:frame draw:name="Google Shape;132;gcb10ffe367_1_0:notes" presentation:style-name="pr3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frame draw:name="Google Shape;133;gcb10ffe367_1_0:notes" presentation:style-name="pr4" draw:text-style-name="P6" draw:layer="layout" svg:width="2.319cm" svg:height="1.269cm" svg:x="16.73cm" svg:y="24.13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Lorem ipsum dolor sit eos amet, consectetur id adipiscing elit." draw:style-name="dp1" draw:master-page-name="Title_20__26__20_Content">
        <office:forms form:automatic-focus="false" form:apply-design-mode="false"/>
        <draw:frame draw:name="Google Shape;205;p32" presentation:style-name="pr5" draw:text-style-name="P7" draw:layer="layout" svg:width="10.725cm" svg:height="2.109cm" svg:x="0.999cm" svg:y="0.809cm" presentation:class="title" presentation:user-transformed="true">
          <draw:text-box>
            <text:p text:style-name="P1"><text:span text:style-name="T5">Abstract</text:span></text:p>
          </draw:text-box>
        </draw:frame>
        <draw:frame draw:name="Google Shape;206;p32" presentation:style-name="pr6" draw:text-style-name="P9" draw:layer="layout" svg:width="18.001cm" svg:height="6.532cm" svg:x="0.999cm" svg:y="3.271cm" presentation:class="outline" presentation:user-transformed="true">
          <draw:text-box>
            <text:p text:style-name="P8"><text:span text:style-name="T6">The Server Name Indication (SNI) extension to TLS 1.3 is sent in cleartext and thus susceptible to Pervasive Monitoring (PM) and censorship. While the draft Encrypted ClientHello (ECH) extension provides a mechanism to hide the SNI and other information from surveillance and censorship tools, it falls short in one of its design goals: “Don’t Stick Out”. In this work we present stealthy variants of the ECH extension, prioritising the goal of not sticking out.</text:span></text:p>
            <text:p text:style-name="P8"><text:span text:style-name="T7"/></text:p>
          </draw:text-box>
        </draw:frame>
        <draw:frame draw:name="Google Shape;207;p32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presentation:notes draw:style-name="dp3">
          <draw:frame draw:name="Google Shape;202;gcb10ffe367_1_63:notes" presentation:style-name="pr8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_26__20_Content">
        <office:forms form:automatic-focus="false" form:apply-design-mode="false"/>
        <draw:frame draw:name="Google Shape;205;p 22" presentation:style-name="pr5" draw:text-style-name="P7" draw:layer="layout" svg:width="15.501cm" svg:height="1.191cm" svg:x="0.999cm" svg:y="0.809cm" presentation:class="title" presentation:user-transformed="true">
          <draw:text-box>
            <text:p text:style-name="P1"><text:span text:style-name="T5">Summary of Work Completed</text:span></text:p>
          </draw:text-box>
        </draw:frame>
        <draw:frame draw:name="Google Shape;206;p 1" presentation:style-name="pr6" draw:text-style-name="P9" draw:layer="layout" svg:width="18.001cm" svg:height="6.532cm" svg:x="0.999cm" svg:y="3.271cm" presentation:class="outline" presentation:user-transformed="true">
          <draw:text-box>
            <text:p text:style-name="P8"><text:span text:style-name="T6"/></text:p>
            <text:p text:style-name="P8"><text:span text:style-name="T7"/></text:p>
          </draw:text-box>
        </draw:frame>
        <draw:frame draw:name="Google Shape;207;p 18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2" draw:text-style-name="P14" draw:layer="layout" svg:width="23.501cm" svg:height="5.939cm" svg:x="0.999cm" svg:y="2.35cm">
          <draw:text-box>
            <text:list text:style-name="L4">
              <text:list-item>
                <text:p text:style-name="P12"><text:span text:style-name="T9">Stealthy SNI encryption with assumed OOB shared </text:span><text:span text:style-name="T9">secret</text:span></text:p>
              </text:list-item>
              <text:list-item>
                <text:p text:style-name="P12"><text:span text:style-name="T9">Bootstrapping a shared secret for stealthy SNI </text:span><text:span text:style-name="T9">encryption with the PSK mechanism</text:span></text:p>
              </text:list-item>
            </text:list>
            <text:p text:style-name="P12"><text:span text:style-name="T9"/></text:p>
            <text:p text:style-name="P12"><text:span text:style-name="T9"/></text:p>
            <text:list text:style-name="L1">
              <text:list-item>
                <text:list>
                  <text:list-item>
                    <text:p text:style-name="P13"><text:span text:style-name="T9">Designed a protocol to meet (most) requirements of </text:span><text:span text:style-name="T9">RFC 8744</text:span></text:p>
                  </text:list-item>
                  <text:list-item>
                    <text:p text:style-name="P13"><text:span text:style-name="T9">Implemented in OpenSSL</text:span></text:p>
                  </text:list-item>
                  <text:list-item>
                    <text:p text:style-name="P13"><text:span text:style-name="T9">Tested with the OpenSSL unit test infrastructur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Google Shape;202;gcb10ffe367_1_63:notes 20" presentation:style-name="pr9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20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_26__20_Content">
        <office:forms form:automatic-focus="false" form:apply-design-mode="false"/>
        <draw:frame draw:name="Google Shape;205;p 1" presentation:style-name="pr10" draw:text-style-name="P15" draw:layer="layout" svg:width="10.725cm" svg:height="2.109cm" svg:x="0.999cm" svg:y="0.809cm" presentation:class="title" presentation:user-transformed="true">
          <draw:text-box>
            <text:p text:style-name="P1"><text:span text:style-name="T5">TLS 1.3 Overview</text:span></text:p>
          </draw:text-box>
        </draw:frame>
        <draw:frame draw:name="Google Shape;207;p 1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custom-shape draw:style-name="gr3" draw:text-style-name="P17" draw:layer="layout" svg:width="3cm" svg:height="1.5cm" svg:x="1.5cm" svg:y="4.918cm">
          <text:p text:style-name="P16">Client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3cm" svg:height="1.5cm" svg:x="20.5cm" svg:y="4.918cm">
          <text:p text:style-name="P16">Server</text:p>
          <draw:enhanced-geometry svg:viewBox="0 0 21600 21600" draw:type="rectangle" draw:enhanced-path="M 0 0 L 21600 0 21600 21600 0 21600 0 0 Z N"/>
        </draw:custom-shape>
        <draw:path draw:style-name="gr4" draw:text-style-name="P19" draw:layer="layout" svg:width="8.303cm" svg:height="6.081cm" svg:x="8.5cm" svg:y="1.918cm" svg:viewBox="0 0 8304 6082" svg:d="M1586 4839c-426 6-915 73-1265-246-356-324-421-1013-170-1354 275-375 913-195 1093-655 174-445-165-910-342-1312-129-293-353-1271 308-1024 436 163 714 560 1196 656 582 115 752-728 1266-739 382-8 833-267 1127 369 211 454 798 487 1231 329 447-164 625-828 1093-862 477-34 756 622 889 1148 193 761-529 451-751 697-364 402 56 1221 477 1312 502 107 463 699 548 1107 94 445-184 1022-650 1025-541 3-616-911-1264-411-500 386-684 1167-1368 1107-312-27-907 404-957-369-38-579-677-625-1128-738-649-162-359 846-923 452l-410-370-205-163z">
          <text:p text:style-name="P18">Insecure Channel</text:p>
          <text:p text:style-name="P18">(e.g. the Internet)</text:p>
        </draw:path>
        <draw:custom-shape draw:style-name="gr5" draw:text-style-name="P20" draw:layer="layout" svg:width="4cm" svg:height="0.5cm" svg:x="4.5cm" svg:y="5.41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0" draw:layer="layout" svg:width="3.696cm" svg:height="0.5cm" svg:x="16.804cm" svg:y="5.41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1" draw:layer="layout" svg:width="19cm" svg:height="3.095cm" svg:x="2.5cm" svg:y="8.5cm">
          <draw:text-box>
            <text:list text:style-name="L1">
              <text:list-item>
                <text:p>Provide secret conversation over insecure channel.</text:p>
                <text:list>
                  <text:list-item>
                    <text:p>Bidirectional message confidentiality, integrity, authentication.</text:p>
                  </text:list-item>
                </text:list>
              </text:list-item>
              <text:list-item>
                <text:p>Mandatory server authentication, optional client authentication.</text:p>
              </text:list-item>
              <text:list-item>
                <text:p>Definition: the client is the initiating party.</text:p>
              </text:list-item>
            </text:list>
          </draw:text-box>
        </draw:frame>
        <presentation:notes draw:style-name="dp3">
          <draw:frame draw:name="Google Shape;202;gcb10ffe367_1_63:notes 1" presentation:style-name="pr11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" draw:style-name="gr1" draw:layer="layout" svg:width="16.932cm" svg:height="9.524cm" svg:x="1.058cm" svg:y="1.905cm" draw:page-number="4" presentation:class="page"/>
        </presentation:notes>
      </draw:page>
      <draw:page draw:name="page5" draw:style-name="dp1" draw:master-page-name="Title_20__26__20_Content">
        <office:forms form:automatic-focus="false" form:apply-design-mode="false"/>
        <draw:frame draw:name="Google Shape;205;p 9" presentation:style-name="pr5" draw:text-style-name="P7" draw:layer="layout" svg:width="10.725cm" svg:height="1.191cm" svg:x="0.999cm" svg:y="0.809cm" presentation:class="title" presentation:user-transformed="true">
          <draw:text-box>
            <text:p text:style-name="P1"><text:span text:style-name="T5">TLS 1.3 Handshake (without HRR)</text:span></text:p>
          </draw:text-box>
        </draw:frame>
        <draw:frame draw:name="Google Shape;207;p 9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custom-shape draw:style-name="gr8" draw:text-style-name="P17" draw:layer="layout" svg:width="3cm" svg:height="1cm" svg:x="2.5cm" svg:y="3cm">
          <text:p text:style-name="P16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7" draw:layer="layout" svg:width="3cm" svg:height="1cm" svg:x="19.5cm" svg:y="3cm">
          <text:p text:style-name="P16">Server</text:p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4cm" svg:y1="4cm" svg:x2="4cm" svg:y2="13cm">
          <text:p/>
        </draw:line>
        <draw:line draw:style-name="gr9" draw:text-style-name="P22" draw:layer="layout" svg:x1="21cm" svg:y1="4cm" svg:x2="21cm" svg:y2="13cm">
          <text:p/>
        </draw:line>
        <draw:line draw:style-name="gr10" draw:text-style-name="P20" draw:layer="layout" svg:x1="4cm" svg:y1="5.5cm" svg:x2="21cm" svg:y2="5.5cm">
          <text:p/>
        </draw:line>
        <draw:frame draw:style-name="gr11" draw:text-style-name="P23" draw:layer="layout" svg:width="2.894cm" svg:height="0.806cm" svg:x="4cm" svg:y="4.5cm">
          <draw:text-box>
            <text:p><text:span text:style-name="T10">ClientHello</text:span></text:p>
          </draw:text-box>
        </draw:frame>
        <draw:line draw:style-name="gr12" draw:text-style-name="P22" draw:layer="layout" svg:x1="21cm" svg:y1="9cm" svg:x2="4cm" svg:y2="9cm">
          <text:p/>
        </draw:line>
        <draw:frame draw:style-name="gr13" draw:text-style-name="P25" draw:layer="layout" svg:width="5.497cm" svg:height="3.026cm" svg:x="15.503cm" svg:y="5.974cm">
          <draw:text-box>
            <text:p text:style-name="P24"><text:span text:style-name="T10">ServerHello</text:span></text:p>
            <text:p text:style-name="P24"><text:span text:style-name="T10">{EncryptedExtensions}</text:span></text:p>
            <text:p text:style-name="P24"><text:span text:style-name="T10">{Certificate*}</text:span><text:span text:style-name="T10"><text:line-break/></text:span><text:span text:style-name="T10">{CertificateVerify*}</text:span></text:p>
            <text:p text:style-name="P24"><text:span text:style-name="T10">{Finished}</text:span></text:p>
          </draw:text-box>
        </draw:frame>
        <draw:line draw:style-name="gr14" draw:text-style-name="P22" draw:layer="layout" svg:x1="4cm" svg:y1="10cm" svg:x2="21cm" svg:y2="10cm">
          <text:p/>
        </draw:line>
        <draw:frame draw:style-name="gr15" draw:text-style-name="P23" draw:layer="layout" svg:width="2.703cm" svg:height="0.806cm" svg:x="4cm" svg:y="9.194cm">
          <draw:text-box>
            <text:p><text:span text:style-name="T10">{Finished}</text:span></text:p>
          </draw:text-box>
        </draw:frame>
        <draw:line draw:style-name="gr16" draw:text-style-name="P26" draw:layer="layout" svg:x1="4.001cm" svg:y1="11.749cm" svg:x2="21cm" svg:y2="11.749cm">
          <text:p/>
        </draw:line>
        <draw:frame draw:style-name="gr17" draw:text-style-name="P23" draw:layer="layout" svg:width="4.392cm" svg:height="0.806cm" svg:x="10.108cm" svg:y="10.943cm">
          <draw:text-box>
            <text:p><text:span text:style-name="T10">[Application Data]</text:span></text:p>
          </draw:text-box>
        </draw:frame>
        <draw:custom-shape draw:style-name="gr18" draw:text-style-name="P27" draw:layer="layout" svg:width="9cm" svg:height="2cm" svg:x="9cm" svg:y="2cm">
          <text:p text:style-name="P18">Contains cleartext SNI and ALPN</text:p>
          <draw:enhanced-geometry svg:viewBox="0 0 21600 21600" draw:text-areas="800 800 20800 20800" draw:type="round-rectangular-callout" draw:modifiers="-6176.91367625819 26684.2578710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frame draw:name="Google Shape;202;gcb10ffe367_1_63:notes 9" presentation:style-name="pr12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9" draw:style-name="gr1" draw:layer="layout" svg:width="16.932cm" svg:height="9.524cm" svg:x="1.058cm" svg:y="1.905cm" draw:page-number="5" presentation:class="page"/>
        </presentation:notes>
      </draw:page>
      <draw:page draw:name="page6" draw:style-name="dp1" draw:master-page-name="Title_20__26__20_Content">
        <office:forms form:automatic-focus="false" form:apply-design-mode="false"/>
        <draw:frame draw:name="Google Shape;205;p 2" presentation:style-name="pr10" draw:text-style-name="P15" draw:layer="layout" svg:width="13cm" svg:height="2.109cm" svg:x="1cm" svg:y="0.809cm" presentation:class="title" presentation:user-transformed="true">
          <draw:text-box>
            <text:p text:style-name="P1"><text:span text:style-name="T5">Domain Colocation and the SNI (1/4)</text:span></text:p>
          </draw:text-box>
        </draw:frame>
        <draw:frame draw:name="Google Shape;207;p 2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19" draw:text-style-name="P21" draw:layer="layout" svg:width="23.5cm" svg:height="2.5cm" svg:x="1cm" svg:y="9.5cm">
          <draw:text-box>
            <text:list text:style-name="L1">
              <text:list-item>
                <text:p>In the old days a domain name in the Domain Name System (DNS) would map to an Internet Protocol (IP) address that uniquely identified the server.</text:p>
              </text:list-item>
            </text:list>
          </draw:text-box>
        </draw:frame>
        <draw:custom-shape draw:style-name="gr20" draw:text-style-name="P17" draw:layer="layout" svg:width="4.5cm" svg:height="1cm" svg:x="4cm" svg:y="7.5cm">
          <text:p text:style-name="P16">Client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cm" svg:height="2cm" svg:x="4.5cm" svg:y="2cm">
          <text:p text:style-name="P16">D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17" draw:layer="layout" svg:x1="5.5cm" svg:y1="3.5cm" svg:x2="5.5cm" svg:y2="7.5cm">
          <text:p/>
        </draw:line>
        <draw:frame draw:style-name="gr23" draw:text-style-name="P28" draw:layer="layout" svg:width="4.621cm" svg:height="1.673cm" draw:transform="rotate (1.55718275862934) translate (3.764cm 7.621cm)">
          <draw:text-box>
            <text:p>Where is</text:p>
            <text:p>example.com?</text:p>
          </draw:text-box>
        </draw:frame>
        <draw:line draw:style-name="gr24" draw:text-style-name="P29" draw:layer="layout" svg:x1="7.5cm" svg:y1="3.5cm" svg:x2="7.5cm" svg:y2="7.5cm">
          <text:p/>
        </draw:line>
        <draw:frame draw:style-name="gr25" draw:text-style-name="P28" draw:layer="layout" svg:width="2.659cm" svg:height="0.962cm" draw:transform="rotate (-1.58091923645646) translate (8.5cm 4.01cm)">
          <draw:text-box>
            <text:p>1.2.3.4</text:p>
          </draw:text-box>
        </draw:frame>
        <draw:line draw:style-name="gr26" draw:text-style-name="P29" draw:layer="layout" svg:x1="8.5cm" svg:y1="8cm" svg:x2="15.5cm" svg:y2="4cm">
          <text:p/>
        </draw:line>
        <draw:custom-shape draw:style-name="gr27" draw:text-style-name="P17" draw:layer="layout" svg:width="8cm" svg:height="4cm" svg:x="15.5cm" svg:y="3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5.307cm" svg:height="0.962cm" svg:x="15.5cm" svg:y="2.038cm">
          <draw:text-box>
            <text:p>Server @ 1.2.3.4</text:p>
          </draw:text-box>
        </draw:frame>
        <draw:custom-shape draw:style-name="gr29" draw:text-style-name="P30" draw:layer="layout" svg:width="7cm" svg:height="1cm" svg:x="16cm" svg:y="3.5cm">
          <text:p text:style-name="P16">example.com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5.895cm" svg:height="0.962cm" draw:transform="rotate (0.511381470834339) translate (8.5cm 7.161cm)">
          <draw:text-box>
            <text:p>Message to 1.2.3.4</text:p>
          </draw:text-box>
        </draw:frame>
        <presentation:notes draw:style-name="dp3">
          <draw:frame draw:name="Google Shape;202;gcb10ffe367_1_63:notes 2" presentation:style-name="pr13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2" draw:style-name="gr1" draw:layer="layout" svg:width="16.932cm" svg:height="9.524cm" svg:x="1.058cm" svg:y="1.905cm" draw:page-number="6" presentation:class="page"/>
        </presentation:notes>
      </draw:page>
      <draw:page draw:name="page7" draw:style-name="dp1" draw:master-page-name="Title_20__26__20_Content">
        <office:forms form:automatic-focus="false" form:apply-design-mode="false"/>
        <draw:frame draw:name="Google Shape;205;p 3" presentation:style-name="pr10" draw:text-style-name="P15" draw:layer="layout" svg:width="13cm" svg:height="2.109cm" svg:x="1cm" svg:y="0.809cm" presentation:class="title" presentation:user-transformed="true">
          <draw:text-box>
            <text:p text:style-name="P1"><text:span text:style-name="T5">Domain Colocation and the SNI (2/4)</text:span></text:p>
          </draw:text-box>
        </draw:frame>
        <draw:frame draw:name="Google Shape;207;p 3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31" draw:text-style-name="P32" draw:layer="layout" svg:width="23.5cm" svg:height="4cm" svg:x="1.5cm" svg:y="9.5cm">
          <draw:text-box>
            <text:list text:style-name="L1">
              <text:list-item>
                <text:p text:style-name="P31">Nowadays many servers, with different domain names, hosted at a shared IP address (colocation).</text:p>
                <text:list>
                  <text:list-item>
                    <text:p text:style-name="P31">E.g. large Content Delivery Networks (CDNs) and cloud services host hundreds/thousands of servers on a single IP address.</text:p>
                  </text:list-item>
                </text:list>
              </text:list-item>
            </text:list>
          </draw:text-box>
        </draw:frame>
        <draw:custom-shape draw:style-name="gr20" draw:text-style-name="P17" draw:layer="layout" svg:width="4.5cm" svg:height="1cm" svg:x="4.001cm" svg:y="7.5cm">
          <text:p text:style-name="P16">Client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cm" svg:height="2cm" svg:x="4.501cm" svg:y="2cm">
          <text:p text:style-name="P16">D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17" draw:layer="layout" svg:x1="5.501cm" svg:y1="3.5cm" svg:x2="5.501cm" svg:y2="7.5cm">
          <text:p/>
        </draw:line>
        <draw:frame draw:style-name="gr23" draw:text-style-name="P28" draw:layer="layout" svg:width="4.621cm" svg:height="1.673cm" draw:transform="rotate (1.55718275862934) translate (3.765cm 7.621cm)">
          <draw:text-box>
            <text:p>Where is</text:p>
            <text:p>example.com?</text:p>
          </draw:text-box>
        </draw:frame>
        <draw:line draw:style-name="gr24" draw:text-style-name="P29" draw:layer="layout" svg:x1="7.501cm" svg:y1="3.5cm" svg:x2="7.501cm" svg:y2="7.5cm">
          <text:p/>
        </draw:line>
        <draw:frame draw:style-name="gr25" draw:text-style-name="P28" draw:layer="layout" svg:width="2.659cm" svg:height="0.962cm" draw:transform="rotate (-1.58091923645646) translate (8.501cm 4.01cm)">
          <draw:text-box>
            <text:p>1.2.3.4</text:p>
          </draw:text-box>
        </draw:frame>
        <draw:line draw:style-name="gr26" draw:text-style-name="P29" draw:layer="layout" svg:x1="8.501cm" svg:y1="8cm" svg:x2="13.501cm" svg:y2="4cm">
          <text:p/>
        </draw:line>
        <draw:custom-shape draw:style-name="gr32" draw:text-style-name="P17" draw:layer="layout" svg:width="2.999cm" svg:height="6cm" svg:x="13.501cm" svg:y="2.5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5.307cm" svg:height="0.962cm" draw:transform="rotate (1.57603231455088) translate (14.538cm 8.5cm)">
          <draw:text-box>
            <text:p>Server @ 1.2.3.4</text:p>
          </draw:text-box>
        </draw:frame>
        <draw:custom-shape draw:style-name="gr33" draw:text-style-name="P17" draw:layer="layout" svg:width="5.5cm" svg:height="1cm" svg:x="19cm" svg:y="3.5cm">
          <text:p text:style-name="P16">example.com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cm" svg:height="1cm" svg:x="19cm" svg:y="5cm">
          <text:p text:style-name="P16">defo.ie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cm" svg:height="1cm" svg:x="19cm" svg:y="6.5cm">
          <text:p text:style-name="P16">other.com</text:p>
          <draw:enhanced-geometry svg:viewBox="0 0 21600 21600" draw:type="rectangle" draw:enhanced-path="M 0 0 L 21600 0 21600 21600 0 21600 0 0 Z N"/>
        </draw:custom-shape>
        <draw:frame draw:style-name="gr34" draw:text-style-name="P28" draw:layer="layout" svg:width="7.614cm" svg:height="1.673cm" draw:transform="rotate (0.671951762017817) translate (8cm 7.191cm)">
          <draw:text-box>
            <text:p>Message to 1.2.3.4</text:p>
            <text:p>(btw example.com)</text:p>
          </draw:text-box>
        </draw:frame>
        <draw:line draw:style-name="gr35" draw:text-style-name="P29" draw:layer="layout" svg:x1="16.5cm" svg:y1="4cm" svg:x2="19cm" svg:y2="4cm">
          <text:p/>
        </draw:line>
        <presentation:notes draw:style-name="dp3">
          <draw:frame draw:name="Google Shape;202;gcb10ffe367_1_63:notes 3" presentation:style-name="pr14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3" draw:style-name="gr1" draw:layer="layout" svg:width="16.932cm" svg:height="9.524cm" svg:x="1.058cm" svg:y="1.905cm" draw:page-number="7" presentation:class="page"/>
        </presentation:notes>
      </draw:page>
      <draw:page draw:name="page8" draw:style-name="dp1" draw:master-page-name="Title_20__26__20_Content">
        <office:forms form:automatic-focus="false" form:apply-design-mode="false"/>
        <draw:frame draw:name="Google Shape;205;p 4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Domain Colocation and the SNI (3/4)</text:span></text:p>
          </draw:text-box>
        </draw:frame>
        <draw:frame draw:name="Google Shape;207;p 4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36" draw:text-style-name="P32" draw:layer="layout" svg:width="23.5cm" svg:height="3.806cm" svg:x="1.163cm" svg:y="9.405cm">
          <draw:text-box>
            <text:list text:style-name="L1">
              <text:list-item>
                <text:p text:style-name="P31">(Bad) solution: frontend server terminates TLS</text:p>
                <text:list>
                  <text:list-item>
                    <text:p text:style-name="P31">Bad because frontend server</text:p>
                    <text:list>
                      <text:list-item>
                        <text:p text:style-name="P31">needs all private keys</text:p>
                      </text:list-item>
                      <text:list-item>
                        <text:p text:style-name="P31">can snoop on all connections</text:p>
                      </text:list-item>
                      <text:list-item>
                        <text:p text:style-name="P31">needs another secure connection to backend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7" draw:layer="layout" svg:width="3.5cm" svg:height="1cm" svg:x="0.5cm" svg:y="5.5cm">
          <text:p text:style-name="P16">Client</text:p>
          <draw:enhanced-geometry svg:viewBox="0 0 21600 21600" draw:type="rectangle" draw:enhanced-path="M 0 0 L 21600 0 21600 21600 0 21600 0 0 Z N"/>
        </draw:custom-shape>
        <draw:line draw:style-name="gr38" draw:text-style-name="P29" draw:layer="layout" svg:x1="4cm" svg:y1="6cm" svg:x2="9cm" svg:y2="6cm">
          <text:p/>
        </draw:line>
        <draw:custom-shape draw:style-name="gr39" draw:text-style-name="P17" draw:layer="layout" svg:width="7.5cm" svg:height="3.5cm" svg:x="9cm" svg:y="4.5cm">
          <text:p text:style-name="P16">Frontend Server</text:p>
          <text:p text:style-name="P16">[reads decrypted HTTP]</text:p>
          <text:p text:style-name="P16"/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4.27cm" svg:height="1.673cm" svg:x="4.23cm" svg:y="4.327cm">
          <draw:text-box>
            <text:p>message to</text:p>
            <text:p>example.com</text:p>
          </draw:text-box>
        </draw:frame>
        <draw:custom-shape draw:style-name="gr41" draw:text-style-name="P17" draw:layer="layout" svg:width="5cm" svg:height="1cm" svg:x="19cm" svg:y="3.5cm">
          <text:p text:style-name="P16">example.com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5cm" svg:height="1cm" svg:x="19cm" svg:y="5cm">
          <text:p text:style-name="P16">defo.ie</text:p>
          <draw:enhanced-geometry svg:viewBox="0 0 21600 21600" draw:type="rectangle" draw:enhanced-path="M 0 0 L 21600 0 21600 21600 0 21600 0 0 Z N"/>
        </draw:custom-shape>
        <draw:line draw:style-name="gr42" draw:text-style-name="P29" draw:layer="layout" svg:x1="16.5cm" svg:y1="6cm" svg:x2="19cm" svg:y2="4cm">
          <text:p/>
        </draw:line>
        <draw:custom-shape draw:style-name="gr41" draw:text-style-name="P17" draw:layer="layout" svg:width="5cm" svg:height="1cm" svg:x="19cm" svg:y="6.5cm">
          <text:p text:style-name="P16">other.com</text:p>
          <draw:enhanced-geometry svg:viewBox="0 0 21600 21600" draw:type="rectangle" draw:enhanced-path="M 0 0 L 21600 0 21600 21600 0 21600 0 0 Z N"/>
        </draw:custom-shape>
        <presentation:notes draw:style-name="dp3">
          <draw:frame draw:name="Google Shape;202;gcb10ffe367_1_63:notes 4" presentation:style-name="pr15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4" draw:style-name="gr1" draw:layer="layout" svg:width="16.932cm" svg:height="9.524cm" svg:x="1.058cm" svg:y="1.905cm" draw:page-number="8" presentation:class="page"/>
        </presentation:notes>
      </draw:page>
      <draw:page draw:name="page9" draw:style-name="dp1" draw:master-page-name="Title_20__26__20_Content">
        <office:forms form:automatic-focus="false" form:apply-design-mode="false"/>
        <draw:frame draw:name="Google Shape;205;p 5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Domain Colocation and the SNI (4/4)</text:span></text:p>
          </draw:text-box>
        </draw:frame>
        <draw:frame draw:name="Google Shape;207;p 5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7" draw:text-style-name="P32" draw:layer="layout" svg:width="23.5cm" svg:height="3.095cm" svg:x="1.163cm" svg:y="10.078cm">
          <draw:text-box>
            <text:list text:style-name="L1">
              <text:list-item>
                <text:p text:style-name="P31">(Less bad) solution: include cleartext SNI in the TLS 1.3 handshake</text:p>
                <text:list>
                  <text:list-item>
                    <text:p text:style-name="P31">Still bad because censor/surveiller can read SNI</text:p>
                  </text:list-item>
                  <text:list-item>
                    <text:p text:style-name="P31">SNI is ubiquitous, but also widely used for censorship</text:p>
                  </text:list-item>
                  <text:list-item>
                    <text:p text:style-name="P31">Some security products/practitioners rely on the SNI</text:p>
                  </text:list-item>
                </text:list>
              </text:list-item>
            </text:list>
          </draw:text-box>
        </draw:frame>
        <draw:custom-shape draw:style-name="gr37" draw:text-style-name="P17" draw:layer="layout" svg:width="3.5cm" svg:height="1cm" svg:x="0.5cm" svg:y="5.5cm">
          <text:p text:style-name="P16">Client</text:p>
          <draw:enhanced-geometry svg:viewBox="0 0 21600 21600" draw:type="rectangle" draw:enhanced-path="M 0 0 L 21600 0 21600 21600 0 21600 0 0 Z N"/>
        </draw:custom-shape>
        <draw:line draw:style-name="gr43" draw:text-style-name="P22" draw:layer="layout" svg:x1="4cm" svg:y1="6cm" svg:x2="9cm" svg:y2="6cm">
          <text:p/>
        </draw:line>
        <draw:custom-shape draw:style-name="gr39" draw:text-style-name="P17" draw:layer="layout" svg:width="7.5cm" svg:height="3.5cm" svg:x="9cm" svg:y="4.5cm">
          <text:p text:style-name="P16">Frontend Server</text:p>
          <text:p text:style-name="P16">[reads cleartext SNI]</text:p>
          <text:p text:style-name="P16"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4.27cm" svg:height="1.673cm" svg:x="4.23cm" svg:y="4.327cm">
          <draw:text-box>
            <text:p>message to</text:p>
            <text:p>example.com</text:p>
          </draw:text-box>
        </draw:frame>
        <draw:custom-shape draw:style-name="gr41" draw:text-style-name="P17" draw:layer="layout" svg:width="5cm" svg:height="1cm" svg:x="19cm" svg:y="3.5cm">
          <text:p text:style-name="P16">example.com</text:p>
          <draw:enhanced-geometry svg:viewBox="0 0 21600 21600" draw:type="rectangle" draw:enhanced-path="M 0 0 L 21600 0 21600 21600 0 21600 0 0 Z N"/>
        </draw:custom-shape>
        <draw:line draw:style-name="gr45" draw:text-style-name="P22" draw:layer="layout" svg:x1="16.5cm" svg:y1="6cm" svg:x2="19cm" svg:y2="4cm">
          <text:p/>
        </draw:line>
        <draw:custom-shape draw:style-name="gr41" draw:text-style-name="P17" draw:layer="layout" svg:width="5cm" svg:height="1cm" svg:x="19cm" svg:y="5cm">
          <text:p text:style-name="P16">defo.ie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5cm" svg:height="1cm" svg:x="19cm" svg:y="6.5cm">
          <text:p text:style-name="P16">other.com</text:p>
          <draw:enhanced-geometry svg:viewBox="0 0 21600 21600" draw:type="rectangle" draw:enhanced-path="M 0 0 L 21600 0 21600 21600 0 21600 0 0 Z N"/>
        </draw:custom-shape>
        <presentation:notes draw:style-name="dp3">
          <draw:frame draw:name="Google Shape;202;gcb10ffe367_1_63:notes 5" presentation:style-name="pr16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5" draw:style-name="gr1" draw:layer="layout" svg:width="16.932cm" svg:height="9.524cm" svg:x="1.058cm" svg:y="1.905cm" draw:page-number="9" presentation:class="page"/>
        </presentation:notes>
      </draw:page>
      <draw:page draw:name="page10" draw:style-name="dp1" draw:master-page-name="Title_20__26__20_Content">
        <office:forms form:automatic-focus="false" form:apply-design-mode="false"/>
        <draw:frame draw:name="Google Shape;205;p 8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Application-Layer Protocol Negotiation</text:span></text:p>
          </draw:text-box>
        </draw:frame>
        <draw:frame draw:style-name="gr46" draw:text-style-name="P21" draw:layer="layout" svg:width="12.434cm" svg:height="9.494cm" svg:x="0.066cm" svg:y="2.944cm">
          <draw:text-box>
            <text:p>TLS is a transport-layer protocol that protects application-layer protocols.</text:p>
            <text:p>Examples of Application-Layer protocols are:</text:p>
            <text:p><text:tab/>HTTP/1.1</text:p>
            <text:p><text:tab/>HTTP/2</text:p>
            <text:p><text:tab/>SMTP</text:p>
            <text:p><text:tab/>FTP</text:p>
            <text:p/>
            <text:p>The ALPN extension lets the client and server negotiate an ALP before any application data is sent.</text:p>
            <text:p>For HTTP/2 this saves a round-trip.</text:p>
          </draw:text-box>
        </draw:frame>
        <draw:custom-shape draw:style-name="gr47" draw:text-style-name="P34" draw:layer="layout" svg:width="2cm" svg:height="0.5cm" svg:x="15.103cm" svg:y="1.962cm">
          <text:p text:style-name="P33"><text:span text:style-name="T10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4" draw:layer="layout" svg:width="2cm" svg:height="0.5cm" svg:x="22cm" svg:y="2cm">
          <text:p text:style-name="P33"><text:span text:style-name="T10">Server</text:span></text:p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16cm" svg:y1="2.5cm" svg:x2="16cm" svg:y2="13cm">
          <text:p/>
        </draw:line>
        <draw:line draw:style-name="gr9" draw:text-style-name="P22" draw:layer="layout" svg:x1="23cm" svg:y1="2.5cm" svg:x2="23cm" svg:y2="13cm">
          <text:p/>
        </draw:line>
        <draw:line draw:style-name="gr48" draw:text-style-name="P22" draw:layer="layout" svg:x1="16cm" svg:y1="4cm" svg:x2="23cm" svg:y2="4cm">
          <text:p/>
        </draw:line>
        <draw:frame draw:style-name="gr49" draw:text-style-name="P35" draw:layer="layout" svg:width="5.837cm" svg:height="0.763cm" svg:x="16cm" svg:y="3.237cm">
          <draw:text-box>
            <text:p><text:span text:style-name="T11">HTTP/1.1 Upgrade</text:span></text:p>
          </draw:text-box>
        </draw:frame>
        <draw:line draw:style-name="gr50" draw:text-style-name="P22" draw:layer="layout" svg:x1="23cm" svg:y1="5.5cm" svg:x2="16cm" svg:y2="5.5cm">
          <text:p/>
        </draw:line>
        <draw:frame draw:style-name="gr51" draw:text-style-name="P36" draw:layer="layout" svg:width="6.971cm" svg:height="0.725cm" svg:x="16.029cm" svg:y="4.775cm">
          <draw:text-box>
            <text:p text:style-name="P24"><text:span text:style-name="T11">HTTP/1.1 101 Switching Protocols</text:span></text:p>
          </draw:text-box>
        </draw:frame>
        <draw:line draw:style-name="gr52" draw:text-style-name="P26" draw:layer="layout" svg:x1="16cm" svg:y1="6.5cm" svg:x2="23cm" svg:y2="6.5cm">
          <text:p/>
        </draw:line>
        <draw:frame draw:style-name="gr53" draw:text-style-name="P35" draw:layer="layout" svg:width="1.963cm" svg:height="0.725cm" svg:x="18.5cm" svg:y="5.775cm">
          <draw:text-box>
            <text:p><text:span text:style-name="T11">HTTP/2</text:span></text:p>
          </draw:text-box>
        </draw:frame>
        <draw:custom-shape draw:style-name="gr54" draw:text-style-name="P37" draw:layer="layout" svg:width="3.499cm" svg:height="2cm" svg:x="12cm" svg:y="3cm">
          <text:p text:style-name="P33"><text:span text:style-name="T10">HTTP/2</text:span></text:p>
          <text:p text:style-name="P33"><text:span text:style-name="T10">without TLS/ALPN</text:span></text:p>
          <draw:enhanced-geometry svg:viewBox="0 0 21600 21600" draw:text-areas="800 800 20800 20800" draw:type="round-rectangular-callout" draw:modifiers="24901.7142857143 -399.40029985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8" draw:text-style-name="P22" draw:layer="layout" svg:x1="16cm" svg:y1="9.199cm" svg:x2="23cm" svg:y2="9.199cm">
          <text:p/>
        </draw:line>
        <draw:frame draw:style-name="gr55" draw:text-style-name="P35" draw:layer="layout" svg:width="5.837cm" svg:height="1.199cm" svg:x="16cm" svg:y="8cm">
          <draw:text-box>
            <text:p><text:span text:style-name="T11">ClientHello</text:span></text:p>
            <text:p><text:span text:style-name="T11">+ALPN</text:span></text:p>
          </draw:text-box>
        </draw:frame>
        <draw:line draw:style-name="gr50" draw:text-style-name="P22" draw:layer="layout" svg:x1="23.072cm" svg:y1="11cm" svg:x2="16.072cm" svg:y2="11cm">
          <text:p/>
        </draw:line>
        <draw:frame draw:style-name="gr56" draw:text-style-name="P36" draw:layer="layout" svg:width="3.283cm" svg:height="1.673cm" svg:x="19.789cm" svg:y="9.394cm">
          <draw:text-box>
            <text:p text:style-name="P24"><text:span text:style-name="T11">ServerHello</text:span></text:p>
            <text:p text:style-name="P24"><text:span text:style-name="T11">+ALPN</text:span></text:p>
            <text:p text:style-name="P24"><text:span text:style-name="T11">rest of TLS 1.3</text:span></text:p>
          </draw:text-box>
        </draw:frame>
        <draw:line draw:style-name="gr52" draw:text-style-name="P26" draw:layer="layout" svg:x1="16cm" svg:y1="12.725cm" svg:x2="23cm" svg:y2="12.725cm">
          <text:p/>
        </draw:line>
        <draw:frame draw:style-name="gr53" draw:text-style-name="P35" draw:layer="layout" svg:width="1.963cm" svg:height="0.725cm" svg:x="18.5cm" svg:y="12cm">
          <draw:text-box>
            <text:p><text:span text:style-name="T11">HTTP/2</text:span></text:p>
          </draw:text-box>
        </draw:frame>
        <draw:custom-shape draw:style-name="gr54" draw:text-style-name="P37" draw:layer="layout" svg:width="3.499cm" svg:height="2cm" svg:x="12cm" svg:y="8cm">
          <text:p text:style-name="P33"><text:span text:style-name="T10">HTTP/2</text:span></text:p>
          <text:p text:style-name="P33"><text:span text:style-name="T10">with TLS/ALPN</text:span></text:p>
          <draw:enhanced-geometry svg:viewBox="0 0 21600 21600" draw:text-areas="800 800 20800 20800" draw:type="round-rectangular-callout" draw:modifiers="24901.7142857143 -399.40029985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35" draw:layer="layout" svg:width="2.386cm" svg:height="0.725cm" svg:x="16cm" svg:y="11cm">
          <draw:text-box draw:corner-radius="1cm">
            <text:p><text:span text:style-name="T11">{Finished}</text:span></text:p>
          </draw:text-box>
        </draw:frame>
        <draw:line draw:style-name="gr58" draw:text-style-name="P22" draw:layer="layout" svg:x1="16cm" svg:y1="11.725cm" svg:x2="23cm" svg:y2="11.725cm">
          <text:p/>
        </draw:line>
        <presentation:notes draw:style-name="dp3">
          <draw:frame draw:name="Google Shape;202;gcb10ffe367_1_63:notes 8" presentation:style-name="pr17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8" draw:style-name="gr1" draw:layer="layout" svg:width="16.932cm" svg:height="9.524cm" svg:x="1.058cm" svg:y="1.905cm" draw:page-number="10" presentation:class="page"/>
        </presentation:notes>
      </draw:page>
      <draw:page draw:name="page11" draw:style-name="dp1" draw:master-page-name="Title_20__26__20_Content">
        <office:forms form:automatic-focus="false" form:apply-design-mode="false"/>
        <draw:frame draw:name="Google Shape;205;p 17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Application-Layer Protocol Negotiation</text:span></text:p>
          </draw:text-box>
        </draw:frame>
        <draw:frame draw:style-name="gr59" draw:text-style-name="P21" draw:layer="layout" svg:width="23.098cm" svg:height="3.806cm" svg:x="0.926cm" svg:y="5cm">
          <draw:text-box>
            <text:p>Two essential purposes:</text:p>
            <text:list text:style-name="L2">
              <text:list-item>
                <text:p><text:s/><text:span text:style-name="T12">1:</text:span> Facilitate fewer round-trips for application-layer protocols</text:p>
                <text:list>
                  <text:list-item>
                    <text:p>=&gt; An ALPN encryption solution that adds round-trips defeats this point</text:p>
                  </text:list-item>
                </text:list>
              </text:list-item>
              <text:list-item>
                <text:p><text:span text:style-name="T12">2:</text:span> Allow server to choose a different authentication certificate for different apps</text:p>
              </text:list-item>
            </text:list>
            <text:list text:style-name="L1">
              <text:list-item>
                <text:list>
                  <text:list-item>
                    <text:p text:style-name="P31">=&gt; ALPN also potentially a discriminator for censorship</text:p>
                  </text:list-item>
                </text:list>
              </text:list-item>
            </text:list>
          </draw:text-box>
        </draw:frame>
        <presentation:notes draw:style-name="dp3">
          <draw:frame draw:name="Google Shape;202;gcb10ffe367_1_63:notes 16" presentation:style-name="pr18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6" draw:style-name="gr1" draw:layer="layout" svg:width="16.932cm" svg:height="9.524cm" svg:x="1.058cm" svg:y="1.905cm" draw:page-number="11" presentation:class="page"/>
        </presentation:notes>
      </draw:page>
      <draw:page draw:name="page12" draw:style-name="dp1" draw:master-page-name="Title_20__26__20_Content">
        <office:forms form:automatic-focus="false" form:apply-design-mode="false"/>
        <draw:frame draw:name="Google Shape;205;p 12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ESNI, ECH</text:span></text:p>
          </draw:text-box>
        </draw:frame>
        <draw:frame draw:name="Google Shape;207;p 8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60" draw:text-style-name="P21" draw:layer="layout" svg:width="20.77cm" svg:height="4.517cm" svg:x="1cm" svg:y="2.918cm">
          <draw:text-box>
            <text:list text:style-name="L1">
              <text:list-item>
                <text:p>Encrypted Server Name Indication (ESNI) proposed to protect the SNI</text:p>
              </text:list-item>
              <text:list-item>
                <text:p>Since evolved to Encrypted ClientHello:</text:p>
                <text:list>
                  <text:list-item>
                    <text:p>Protect SNI, ALPN and more</text:p>
                  </text:list-item>
                  <text:list-item>
                    <text:p>No extra round-trip</text:p>
                  </text:list-item>
                  <text:list-item>
                    <text:p>Use Hybrid Public Key Encryption (HPKE)</text:p>
                  </text:list-item>
                  <text:list-item>
                    <text:p>ECH <text:span text:style-name="T12">sticks out!</text:span></text:p>
                  </text:list-item>
                </text:list>
              </text:list-item>
            </text:list>
          </draw:text-box>
        </draw:frame>
        <presentation:notes draw:style-name="dp3">
          <draw:frame draw:name="Google Shape;202;gcb10ffe367_1_63:notes 12" presentation:style-name="pr19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2" draw:style-name="gr1" draw:layer="layout" svg:width="16.932cm" svg:height="9.524cm" svg:x="1.058cm" svg:y="1.905cm" draw:page-number="12" presentation:class="page"/>
        </presentation:notes>
      </draw:page>
      <draw:page draw:name="page13" draw:style-name="dp1" draw:master-page-name="Title_20__26__20_Content">
        <office:forms form:automatic-focus="false" form:apply-design-mode="false"/>
        <draw:frame draw:name="Google Shape;205;p 13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How does ECH work?</text:span></text:p>
          </draw:text-box>
        </draw:frame>
        <draw:frame draw:name="Google Shape;207;p 11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custom-shape draw:style-name="gr61" draw:text-style-name="P17" draw:layer="layout" svg:width="3cm" svg:height="0.999cm" svg:x="1cm" svg:y="6.001cm">
          <text:p text:style-name="P16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7" draw:layer="layout" svg:width="4cm" svg:height="1.5cm" svg:x="0.5cm" svg:y="2.5cm">
          <text:p text:style-name="P16">D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22" draw:layer="layout" svg:x1="1.5cm" svg:y1="6.001cm" svg:x2="1.5cm" svg:y2="3.5cm">
          <text:p/>
        </draw:line>
        <draw:frame draw:style-name="gr64" draw:text-style-name="P35" draw:layer="layout" svg:width="2.581cm" svg:height="0.725cm" draw:transform="rotate (1.56556033903891) translate (0.761cm 6.081cm)">
          <draw:text-box>
            <text:p><text:span text:style-name="T11">inner.com?</text:span></text:p>
          </draw:text-box>
        </draw:frame>
        <draw:line draw:style-name="gr65" draw:text-style-name="P22" draw:layer="layout" svg:x1="3.5cm" svg:y1="3.5cm" svg:x2="3.5cm" svg:y2="6.001cm">
          <text:p/>
        </draw:line>
        <draw:frame draw:style-name="gr66" draw:text-style-name="P35" draw:layer="layout" svg:width="2.623cm" svg:height="1.199cm" svg:x="3.5cm" svg:y="4cm">
          <draw:text-box>
            <text:p><text:span text:style-name="T11">IP address</text:span></text:p>
            <text:p><text:span text:style-name="T11">ECHConfig</text:span></text:p>
          </draw:text-box>
        </draw:frame>
        <draw:custom-shape draw:style-name="gr67" draw:text-style-name="P39" draw:layer="layout" svg:width="5.5cm" svg:height="2cm" svg:x="8.5cm" svg:y="2cm">
          <text:p text:style-name="P38"><text:span text:style-name="T10">ECHConfig:</text:span></text:p>
          <text:p text:style-name="P38"><text:span text:style-name="T10">HPKE public key</text:span></text:p>
          <text:p text:style-name="P38"><text:span text:style-name="T10">HPKE cipher suit</text:span></text:p>
          <draw:enhanced-geometry svg:viewBox="0 0 21600 21600" draw:text-areas="800 800 20800 20800" draw:type="round-rectangular-callout" draw:modifiers="-9482.63952008726 30678.2608695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7" draw:layer="layout" svg:width="3.5cm" svg:height="1cm" svg:x="11cm" svg:y="6cm">
          <text:p text:style-name="P16">Server</text:p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2.5cm" svg:y1="7cm" svg:x2="2.5cm" svg:y2="13cm">
          <text:p/>
        </draw:line>
        <draw:line draw:style-name="gr9" draw:text-style-name="P22" draw:layer="layout" svg:x1="13cm" svg:y1="7cm" svg:x2="13cm" svg:y2="13cm">
          <text:p/>
        </draw:line>
        <draw:line draw:style-name="gr68" draw:text-style-name="P22" draw:layer="layout" svg:x1="2.5cm" svg:y1="8.5cm" svg:x2="13cm" svg:y2="8.5cm">
          <text:p/>
        </draw:line>
        <draw:frame draw:style-name="gr69" draw:text-style-name="P23" draw:layer="layout" svg:width="6.5cm" svg:height="1.916cm" svg:x="2.5cm" svg:y="7.139cm">
          <draw:text-box>
            <text:p><text:span text:style-name="T10">ClientHelloOuter</text:span></text:p>
            <text:p><text:span text:style-name="T10">+encrypted_client_hello</text:span></text:p>
          </draw:text-box>
        </draw:frame>
        <draw:line draw:style-name="gr70" draw:text-style-name="P22" draw:layer="layout" svg:x1="13cm" svg:y1="11cm" svg:x2="2.5cm" svg:y2="11cm">
          <text:p/>
        </draw:line>
        <draw:frame draw:style-name="gr71" draw:text-style-name="P25" draw:layer="layout" svg:width="6.306cm" svg:height="1.916cm" svg:x="6.694cm" svg:y="8.639cm">
          <draw:text-box>
            <text:p text:style-name="P24"><text:span text:style-name="T10">ServerHello</text:span></text:p>
            <text:p text:style-name="P24"><text:span text:style-name="T10">+ech_accept_confirmation</text:span></text:p>
            <text:p text:style-name="P24"><text:span text:style-name="T10">...rest of TLS 1.3</text:span></text:p>
          </draw:text-box>
        </draw:frame>
        <draw:frame draw:style-name="gr72" draw:text-style-name="P23" draw:layer="layout" svg:width="10.298cm" svg:height="5.246cm" svg:x="14.702cm" svg:y="3.584cm">
          <draw:text-box>
            <text:list text:style-name="L1">
              <text:list-item>
                <text:p><text:span text:style-name="T10">Client acquires an ECHConfig out-of-band</text:span></text:p>
                <text:list>
                  <text:list-item>
                    <text:p><text:span text:style-name="T10">e.g using DNS-over-HTTPS</text:span></text:p>
                  </text:list-item>
                </text:list>
              </text:list-item>
              <text:list-item>
                <text:p><text:span text:style-name="T10">Client encapsulate inner ClientHello with server’s public key</text:span></text:p>
              </text:list-item>
              <text:list-item>
                <text:p><text:span text:style-name="T10">If server accepts respond with cryptographic verification</text:span></text:p>
              </text:list-item>
              <text:list-item>
                <text:p><text:span text:style-name="T10">This is a depiction of </text:span><text:span text:style-name="T13">shared-mode</text:span><text:span text:style-name="T14">, but ECH also works in </text:span><text:span text:style-name="T13">split-mode</text:span></text:p>
              </text:list-item>
            </text:list>
          </draw:text-box>
        </draw:frame>
        <presentation:notes draw:style-name="dp3">
          <draw:frame draw:name="Google Shape;202;gcb10ffe367_1_63:notes 13" presentation:style-name="pr20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3" draw:style-name="gr1" draw:layer="layout" svg:width="16.932cm" svg:height="9.524cm" svg:x="1.058cm" svg:y="1.905cm" draw:page-number="13" presentation:class="page"/>
        </presentation:notes>
      </draw:page>
      <draw:page draw:name="page14" draw:style-name="dp1" draw:master-page-name="Title_20__26__20_Content">
        <office:forms form:automatic-focus="false" form:apply-design-mode="false"/>
        <draw:frame draw:name="Google Shape;205;p 14" presentation:style-name="pr5" draw:text-style-name="P7" draw:layer="layout" svg:width="18cm" svg:height="2.109cm" svg:x="1cm" svg:y="0.809cm" presentation:class="title" presentation:user-transformed="true">
          <draw:text-box>
            <text:p text:style-name="P1"><text:span text:style-name="T5">Servername Encryption Design Goals (RFC 8744)</text:span></text:p>
          </draw:text-box>
        </draw:frame>
        <draw:frame draw:name="Google Shape;207;p 12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73" draw:text-style-name="P21" draw:layer="layout" svg:width="19cm" svg:height="8.072cm" svg:x="2cm" svg:y="3.5cm">
          <draw:text-box>
            <text:list text:style-name="L1">
              <text:list-item>
                <text:p>Mitigate Cut-and-Paste Attacks</text:p>
              </text:list-item>
              <text:list-item>
                <text:p>Avoid Widely Shared Secrets</text:p>
              </text:list-item>
              <text:list-item>
                <text:p>Prevent SNI-Based Denial-of-Service Attacks</text:p>
              </text:list-item>
              <text:list-item>
                <text:p>Do Not Stick Out</text:p>
              </text:list-item>
              <text:list-item>
                <text:p>Maintain Forward Secrecy</text:p>
              </text:list-item>
              <text:list-item>
                <text:p>Enable Multi-Party Security Contexts</text:p>
              </text:list-item>
              <text:list-item>
                <text:p>Support Multiple Protocols</text:p>
                <text:list>
                  <text:list-item>
                    <text:p>Hiding the ALPN</text:p>
                  </text:list-item>
                  <text:list-item>
                    <text:p>Support other transport protocols (TCP, UDP)</text:p>
                    <text:p/>
                    <text:p>The requirement “Do Not Stick Out” is deprioritised by ECH</text:p>
                  </text:list-item>
                </text:list>
              </text:list-item>
            </text:list>
          </draw:text-box>
        </draw:frame>
        <presentation:notes draw:style-name="dp3">
          <draw:frame draw:name="Google Shape;202;gcb10ffe367_1_63:notes 14" presentation:style-name="pr21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4" draw:style-name="gr1" draw:layer="layout" svg:width="16.932cm" svg:height="9.524cm" svg:x="1.058cm" svg:y="1.905cm" draw:page-number="14" presentation:class="page"/>
        </presentation:notes>
      </draw:page>
      <draw:page draw:name="page15" draw:style-name="dp1" draw:master-page-name="Title_20__26__20_Content">
        <office:forms form:automatic-focus="false" form:apply-design-mode="false"/>
        <draw:frame draw:name="Google Shape;205;p 15" presentation:style-name="pr5" draw:text-style-name="P7" draw:layer="layout" svg:width="13cm" svg:height="1.109cm" svg:x="1cm" svg:y="6cm" presentation:class="title" presentation:user-transformed="true">
          <draw:text-box>
            <text:p text:style-name="P1"><text:span text:style-name="T5">GREASE</text:span></text:p>
          </draw:text-box>
        </draw:frame>
        <draw:frame draw:name="Google Shape;207;p 13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74" draw:text-style-name="P21" draw:layer="layout" svg:width="19cm" svg:height="3.095cm" svg:x="1cm" svg:y="2.405cm">
          <draw:text-box>
            <text:list text:style-name="L1">
              <text:list-item>
                <text:p>i.e. be stealthy</text:p>
              </text:list-item>
              <text:list-item>
                <text:p>Make the SNI-protected handshake ‘look’ identical to a normal TLS 1.3 handshake</text:p>
              </text:list-item>
              <text:list-item>
                <text:p>Avoid sticking out via traffic patterns, timing, error types</text:p>
              </text:list-item>
            </text:list>
          </draw:text-box>
        </draw:frame>
        <draw:frame draw:name="Google Shape;205;p 16" presentation:style-name="pr5" draw:text-style-name="P7" draw:layer="layout" svg:width="13cm" svg:height="2.109cm" svg:x="1cm" svg:y="1.391cm" presentation:class="title" presentation:user-transformed="true">
          <draw:text-box>
            <text:p text:style-name="P1"><text:span text:style-name="T5">“</text:span><text:span text:style-name="T5">Don’t Stick Out”</text:span></text:p>
          </draw:text-box>
        </draw:frame>
        <draw:frame draw:style-name="gr75" draw:text-style-name="P21" draw:layer="layout" svg:width="22cm" svg:height="1.673cm" svg:x="1cm" svg:y="7cm">
          <draw:text-box>
            <text:list text:style-name="L1">
              <text:list-item>
                <text:p>Generate Random Extensions And Sustain Extensibility (GREASE)</text:p>
              </text:list-item>
              <text:list-item>
                <text:p>Add extensions with random values to discourage ossification</text:p>
              </text:list-item>
            </text:list>
          </draw:text-box>
        </draw:frame>
        <draw:frame draw:name="Google Shape;205;p 18" presentation:style-name="pr5" draw:text-style-name="P7" draw:layer="layout" svg:width="13cm" svg:height="1.109cm" svg:x="1cm" svg:y="9cm" presentation:class="title" presentation:user-transformed="true">
          <draw:text-box>
            <text:p text:style-name="P1"><text:span text:style-name="T5">ECH GREASE</text:span></text:p>
          </draw:text-box>
        </draw:frame>
        <draw:frame draw:style-name="gr74" draw:text-style-name="P21" draw:layer="layout" svg:width="22cm" svg:height="3.095cm" svg:x="1cm" svg:y="10.109cm">
          <draw:text-box>
            <text:list text:style-name="L1">
              <text:list-item>
                <text:p>Run TLS 1.3 but make it look like ECH</text:p>
                <text:list>
                  <text:list-item>
                    <text:p>Use random value for payload</text:p>
                  </text:list-item>
                </text:list>
              </text:list-item>
              <text:list-item>
                <text:p>If ECH GREASE can be widely deployed then normal ECH won’t stick out</text:p>
              </text:list-item>
              <text:list-item>
                <text:p>Censors can block detect and block ECH GREASE</text:p>
              </text:list-item>
            </text:list>
          </draw:text-box>
        </draw:frame>
        <presentation:notes draw:style-name="dp3">
          <draw:frame draw:name="Google Shape;202;gcb10ffe367_1_63:notes 15" presentation:style-name="pr22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5" draw:style-name="gr1" draw:layer="layout" svg:width="16.932cm" svg:height="9.524cm" svg:x="1.058cm" svg:y="1.905cm" draw:page-number="15" presentation:class="page"/>
        </presentation:notes>
      </draw:page>
      <draw:page draw:name="page16" draw:style-name="dp1" draw:master-page-name="Title_20__26__20_Content">
        <office:forms form:automatic-focus="false" form:apply-design-mode="false"/>
        <draw:frame draw:name="Google Shape;205;p 23" presentation:style-name="pr5" draw:text-style-name="P7" draw:layer="layout" svg:width="13cm" svg:height="1.109cm" svg:x="1cm" svg:y="1.391cm" presentation:class="title" presentation:user-transformed="true">
          <draw:text-box>
            <text:p text:style-name="P1"><text:span text:style-name="T5">Our approach:</text:span></text:p>
          </draw:text-box>
        </draw:frame>
        <draw:frame draw:style-name="gr76" draw:text-style-name="P40" draw:layer="layout" svg:width="13.789cm" svg:height="2.384cm" svg:x="2cm" svg:y="3.5cm">
          <draw:text-box>
            <text:list text:style-name="L1">
              <text:list-item>
                <text:p>Encrypted data looks random</text:p>
              </text:list-item>
              <text:list-item>
                <text:p>The ClientHello contains random bytes</text:p>
              </text:list-item>
              <text:list-item>
                <text:p>=&gt; replace random bytes with encrypted data</text:p>
              </text:list-item>
            </text:list>
          </draw:text-box>
        </draw:frame>
        <draw:frame draw:style-name="gr77" draw:text-style-name="P40" draw:layer="layout" svg:width="22.413cm" svg:height="5.939cm" svg:x="1.587cm" svg:y="6.5cm">
          <draw:text-box>
            <text:p>We call existing random bytes in the ClientHello ‘cover’</text:p>
            <text:list text:style-name="L1">
              <text:list-item>
                <text:p><text:span text:style-name="T15">ClientHello.random =&gt; 32 random bytes</text:span></text:p>
              </text:list-item>
              <text:list-item>
                <text:p><text:span text:style-name="T15">ClientHello.legacy_session_id =&gt; 32 random bytes</text:span></text:p>
              </text:list-item>
              <text:list-item>
                <text:p>padding extension =&gt; a handful of bits</text:p>
              </text:list-item>
              <text:list-item>
                <text:p>pre_shared_key extension =&gt; near arbitrary random bytes</text:p>
                <text:list>
                  <text:list-item>
                    <text:p>used differently by different clients/servers</text:p>
                  </text:list-item>
                  <text:list-item>
                    <text:p>not always present</text:p>
                  </text:list-item>
                  <text:list-item>
                    <text:p>harder to gaurantee ‘not sticking out’ if using pre_shared_key as cover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Google Shape;202;gcb10ffe367_1_63:notes 10" presentation:style-name="pr23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0" draw:style-name="gr1" draw:layer="layout" svg:width="16.932cm" svg:height="9.524cm" svg:x="1.058cm" svg:y="1.905cm" draw:page-number="16" presentation:class="page"/>
        </presentation:notes>
      </draw:page>
      <draw:page draw:name="page17" draw:style-name="dp1" draw:master-page-name="Title_20__26__20_Content">
        <office:forms form:automatic-focus="false" form:apply-design-mode="false"/>
        <draw:frame draw:name="Google Shape;205;p 6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Naïve stealthy encrypted SNI</text:span></text:p>
          </draw:text-box>
        </draw:frame>
        <draw:frame draw:name="Google Shape;207;p 6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78" draw:text-style-name="P21" draw:layer="layout" svg:width="4.727cm" svg:height="0.962cm" svg:x="1.773cm" svg:y="10cm">
          <draw:text-box>
            <text:p>Any problems?</text:p>
          </draw:text-box>
        </draw:frame>
        <draw:frame draw:style-name="gr79" draw:text-style-name="P32" draw:layer="layout" svg:width="23.5cm" svg:height="5.228cm" svg:x="1cm" svg:y="4cm">
          <draw:text-box>
            <text:list text:style-name="L1">
              <text:list-item>
                <text:p text:style-name="P31"><text:span text:style-name="T16">Assume shared secret between client and server.</text:span></text:p>
              </text:list-item>
              <text:list-item>
                <text:p text:style-name="P31"><text:span text:style-name="T16">Encapsulate inner_servername with AEAD using shared secret.</text:span></text:p>
              </text:list-item>
              <text:list-item>
                <text:p text:style-name="P31"><text:span text:style-name="T16">Plaintext is inner_servername padded to 36 bytes.</text:span></text:p>
              </text:list-item>
              <text:list-item>
                <text:p text:style-name="P31">Use 64 random-looking octets of ClientHello.random and ClientHello.legacy_session_id as cover.</text:p>
              </text:list-item>
              <text:list-item>
                <text:p text:style-name="P31">Hide AEAD nonce (12 bytes), ciphertext (64-12-16=36 bytes), and tag (16 bytes) in cover.</text:p>
              </text:list-item>
            </text:list>
          </draw:text-box>
        </draw:frame>
        <presentation:notes draw:style-name="dp3">
          <draw:frame draw:name="Google Shape;202;gcb10ffe367_1_63:notes 6" presentation:style-name="pr24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6" draw:style-name="gr1" draw:layer="layout" svg:width="16.932cm" svg:height="9.524cm" svg:x="1.058cm" svg:y="1.905cm" draw:page-number="17" presentation:class="page"/>
        </presentation:notes>
      </draw:page>
      <draw:page draw:name="page18" draw:style-name="dp1" draw:master-page-name="Title_20__26__20_Content">
        <office:forms form:automatic-focus="false" form:apply-design-mode="false"/>
        <draw:frame draw:name="Google Shape;205;p 7" presentation:style-name="pr5" draw:text-style-name="P7" draw:layer="layout" svg:width="16cm" svg:height="2.109cm" svg:x="1cm" svg:y="0.809cm" presentation:class="title" presentation:user-transformed="true">
          <draw:text-box>
            <text:p text:style-name="P1"><text:span text:style-name="T5">Cut-and-paste against naïve stealthy encrypted SNI</text:span></text:p>
          </draw:text-box>
        </draw:frame>
        <draw:frame draw:name="Google Shape;207;p 7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custom-shape draw:style-name="gr8" draw:text-style-name="P17" draw:layer="layout" svg:width="3cm" svg:height="1cm" svg:x="3cm" svg:y="2.5cm">
          <text:p text:style-name="P16">Client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5cm" svg:height="1cm" svg:x="9.5cm" svg:y="2.5cm">
          <text:p text:style-name="P16">Active Attacker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cm" svg:height="1cm" svg:x="19.5cm" svg:y="2.5cm">
          <text:p text:style-name="P16">Server</text:p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4.5cm" svg:y1="3.5cm" svg:x2="4.5cm" svg:y2="13cm">
          <text:p/>
        </draw:line>
        <draw:line draw:style-name="gr9" draw:text-style-name="P22" draw:layer="layout" svg:x1="12cm" svg:y1="3.5cm" svg:x2="12cm" svg:y2="13cm">
          <text:p/>
        </draw:line>
        <draw:line draw:style-name="gr9" draw:text-style-name="P22" draw:layer="layout" svg:x1="21cm" svg:y1="3.5cm" svg:x2="21cm" svg:y2="13cm">
          <text:p/>
        </draw:line>
        <draw:line draw:style-name="gr80" draw:text-style-name="P41" draw:layer="layout" svg:x1="4.5cm" svg:y1="5.5cm" svg:x2="12cm" svg:y2="5.5cm">
          <text:p/>
        </draw:line>
        <draw:frame draw:style-name="gr81" draw:text-style-name="P21" draw:layer="layout" svg:width="6.721cm" svg:height="1.673cm" svg:x="4.5cm" svg:y="3.827cm">
          <draw:text-box>
            <text:p>ClientHelloA</text:p>
            <text:p>+&lt;inner_servername&gt;</text:p>
          </draw:text-box>
        </draw:frame>
        <draw:line draw:style-name="gr80" draw:text-style-name="P41" draw:layer="layout" svg:x1="4.5cm" svg:y1="5.5cm" svg:x2="12cm" svg:y2="5.5cm">
          <text:p/>
        </draw:line>
        <draw:line draw:style-name="gr80" draw:text-style-name="P41" draw:layer="layout" svg:x1="4.5cm" svg:y1="5.5cm" svg:x2="12cm" svg:y2="5.5cm">
          <text:p/>
        </draw:line>
        <draw:line draw:style-name="gr82" draw:text-style-name="P26" draw:layer="layout" svg:x1="12cm" svg:y1="8.5cm" svg:x2="21cm" svg:y2="8.5cm">
          <text:p/>
        </draw:line>
        <draw:frame draw:style-name="gr81" draw:text-style-name="P21" draw:layer="layout" svg:width="6.721cm" svg:height="1.673cm" svg:x="12cm" svg:y="6.827cm">
          <draw:text-box>
            <text:p>ClientHelloB</text:p>
            <text:p>+&lt;inner_servername&gt;</text:p>
          </draw:text-box>
        </draw:frame>
        <draw:custom-shape draw:style-name="gr83" draw:text-style-name="P42" draw:layer="layout" svg:width="7cm" svg:height="1.5cm" svg:x="10cm" svg:y="12.5cm">
          <text:p text:style-name="P16">Powned</text:p>
          <draw:enhanced-geometry svg:viewBox="0 0 21600 21600" draw:text-areas="800 800 20800 20800" draw:type="round-rectangular-callout" draw:modifiers="18863.3623768033 -13843.5709526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4" draw:text-style-name="P26" draw:layer="layout" svg:x1="21cm" svg:y1="11.5cm" svg:x2="12cm" svg:y2="11.5cm">
          <text:p/>
        </draw:line>
        <draw:frame draw:style-name="gr85" draw:text-style-name="P43" draw:layer="layout" svg:width="5.362cm" svg:height="2.384cm" svg:x="15.5cm" svg:y="9.116cm">
          <draw:text-box>
            <text:p text:style-name="P24">ServerHello</text:p>
            <text:p text:style-name="P24">...</text:p>
            <text:p text:style-name="P24">inner {Certificate}</text:p>
          </draw:text-box>
        </draw:frame>
        <presentation:notes draw:style-name="dp3">
          <draw:frame draw:name="Google Shape;202;gcb10ffe367_1_63:notes 7" presentation:style-name="pr25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7" draw:style-name="gr1" draw:layer="layout" svg:width="16.932cm" svg:height="9.524cm" svg:x="1.058cm" svg:y="1.905cm" draw:page-number="18" presentation:class="page"/>
        </presentation:notes>
      </draw:page>
      <draw:page draw:name="page19" draw:style-name="dp1" draw:master-page-name="Title_20__26__20_Content">
        <office:forms form:automatic-focus="false" form:apply-design-mode="false"/>
        <draw:frame draw:name="Google Shape;205;p 19" presentation:style-name="pr5" draw:text-style-name="P7" draw:layer="layout" svg:width="16cm" svg:height="2.109cm" svg:x="1cm" svg:y="0.391cm" presentation:class="title" presentation:user-transformed="true">
          <draw:text-box>
            <text:p text:style-name="P1"><text:span text:style-name="T5">SECH 2 Basic Flow</text:span></text:p>
          </draw:text-box>
        </draw:frame>
        <draw:frame draw:name="Google Shape;207;p 14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86" draw:text-style-name="P23" draw:layer="layout" svg:width="21.215cm" svg:height="10.796cm" svg:x="1cm" svg:y="1.759cm">
          <draw:text-box>
            <text:list text:style-name="L1">
              <text:list-item>
                <text:p><text:span text:style-name="T10">Assume shared out-of-band long-term secret between client and client-facing server</text:span></text:p>
              </text:list-item>
              <text:list-item>
                <text:p><text:span text:style-name="T10">Client construct ClientHelloOuterContext</text:span></text:p>
                <text:list>
                  <text:list-item>
                    <text:p><text:span text:style-name="T10">Clone of ClientHello but with cover set to all 0s and binders set to all 0s</text:span></text:p>
                  </text:list-item>
                </text:list>
              </text:list-item>
              <text:list-item>
                <text:p><text:span text:style-name="T10">Derive a session key from the long-term secret and the ClientHelloOuterContext</text:span></text:p>
              </text:list-item>
              <text:list-item>
                <text:p><text:span text:style-name="T10">Encapsulate inner SNI and ALPN with AEAD, using ClientHelloOuterContext as AAD</text:span></text:p>
              </text:list-item>
              <text:list-item>
                <text:p><text:span text:style-name="T10">Replace cover with cipher-text and tag</text:span></text:p>
              </text:list-item>
              <text:list-item>
                <text:p><text:span text:style-name="T10">If necessary, now compute PSK binders</text:span></text:p>
              </text:list-item>
              <text:list-item>
                <text:p><text:span text:style-name="T10">Server decapsulates inner SNI and ALPN</text:span></text:p>
                <text:list>
                  <text:list-item>
                    <text:p><text:span text:style-name="T10">On decap failure continue with normal TLS 1.3</text:span></text:p>
                  </text:list-item>
                </text:list>
              </text:list-item>
              <text:list-item>
                <text:p><text:span text:style-name="T10">On decap success forward ClientHelloInner to backend server</text:span></text:p>
                <text:list>
                  <text:list-item>
                    <text:p><text:span text:style-name="T10">ClientHelloInner is the ClientHello but with</text:span></text:p>
                    <text:list>
                      <text:list-item>
                        <text:p><text:span text:style-name="T10">the cover ciphertext replaced with the plaintext (no longer looks random)</text:span></text:p>
                      </text:list-item>
                      <text:list-item>
                        <text:p><text:span text:style-name="T10">The outer SNI set to all 0s (signals SECH 2 to backend server)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f necessary exchange HRR and ClientHello2 as normal</text:span></text:p>
              </text:list-item>
              <text:list-item>
                <text:p><text:span text:style-name="T10">When server sends ServerHello include an 8 octet accept-confirmation signal in the random</text:span></text:p>
                <text:list>
                  <text:list-item>
                    <text:p><text:span text:style-name="T10">accept-confirmation is a function of</text:span></text:p>
                    <text:list>
                      <text:list-item>
                        <text:p><text:span text:style-name="T10">inner transcript</text:span></text:p>
                      </text:list-item>
                      <text:list-item>
                        <text:p><text:span text:style-name="T10">session key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Client verifies accept-confirmation before switch handshake transcript context</text:span></text:p>
              </text:list-item>
            </text:list>
          </draw:text-box>
        </draw:frame>
        <presentation:notes draw:style-name="dp3">
          <draw:frame draw:name="Google Shape;202;gcb10ffe367_1_63:notes 17" presentation:style-name="pr26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7" draw:style-name="gr1" draw:layer="layout" svg:width="16.932cm" svg:height="9.524cm" svg:x="1.058cm" svg:y="1.905cm" draw:page-number="19" presentation:class="page"/>
        </presentation:notes>
      </draw:page>
      <draw:page draw:name="page20" draw:style-name="dp1" draw:master-page-name="Title_20__26__20_Content">
        <office:forms form:automatic-focus="false" form:apply-design-mode="false"/>
        <draw:frame draw:name="Google Shape;205;p 11" presentation:style-name="pr5" draw:text-style-name="P7" draw:layer="layout" svg:width="13cm" svg:height="2.109cm" svg:x="1cm" svg:y="0.809cm" presentation:class="title" presentation:user-transformed="true">
          <draw:text-box>
            <text:p text:style-name="P1"><text:span text:style-name="T5">Servername Encryption</text:span><text:span text:style-name="T5"><text:line-break/></text:span><text:span text:style-name="T5">Design Goals (RFC 8744)</text:span></text:p>
          </draw:text-box>
        </draw:frame>
        <draw:frame draw:name="Google Shape;207;p 17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73" draw:text-style-name="P44" draw:layer="layout" svg:width="19cm" svg:height="8.072cm" svg:x="2cm" svg:y="3.5cm">
          <draw:text-box>
            <text:list text:style-name="L1">
              <text:list-item>
                <text:p><text:span text:style-name="T17">Mitigate Cut-and-Paste Attacks</text:span></text:p>
              </text:list-item>
              <text:list-item>
                <text:p><text:span text:style-name="T17">Avoid Widely Shared Secrets</text:span></text:p>
              </text:list-item>
              <text:list-item>
                <text:p><text:span text:style-name="T17">Prevent SNI-Based Denial-of-Service Attacks</text:span></text:p>
              </text:list-item>
              <text:list-item>
                <text:p><text:span text:style-name="T17">Do Not Stick Out</text:span></text:p>
              </text:list-item>
              <text:list-item>
                <text:p><text:span text:style-name="T17">Maintain Forward Secrecy</text:span></text:p>
              </text:list-item>
              <text:list-item>
                <text:p><text:span text:style-name="T17">Enable Multi-Party Security Contexts</text:span></text:p>
              </text:list-item>
              <text:list-item>
                <text:p><text:span text:style-name="T17">Support Multiple Protocols</text:span></text:p>
                <text:list>
                  <text:list-item>
                    <text:p><text:span text:style-name="T17">Hiding the ALPN</text:span></text:p>
                  </text:list-item>
                  <text:list-item>
                    <text:p><text:span text:style-name="T17">Support other transport protocols (TCP, UDP)</text:span></text:p>
                    <text:p><text:span text:style-name="T17"/></text:p>
                    <text:p><text:span text:style-name="T17">The requirement “Do Not Stick Out” is deprioritised by ECH</text:span></text:p>
                  </text:list-item>
                </text:list>
              </text:list-item>
            </text:list>
          </draw:text-box>
        </draw:frame>
        <draw:custom-shape draw:style-name="gr87" draw:text-style-name="P45" draw:layer="layout" svg:width="12.5cm" svg:height="2cm" svg:x="12cm" svg:y="0.809cm">
          <text:p text:style-name="P33"><text:span text:style-name="T10">Session key is bound to ClientHelloOuterContext</text:span></text:p>
          <draw:enhanced-geometry svg:viewBox="0 0 21600 21600" draw:text-areas="800 800 20800 20800" draw:type="round-rectangular-callout" draw:modifiers="-449.244060475162 32308.2458770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5" draw:layer="layout" svg:width="8cm" svg:height="1.5cm" svg:x="17cm" svg:y="3.5cm">
          <text:p text:style-name="P33"><text:span text:style-name="T10">+1 Symmetric decryption for</text:span><text:span text:style-name="T13"> all </text:span><text:span text:style-name="T14">server handshaske</text:span></text:p>
          <draw:enhanced-geometry svg:viewBox="0 0 21600 21600" draw:text-areas="800 800 20800 20800" draw:type="round-rectangular-callout" draw:modifiers="-3244.99437570304 27629.5802798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45" draw:layer="layout" svg:width="5.5cm" svg:height="2cm" svg:x="19cm" svg:y="5.5cm">
          <text:p text:style-name="P33"><text:span text:style-name="T10">Accept-confirmation authenticates client-facing server</text:span></text:p>
          <draw:enhanced-geometry svg:viewBox="0 0 21600 21600" draw:text-areas="800 800 20800 20800" draw:type="round-rectangular-callout" draw:modifiers="-21851.2997636793 22150.5247376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42" draw:layer="layout" svg:width="2.999cm" svg:height="0.999cm" svg:x="11.501cm" svg:y="6cm">
          <text:p text:style-name="P16">Nope!</text:p>
          <draw:enhanced-geometry svg:viewBox="0 0 21600 21600" draw:text-areas="800 800 20800 20800" draw:type="round-rectangular-callout" draw:modifiers="-8445.6 16351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47" draw:layer="layout" svg:width="2.5cm" svg:height="2cm" svg:x="0cm" svg:y="3.5cm">
          <text:p text:style-name="P46"><text:span text:style-name="T11">Looks identical to TLS 1.3</text:span></text:p>
          <draw:enhanced-geometry svg:viewBox="0 0 21600 21600" draw:text-areas="800 800 20800 20800" draw:type="round-rectangular-callout" draw:modifiers="19302.6789284286 27947.2263868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42" draw:layer="layout" svg:width="2.999cm" svg:height="0.999cm" svg:x="17.501cm" svg:y="9cm">
          <text:p text:style-name="P16">NYI!</text:p>
          <draw:enhanced-geometry svg:viewBox="0 0 21600 21600" draw:text-areas="800 800 20800 20800" draw:type="round-rectangular-callout" draw:modifiers="-8445.6 16351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2" draw:text-style-name="P49" draw:layer="layout" svg:width="6.5cm" svg:height="0.999cm" draw:transform="skewX (-0.00191986217719376) rotate (-0.00191986217719389) translate (11cm 7.998cm)">
          <text:p text:style-name="P48"><text:span text:style-name="T18">Extensible inner payload</text:span></text:p>
          <draw:enhanced-geometry svg:viewBox="0 0 21600 21600" draw:text-areas="800 800 20800 20800" draw:type="round-rectangular-callout" draw:modifiers="-8210.05999077065 19742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frame draw:name="Google Shape;202;gcb10ffe367_1_63:notes 11" presentation:style-name="pr27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1" draw:style-name="gr1" draw:layer="layout" svg:width="16.932cm" svg:height="9.524cm" svg:x="1.058cm" svg:y="1.905cm" draw:page-number="20" presentation:class="page"/>
        </presentation:notes>
      </draw:page>
      <draw:page draw:name="page21" draw:style-name="dp1" draw:master-page-name="Title_20__26__20_Content">
        <office:forms form:automatic-focus="false" form:apply-design-mode="false"/>
        <draw:frame draw:name="Google Shape;205;p 21" presentation:style-name="pr5" draw:text-style-name="P7" draw:layer="layout" svg:width="16cm" svg:height="2.109cm" svg:x="1cm" svg:y="0.809cm" presentation:class="title" presentation:user-transformed="true">
          <draw:text-box>
            <text:p text:style-name="P1"><text:span text:style-name="T5">SECH 2 PSK Flow</text:span></text:p>
          </draw:text-box>
        </draw:frame>
        <draw:frame draw:name="Google Shape;207;p 16" presentation:style-name="pr7" draw:text-style-name="P11" draw:layer="layout" svg:width="0.603cm" svg:height="0.399cm" svg:x="23.889cm" svg:y="12.738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75" draw:text-style-name="P23" draw:layer="layout" svg:width="23.5cm" svg:height="1.673cm" svg:x="0.5cm" svg:y="2cm">
          <draw:text-box>
            <text:list text:style-name="L1">
              <text:list-item>
                <text:p><text:span text:style-name="T10">Client completes normal handshake with outer SNI and acquires a PSK</text:span></text:p>
              </text:list-item>
              <text:list-item>
                <text:p><text:span text:style-name="T10">Use this PSK as the SECH shared secret to complete the Basic Flow</text:span></text:p>
              </text:list-item>
            </text:list>
          </draw:text-box>
        </draw:frame>
        <draw:custom-shape draw:style-name="gr93" draw:text-style-name="P50" draw:layer="layout" svg:width="2cm" svg:height="1cm" svg:x="2cm" svg:y="3.673cm">
          <text:p text:style-name="P18"><text:span text:style-name="T10">Cli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4cm" svg:height="1cm" svg:x="7.5cm" svg:y="3.673cm">
          <text:p text:style-name="P18"><text:span text:style-name="T10">Client-facing</text:span></text:p>
          <text:p text:style-name="P18"><text:span text:style-name="T10">Server</text:span></text:p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2cm" svg:height="1cm" svg:x="17cm" svg:y="3.673cm">
          <text:p text:style-name="P18"><text:span text:style-name="T10">Server</text:span></text:p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3cm" svg:y1="4.673cm" svg:x2="3cm" svg:y2="12.5cm">
          <text:p/>
        </draw:line>
        <draw:line draw:style-name="gr9" draw:text-style-name="P22" draw:layer="layout" svg:x1="9.5cm" svg:y1="4.673cm" svg:x2="9.5cm" svg:y2="12.5cm">
          <text:p/>
        </draw:line>
        <draw:line draw:style-name="gr9" draw:text-style-name="P22" draw:layer="layout" svg:x1="18cm" svg:y1="4.673cm" svg:x2="18cm" svg:y2="12.5cm">
          <text:p/>
        </draw:line>
        <draw:line draw:style-name="gr95" draw:text-style-name="P22" draw:layer="layout" svg:x1="3cm" svg:y1="5.298cm" svg:x2="9.5cm" svg:y2="5.298cm">
          <text:p/>
        </draw:line>
        <draw:frame draw:style-name="gr76" draw:text-style-name="P51" draw:layer="layout" svg:width="2.551cm" svg:height="0.725cm" svg:x="2.8cm" svg:y="4.673cm">
          <draw:text-box>
            <text:p><text:span text:style-name="T11">ClientHello</text:span></text:p>
          </draw:text-box>
        </draw:frame>
        <draw:line draw:style-name="gr96" draw:text-style-name="P22" draw:layer="layout" svg:x1="9.5cm" svg:y1="6.973cm" svg:x2="3cm" svg:y2="6.973cm">
          <text:p/>
        </draw:line>
        <draw:frame draw:style-name="gr76" draw:text-style-name="P52" draw:layer="layout" svg:width="4.21cm" svg:height="1.673cm" svg:x="5.49cm" svg:y="5.3cm">
          <draw:text-box>
            <text:p text:style-name="P24"><text:span text:style-name="T11">ServerHello</text:span></text:p>
            <text:p text:style-name="P24"><text:span text:style-name="T11">...</text:span></text:p>
            <text:p text:style-name="P24"><text:span text:style-name="T11">[NewSessionTicket]</text:span></text:p>
          </draw:text-box>
        </draw:frame>
        <draw:line draw:style-name="gr97" draw:text-style-name="P22" draw:layer="layout" svg:x1="3cm" svg:y1="7.773cm" svg:x2="9.5cm" svg:y2="7.773cm">
          <text:p/>
        </draw:line>
        <draw:frame draw:style-name="gr98" draw:text-style-name="P51" draw:layer="layout" svg:width="2.386cm" svg:height="1.225cm" svg:x="2.8cm" svg:y="7.073cm">
          <draw:text-box>
            <text:p><text:span text:style-name="T11">{Finished}</text:span></text:p>
          </draw:text-box>
        </draw:frame>
        <draw:line draw:style-name="gr99" draw:text-style-name="P53" draw:layer="layout" svg:x1="3cm" svg:y1="9.673cm" svg:x2="9.5cm" svg:y2="9.673cm">
          <text:p/>
        </draw:line>
        <draw:frame draw:style-name="gr76" draw:text-style-name="P51" draw:layer="layout" svg:width="4.659cm" svg:height="1.673cm" svg:x="3cm" svg:y="7.8cm">
          <draw:text-box>
            <text:p><text:span text:style-name="T11">ClientHello</text:span></text:p>
            <text:p><text:span text:style-name="T11">+&lt;inner_servername&gt;</text:span></text:p>
            <text:p><text:span text:style-name="T11">+pre_shared_key</text:span></text:p>
          </draw:text-box>
        </draw:frame>
        <draw:line draw:style-name="gr100" draw:text-style-name="P54" draw:layer="layout" svg:x1="9.5cm" svg:y1="10.173cm" svg:x2="18cm" svg:y2="10.173cm">
          <text:p/>
        </draw:line>
        <draw:frame draw:style-name="gr76" draw:text-style-name="P51" draw:layer="layout" svg:width="3.52cm" svg:height="0.725cm" svg:x="9.48cm" svg:y="9.59cm">
          <draw:text-box>
            <text:p text:style-name="P55"><text:span text:style-name="T11">ClientHelloInner</text:span></text:p>
          </draw:text-box>
        </draw:frame>
        <draw:line draw:style-name="gr101" draw:text-style-name="P54" draw:layer="layout" svg:x1="18cm" svg:y1="12.173cm" svg:x2="3cm" svg:y2="12.173cm">
          <text:p/>
        </draw:line>
        <draw:frame draw:style-name="gr76" draw:text-style-name="P52" draw:layer="layout" svg:width="2.716cm" svg:height="1.673cm" svg:x="15.284cm" svg:y="10.5cm">
          <draw:text-box>
            <text:p text:style-name="P24"><text:span text:style-name="T11">ServerHello</text:span></text:p>
            <text:p text:style-name="P24"><text:span text:style-name="T11">...</text:span></text:p>
            <text:p text:style-name="P24"><text:span text:style-name="T11">{Finished}</text:span></text:p>
          </draw:text-box>
        </draw:frame>
        <presentation:notes draw:style-name="dp3">
          <draw:frame draw:name="Google Shape;202;gcb10ffe367_1_63:notes 19" presentation:style-name="pr28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9" draw:style-name="gr1" draw:layer="layout" svg:width="16.932cm" svg:height="9.524cm" svg:x="1.058cm" svg:y="1.905cm" draw:page-number="21" presentation:class="page"/>
        </presentation:notes>
      </draw:page>
      <draw:page draw:name="page22" draw:style-name="dp1" draw:master-page-name="Title_20__26__20_Content">
        <office:forms form:automatic-focus="false" form:apply-design-mode="false"/>
        <draw:frame draw:name="Google Shape;205;p 20" presentation:style-name="pr5" draw:text-style-name="P7" draw:layer="layout" svg:width="16cm" svg:height="2.109cm" svg:x="1cm" svg:y="0.809cm" presentation:class="title" presentation:user-transformed="true">
          <draw:text-box>
            <text:p text:style-name="P1"><text:span text:style-name="T5">Work to be Completed</text:span></text:p>
          </draw:text-box>
        </draw:frame>
        <draw:frame draw:name="Google Shape;207;p 15" presentation:style-name="pr7" draw:text-style-name="P11" draw:layer="layout" svg:width="0.603cm" svg:height="0.399cm" svg:x="23.889cm" svg:y="13.565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style-name="gr102" draw:text-style-name="P21" draw:layer="layout" svg:width="16.77cm" svg:height="6.65cm" svg:x="0.73cm" svg:y="2.694cm">
          <draw:text-box>
            <text:p>Implement HPKE-based SECH</text:p>
            <text:list text:style-name="L1">
              <text:list-item>
                <text:p>Avoid additional bootstrap handshake</text:p>
              </text:list-item>
              <text:list-item>
                <text:p>Server publishes an SECHConfig with public key</text:p>
              </text:list-item>
              <text:list-item>
                <text:p>Client encapsulates inner SNI and ALPN with public key</text:p>
              </text:list-item>
              <text:list-item>
                <text:p>HPKE encapsulation is byte-hungry</text:p>
                <text:list>
                  <text:list-item>
                    <text:p>Do we need more cover?</text:p>
                  </text:list-item>
                </text:list>
              </text:list-item>
            </text:list>
            <text:p/>
            <text:p/>
            <text:p/>
          </draw:text-box>
        </draw:frame>
        <presentation:notes draw:style-name="dp3">
          <draw:frame draw:name="Google Shape;202;gcb10ffe367_1_63:notes 18" presentation:style-name="pr29" draw:text-style-name="P4" draw:layer="layout" svg:width="12.8cm" svg:height="11.429cm" svg:x="3.124cm" svg:y="12.065cm" presentation:class="notes" presentation:placeholder="true" presentation:user-transformed="true">
            <draw:text-box/>
          </draw:frame>
          <draw:page-thumbnail draw:name="Google Shape;203;gcb10ffe367_1_63:notes 18" draw:style-name="gr1" draw:layer="layout" svg:width="16.932cm" svg:height="9.524cm" svg:x="1.058cm" svg:y="1.905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569b9" draw:end-color="#00aacd" draw:start-intensity="100%" draw:end-intensity="100%" draw:angle="90deg" draw:border="6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msFillBitmap_20_1" draw:display-name="msFillBitmap 1" xlink:href="Pictures/10000000000007D00000046640FBFC4FB6406681.jpg" xlink:type="simple" xlink:show="embed" xlink:actuate="onLoad"/>
    <draw:opacity draw:name="msTransGradient_20_1" draw:display-name="msTransGradient 1" draw:style="linear" draw:start="90%" draw:end="90%" draw:angle="90deg" draw:border="60%"/>
    <draw:opacity draw:name="msTransGradient_20_2" draw:display-name="msTransGradient 2" draw:style="linear" draw:start="90%" draw:end="90%" draw:angle="90deg" draw:border="60%"/>
    <draw:opacity draw:name="msTransGradient_20_3" draw:display-name="msTransGradient 3" draw:style="linear" draw:start="90%" draw:end="90%" draw:angle="90deg" draw:border="60%"/>
    <draw:opacity draw:name="msTransGradient_20_4" draw:display-name="msTransGradient 4" draw:style="linear" draw:start="90%" draw:end="90%" draw:angle="90deg" draw:border="60%"/>
    <draw:opacity draw:name="msTransGradient_20_5" draw:display-name="msTransGradient 5" draw:style="linear" draw:start="90%" draw:end="90%" draw:angle="90deg" draw:border="6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5" draw:display-name="Arrowheads 5" svg:viewBox="0 0 20 13" svg:d="M0 13l10-13 10 13z"/>
    <draw:marker draw:name="Arrowheads_20_6" draw:display-name="Arrowheads 6" svg:viewBox="0 0 3200 5801" svg:d="M100 4300c0-263 69-522 201-749 132-229 321-418 549-550 228-131 487-201 750-201s522 70 750 201c228 132 417 321 549 549 132 229 201 487 201 750 0 264-69 522-201 750-132 229-321 418-549 550-228 131-487 201-750 201s-522-70-750-201c-228-132-417-321-549-549s-201-487-201-750zM250 4300c0-237 62-469 181-674 118-206 289-376 494-495 205-118 438-181 675-181s470 63 675 181c205 119 376 289 494 494 119 206 181 439 181 675 0 237-62 470-181 675-118 206-289 376-494 495-205 118-438 181-675 181s-470-63-675-181c-205-119-376-289-494-494-119-206-181-438-181-675zM1600 2800h100v-2800h-200v2800zM1700 1400v100h1500v-200h-1500zM1500 1400v100h-1500v-200h150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0569b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00a933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Opt2-background" style:display-name="Title Slide Opt2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Slide_20_Opt2-backgroundobjects" style:display-name="Title Slide Op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pt2-notes" style:display-name="Title Slide Op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Opt2-outline1" style:display-name="Title Slide Opt2-outline1" style:family="presentation">
      <style:graphic-properties draw:stroke="none" draw:fill="none" draw:auto-grow-height="false" draw:fit-to-size="false" style:shrink-to-fit="true">
        <text:list-style style:name="Title_20_Slide_20_Opt2-outline1" style:display-name="Title Slide Op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Opt2-outline2" style:display-name="Title Slide Opt2-outline2" style:family="presentation" style:parent-style-name="Title_20_Slide_20_Opt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Opt2-outline3" style:display-name="Title Slide Opt2-outline3" style:family="presentation" style:parent-style-name="Title_20_Slide_20_Opt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Opt2-outline4" style:display-name="Title Slide Opt2-outline4" style:family="presentation" style:parent-style-name="Title_20_Slide_20_Opt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Opt2-outline5" style:display-name="Title Slide Opt2-outline5" style:family="presentation" style:parent-style-name="Title_20_Slide_20_Opt2-outline4">
      <style:paragraph-properties fo:margin-top="0.1cm" fo:margin-bottom="0cm"/>
      <style:text-properties fo:font-size="20pt" style:font-size-asian="20pt" style:font-size-complex="20pt"/>
    </style:style>
    <style:style style:name="Title_20_Slide_20_Opt2-outline6" style:display-name="Title Slide Opt2-outline6" style:family="presentation" style:parent-style-name="Title_20_Slide_20_Opt2-outline5">
      <style:paragraph-properties fo:margin-top="0.1cm" fo:margin-bottom="0cm"/>
      <style:text-properties fo:font-size="20pt" style:font-size-asian="20pt" style:font-size-complex="20pt"/>
    </style:style>
    <style:style style:name="Title_20_Slide_20_Opt2-outline7" style:display-name="Title Slide Opt2-outline7" style:family="presentation" style:parent-style-name="Title_20_Slide_20_Opt2-outline6">
      <style:paragraph-properties fo:margin-top="0.1cm" fo:margin-bottom="0cm"/>
      <style:text-properties fo:font-size="20pt" style:font-size-asian="20pt" style:font-size-complex="20pt"/>
    </style:style>
    <style:style style:name="Title_20_Slide_20_Opt2-outline8" style:display-name="Title Slide Opt2-outline8" style:family="presentation" style:parent-style-name="Title_20_Slide_20_Opt2-outline7">
      <style:paragraph-properties fo:margin-top="0.1cm" fo:margin-bottom="0cm"/>
      <style:text-properties fo:font-size="20pt" style:font-size-asian="20pt" style:font-size-complex="20pt"/>
    </style:style>
    <style:style style:name="Title_20_Slide_20_Opt2-outline9" style:display-name="Title Slide Opt2-outline9" style:family="presentation" style:parent-style-name="Title_20_Slide_20_Opt2-outline8">
      <style:paragraph-properties fo:margin-top="0.1cm" fo:margin-bottom="0cm"/>
      <style:text-properties fo:font-size="20pt" style:font-size-asian="20pt" style:font-size-complex="20pt"/>
    </style:style>
    <style:style style:name="Title_20_Slide_20_Opt2-subtitle" style:display-name="Title Slide Opt2-subtitle" style:family="presentation">
      <style:graphic-properties draw:stroke="none" draw:fill="none" draw:textarea-vertical-align="middle">
        <text:list-style style:name="Title_20_Slide_20_Opt2-subtitle" style:display-name="Title Slide Op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pt2-title" style:display-name="Title Slide Opt2-title" style:family="presentation">
      <style:graphic-properties draw:stroke="none" draw:fill="none" draw:textarea-vertical-align="middle">
        <text:list-style style:name="Title_20_Slide_20_Opt2-title" style:display-name="Title Slide Op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20_Opt2-background" style:display-name="Title Only Opt2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Only_20_Opt2-backgroundobjects" style:display-name="Title Only Op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20_Opt2-notes" style:display-name="Title Only Op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20_Opt2-outline1" style:display-name="Title Only Opt2-outline1" style:family="presentation">
      <style:graphic-properties draw:stroke="none" draw:fill="none" draw:auto-grow-height="false" draw:fit-to-size="false" style:shrink-to-fit="true">
        <text:list-style style:name="Title_20_Only_20_Opt2-outline1" style:display-name="Title Only Op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20_Opt2-outline2" style:display-name="Title Only Opt2-outline2" style:family="presentation" style:parent-style-name="Title_20_Only_20_Opt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_20_Opt2-outline3" style:display-name="Title Only Opt2-outline3" style:family="presentation" style:parent-style-name="Title_20_Only_20_Opt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_20_Opt2-outline4" style:display-name="Title Only Opt2-outline4" style:family="presentation" style:parent-style-name="Title_20_Only_20_Opt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_20_Opt2-outline5" style:display-name="Title Only Opt2-outline5" style:family="presentation" style:parent-style-name="Title_20_Only_20_Opt2-outline4">
      <style:paragraph-properties fo:margin-top="0.1cm" fo:margin-bottom="0cm"/>
      <style:text-properties fo:font-size="20pt" style:font-size-asian="20pt" style:font-size-complex="20pt"/>
    </style:style>
    <style:style style:name="Title_20_Only_20_Opt2-outline6" style:display-name="Title Only Opt2-outline6" style:family="presentation" style:parent-style-name="Title_20_Only_20_Opt2-outline5">
      <style:paragraph-properties fo:margin-top="0.1cm" fo:margin-bottom="0cm"/>
      <style:text-properties fo:font-size="20pt" style:font-size-asian="20pt" style:font-size-complex="20pt"/>
    </style:style>
    <style:style style:name="Title_20_Only_20_Opt2-outline7" style:display-name="Title Only Opt2-outline7" style:family="presentation" style:parent-style-name="Title_20_Only_20_Opt2-outline6">
      <style:paragraph-properties fo:margin-top="0.1cm" fo:margin-bottom="0cm"/>
      <style:text-properties fo:font-size="20pt" style:font-size-asian="20pt" style:font-size-complex="20pt"/>
    </style:style>
    <style:style style:name="Title_20_Only_20_Opt2-outline8" style:display-name="Title Only Opt2-outline8" style:family="presentation" style:parent-style-name="Title_20_Only_20_Opt2-outline7">
      <style:paragraph-properties fo:margin-top="0.1cm" fo:margin-bottom="0cm"/>
      <style:text-properties fo:font-size="20pt" style:font-size-asian="20pt" style:font-size-complex="20pt"/>
    </style:style>
    <style:style style:name="Title_20_Only_20_Opt2-outline9" style:display-name="Title Only Opt2-outline9" style:family="presentation" style:parent-style-name="Title_20_Only_20_Opt2-outline8">
      <style:paragraph-properties fo:margin-top="0.1cm" fo:margin-bottom="0cm"/>
      <style:text-properties fo:font-size="20pt" style:font-size-asian="20pt" style:font-size-complex="20pt"/>
    </style:style>
    <style:style style:name="Title_20_Only_20_Opt2-subtitle" style:display-name="Title Only Opt2-subtitle" style:family="presentation">
      <style:graphic-properties draw:stroke="none" draw:fill="none" draw:textarea-vertical-align="middle">
        <text:list-style style:name="Title_20_Only_20_Opt2-subtitle" style:display-name="Title Only Op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20_Opt2-title" style:display-name="Title Only Opt2-title" style:family="presentation">
      <style:graphic-properties draw:stroke="none" draw:fill="none" draw:textarea-vertical-align="middle">
        <text:list-style style:name="Title_20_Only_20_Opt2-title" style:display-name="Title Only Op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20_with_20_Image-background" style:display-name="Title Only with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Only_20_with_20_Image-backgroundobjects" style:display-name="Title Only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20_with_20_Image-notes" style:display-name="Title Only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20_with_20_Image-outline1" style:display-name="Title Only with Image-outline1" style:family="presentation">
      <style:graphic-properties draw:stroke="none" draw:fill="none" draw:auto-grow-height="false" draw:fit-to-size="false" style:shrink-to-fit="true">
        <text:list-style style:name="Title_20_Only_20_with_20_Image-outline1" style:display-name="Title Only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20_with_20_Image-outline2" style:display-name="Title Only with Image-outline2" style:family="presentation" style:parent-style-name="Title_20_Only_20_with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_20_with_20_Image-outline3" style:display-name="Title Only with Image-outline3" style:family="presentation" style:parent-style-name="Title_20_Only_20_with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_20_with_20_Image-outline4" style:display-name="Title Only with Image-outline4" style:family="presentation" style:parent-style-name="Title_20_Only_20_with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_20_with_20_Image-outline5" style:display-name="Title Only with Image-outline5" style:family="presentation" style:parent-style-name="Title_20_Only_20_with_20_Image-outline4">
      <style:paragraph-properties fo:margin-top="0.1cm" fo:margin-bottom="0cm"/>
      <style:text-properties fo:font-size="20pt" style:font-size-asian="20pt" style:font-size-complex="20pt"/>
    </style:style>
    <style:style style:name="Title_20_Only_20_with_20_Image-outline6" style:display-name="Title Only with Image-outline6" style:family="presentation" style:parent-style-name="Title_20_Only_20_with_20_Image-outline5">
      <style:paragraph-properties fo:margin-top="0.1cm" fo:margin-bottom="0cm"/>
      <style:text-properties fo:font-size="20pt" style:font-size-asian="20pt" style:font-size-complex="20pt"/>
    </style:style>
    <style:style style:name="Title_20_Only_20_with_20_Image-outline7" style:display-name="Title Only with Image-outline7" style:family="presentation" style:parent-style-name="Title_20_Only_20_with_20_Image-outline6">
      <style:paragraph-properties fo:margin-top="0.1cm" fo:margin-bottom="0cm"/>
      <style:text-properties fo:font-size="20pt" style:font-size-asian="20pt" style:font-size-complex="20pt"/>
    </style:style>
    <style:style style:name="Title_20_Only_20_with_20_Image-outline8" style:display-name="Title Only with Image-outline8" style:family="presentation" style:parent-style-name="Title_20_Only_20_with_20_Image-outline7">
      <style:paragraph-properties fo:margin-top="0.1cm" fo:margin-bottom="0cm"/>
      <style:text-properties fo:font-size="20pt" style:font-size-asian="20pt" style:font-size-complex="20pt"/>
    </style:style>
    <style:style style:name="Title_20_Only_20_with_20_Image-outline9" style:display-name="Title Only with Image-outline9" style:family="presentation" style:parent-style-name="Title_20_Only_20_with_20_Image-outline8">
      <style:paragraph-properties fo:margin-top="0.1cm" fo:margin-bottom="0cm"/>
      <style:text-properties fo:font-size="20pt" style:font-size-asian="20pt" style:font-size-complex="20pt"/>
    </style:style>
    <style:style style:name="Title_20_Only_20_with_20_Image-subtitle" style:display-name="Title Only with Image-subtitle" style:family="presentation">
      <style:graphic-properties draw:stroke="none" draw:fill="none" draw:textarea-vertical-align="middle">
        <text:list-style style:name="Title_20_Only_20_with_20_Image-subtitle" style:display-name="Title Only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20_with_20_Image-title" style:display-name="Title Only with Image-title" style:family="presentation">
      <style:graphic-properties draw:stroke="none" draw:fill="none" draw:textarea-vertical-align="middle">
        <text:list-style style:name="Title_20_Only_20_with_20_Image-title" style:display-name="Title Only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_20_Title_20_Opt1-background" style:display-name="Small Title Opt1-background" style:family="presentation">
      <style:graphic-properties draw:stroke="none" draw:fill="solid" draw:fill-color="#ffffff" loext:fill-theme-color="lt1"/>
      <style:text-properties style:letter-kerning="true"/>
    </style:style>
    <style:style style:name="Small_20_Title_20_Opt1-backgroundobjects" style:display-name="Small Titl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pt1-notes" style:display-name="Small Titl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_20_Title_20_Opt1-outline1" style:display-name="Small Title Opt1-outline1" style:family="presentation">
      <style:graphic-properties draw:stroke="none" draw:fill="none" draw:auto-grow-height="false" draw:fit-to-size="false" style:shrink-to-fit="true">
        <text:list-style style:name="Small_20_Title_20_Opt1-outline1" style:display-name="Small Title Op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_20_Title_20_Opt1-outline2" style:display-name="Small Title Opt1-outline2" style:family="presentation" style:parent-style-name="Small_20_Title_20_Opt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0_Opt1-outline3" style:display-name="Small Title Opt1-outline3" style:family="presentation" style:parent-style-name="Small_20_Title_20_Opt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0_Opt1-outline4" style:display-name="Small Title Opt1-outline4" style:family="presentation" style:parent-style-name="Small_20_Title_20_Opt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0_Opt1-outline5" style:display-name="Small Title Opt1-outline5" style:family="presentation" style:parent-style-name="Small_20_Title_20_Opt1-outline4">
      <style:paragraph-properties fo:margin-top="0.1cm" fo:margin-bottom="0cm"/>
      <style:text-properties fo:font-size="20pt" style:font-size-asian="20pt" style:font-size-complex="20pt"/>
    </style:style>
    <style:style style:name="Small_20_Title_20_Opt1-outline6" style:display-name="Small Title Opt1-outline6" style:family="presentation" style:parent-style-name="Small_20_Title_20_Opt1-outline5">
      <style:paragraph-properties fo:margin-top="0.1cm" fo:margin-bottom="0cm"/>
      <style:text-properties fo:font-size="20pt" style:font-size-asian="20pt" style:font-size-complex="20pt"/>
    </style:style>
    <style:style style:name="Small_20_Title_20_Opt1-outline7" style:display-name="Small Title Opt1-outline7" style:family="presentation" style:parent-style-name="Small_20_Title_20_Opt1-outline6">
      <style:paragraph-properties fo:margin-top="0.1cm" fo:margin-bottom="0cm"/>
      <style:text-properties fo:font-size="20pt" style:font-size-asian="20pt" style:font-size-complex="20pt"/>
    </style:style>
    <style:style style:name="Small_20_Title_20_Opt1-outline8" style:display-name="Small Title Opt1-outline8" style:family="presentation" style:parent-style-name="Small_20_Title_20_Opt1-outline7">
      <style:paragraph-properties fo:margin-top="0.1cm" fo:margin-bottom="0cm"/>
      <style:text-properties fo:font-size="20pt" style:font-size-asian="20pt" style:font-size-complex="20pt"/>
    </style:style>
    <style:style style:name="Small_20_Title_20_Opt1-outline9" style:display-name="Small Title Opt1-outline9" style:family="presentation" style:parent-style-name="Small_20_Title_20_Opt1-outline8">
      <style:paragraph-properties fo:margin-top="0.1cm" fo:margin-bottom="0cm"/>
      <style:text-properties fo:font-size="20pt" style:font-size-asian="20pt" style:font-size-complex="20pt"/>
    </style:style>
    <style:style style:name="Small_20_Title_20_Opt1-subtitle" style:display-name="Small Title Opt1-subtitle" style:family="presentation">
      <style:graphic-properties draw:stroke="none" draw:fill="none" draw:textarea-vertical-align="middle">
        <text:list-style style:name="Small_20_Title_20_Opt1-subtitle" style:display-name="Small Title Op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pt1-title" style:display-name="Small Title Opt1-title" style:family="presentation">
      <style:graphic-properties draw:stroke="none" draw:fill="none" draw:textarea-vertical-align="middle">
        <text:list-style style:name="Small_20_Title_20_Opt1-title" style:display-name="Small Title Op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_20_Title_20_Opt2-background" style:display-name="Small Title Opt2-background" style:family="presentation">
      <style:graphic-properties draw:stroke="none" draw:fill="solid" draw:fill-color="#ffffff" loext:fill-theme-color="lt1"/>
      <style:text-properties style:letter-kerning="true"/>
    </style:style>
    <style:style style:name="Small_20_Title_20_Opt2-backgroundobjects" style:display-name="Small Title Op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pt2-notes" style:display-name="Small Title Op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_20_Title_20_Opt2-outline1" style:display-name="Small Title Opt2-outline1" style:family="presentation">
      <style:graphic-properties draw:stroke="none" draw:fill="none" draw:auto-grow-height="false" draw:fit-to-size="false" style:shrink-to-fit="true">
        <text:list-style style:name="Small_20_Title_20_Opt2-outline1" style:display-name="Small Title Op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_20_Title_20_Opt2-outline2" style:display-name="Small Title Opt2-outline2" style:family="presentation" style:parent-style-name="Small_20_Title_20_Opt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0_Opt2-outline3" style:display-name="Small Title Opt2-outline3" style:family="presentation" style:parent-style-name="Small_20_Title_20_Opt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0_Opt2-outline4" style:display-name="Small Title Opt2-outline4" style:family="presentation" style:parent-style-name="Small_20_Title_20_Opt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0_Opt2-outline5" style:display-name="Small Title Opt2-outline5" style:family="presentation" style:parent-style-name="Small_20_Title_20_Opt2-outline4">
      <style:paragraph-properties fo:margin-top="0.1cm" fo:margin-bottom="0cm"/>
      <style:text-properties fo:font-size="20pt" style:font-size-asian="20pt" style:font-size-complex="20pt"/>
    </style:style>
    <style:style style:name="Small_20_Title_20_Opt2-outline6" style:display-name="Small Title Opt2-outline6" style:family="presentation" style:parent-style-name="Small_20_Title_20_Opt2-outline5">
      <style:paragraph-properties fo:margin-top="0.1cm" fo:margin-bottom="0cm"/>
      <style:text-properties fo:font-size="20pt" style:font-size-asian="20pt" style:font-size-complex="20pt"/>
    </style:style>
    <style:style style:name="Small_20_Title_20_Opt2-outline7" style:display-name="Small Title Opt2-outline7" style:family="presentation" style:parent-style-name="Small_20_Title_20_Opt2-outline6">
      <style:paragraph-properties fo:margin-top="0.1cm" fo:margin-bottom="0cm"/>
      <style:text-properties fo:font-size="20pt" style:font-size-asian="20pt" style:font-size-complex="20pt"/>
    </style:style>
    <style:style style:name="Small_20_Title_20_Opt2-outline8" style:display-name="Small Title Opt2-outline8" style:family="presentation" style:parent-style-name="Small_20_Title_20_Opt2-outline7">
      <style:paragraph-properties fo:margin-top="0.1cm" fo:margin-bottom="0cm"/>
      <style:text-properties fo:font-size="20pt" style:font-size-asian="20pt" style:font-size-complex="20pt"/>
    </style:style>
    <style:style style:name="Small_20_Title_20_Opt2-outline9" style:display-name="Small Title Opt2-outline9" style:family="presentation" style:parent-style-name="Small_20_Title_20_Opt2-outline8">
      <style:paragraph-properties fo:margin-top="0.1cm" fo:margin-bottom="0cm"/>
      <style:text-properties fo:font-size="20pt" style:font-size-asian="20pt" style:font-size-complex="20pt"/>
    </style:style>
    <style:style style:name="Small_20_Title_20_Opt2-subtitle" style:display-name="Small Title Opt2-subtitle" style:family="presentation">
      <style:graphic-properties draw:stroke="none" draw:fill="none" draw:textarea-vertical-align="middle">
        <text:list-style style:name="Small_20_Title_20_Opt2-subtitle" style:display-name="Small Title Op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pt2-title" style:display-name="Small Title Opt2-title" style:family="presentation">
      <style:graphic-properties draw:stroke="none" draw:fill="none" draw:textarea-vertical-align="middle">
        <text:list-style style:name="Small_20_Title_20_Opt2-title" style:display-name="Small Title Op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ull_20_page_20_Image-background" style:display-name="Full page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Full_20_page_20_Image-backgroundobjects" style:display-name="Full pa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page_20_Image-notes" style:display-name="Full pa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page_20_Image-outline1" style:display-name="Full page Image-outline1" style:family="presentation">
      <style:graphic-properties draw:stroke="none" draw:fill="none" draw:auto-grow-height="false" draw:fit-to-size="false" style:shrink-to-fit="true">
        <text:list-style style:name="Full_20_page_20_Image-outline1" style:display-name="Full pa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ull_20_page_20_Image-outline2" style:display-name="Full page Image-outline2" style:family="presentation" style:parent-style-name="Full_20_page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ull_20_page_20_Image-outline3" style:display-name="Full page Image-outline3" style:family="presentation" style:parent-style-name="Full_20_page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ull_20_page_20_Image-outline4" style:display-name="Full page Image-outline4" style:family="presentation" style:parent-style-name="Full_20_page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ull_20_page_20_Image-outline5" style:display-name="Full page Image-outline5" style:family="presentation" style:parent-style-name="Full_20_page_20_Image-outline4">
      <style:paragraph-properties fo:margin-top="0.1cm" fo:margin-bottom="0cm"/>
      <style:text-properties fo:font-size="20pt" style:font-size-asian="20pt" style:font-size-complex="20pt"/>
    </style:style>
    <style:style style:name="Full_20_page_20_Image-outline6" style:display-name="Full page Image-outline6" style:family="presentation" style:parent-style-name="Full_20_page_20_Image-outline5">
      <style:paragraph-properties fo:margin-top="0.1cm" fo:margin-bottom="0cm"/>
      <style:text-properties fo:font-size="20pt" style:font-size-asian="20pt" style:font-size-complex="20pt"/>
    </style:style>
    <style:style style:name="Full_20_page_20_Image-outline7" style:display-name="Full page Image-outline7" style:family="presentation" style:parent-style-name="Full_20_page_20_Image-outline6">
      <style:paragraph-properties fo:margin-top="0.1cm" fo:margin-bottom="0cm"/>
      <style:text-properties fo:font-size="20pt" style:font-size-asian="20pt" style:font-size-complex="20pt"/>
    </style:style>
    <style:style style:name="Full_20_page_20_Image-outline8" style:display-name="Full page Image-outline8" style:family="presentation" style:parent-style-name="Full_20_page_20_Image-outline7">
      <style:paragraph-properties fo:margin-top="0.1cm" fo:margin-bottom="0cm"/>
      <style:text-properties fo:font-size="20pt" style:font-size-asian="20pt" style:font-size-complex="20pt"/>
    </style:style>
    <style:style style:name="Full_20_page_20_Image-outline9" style:display-name="Full page Image-outline9" style:family="presentation" style:parent-style-name="Full_20_page_20_Image-outline8">
      <style:paragraph-properties fo:margin-top="0.1cm" fo:margin-bottom="0cm"/>
      <style:text-properties fo:font-size="20pt" style:font-size-asian="20pt" style:font-size-complex="20pt"/>
    </style:style>
    <style:style style:name="Full_20_page_20_Image-subtitle" style:display-name="Full page Image-subtitle" style:family="presentation">
      <style:graphic-properties draw:stroke="none" draw:fill="none" draw:textarea-vertical-align="middle">
        <text:list-style style:name="Full_20_page_20_Image-subtitle" style:display-name="Full pa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page_20_Image-title" style:display-name="Full page Image-title" style:family="presentation">
      <style:graphic-properties draw:stroke="none" draw:fill="none" draw:textarea-vertical-align="middle">
        <text:list-style style:name="Full_20_page_20_Image-title" style:display-name="Full pa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_20_Opt1-background" style:display-name="Quote Opt1-background" style:family="presentation">
      <style:graphic-properties draw:stroke="none" draw:fill="solid" draw:fill-color="#ffffff" loext:fill-theme-color="lt1"/>
      <style:text-properties style:letter-kerning="true"/>
    </style:style>
    <style:style style:name="Quote_20_Opt1-backgroundobjects" style:display-name="Quot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Opt1-notes" style:display-name="Quot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Opt1-outline1" style:display-name="Quote Opt1-outline1" style:family="presentation">
      <style:graphic-properties draw:stroke="none" draw:fill="none" draw:auto-grow-height="false" draw:fit-to-size="false" style:shrink-to-fit="true">
        <text:list-style style:name="Quote_20_Opt1-outline1" style:display-name="Quote Op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_20_Opt1-outline2" style:display-name="Quote Opt1-outline2" style:family="presentation" style:parent-style-name="Quote_20_Opt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20_Opt1-outline3" style:display-name="Quote Opt1-outline3" style:family="presentation" style:parent-style-name="Quote_20_Opt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20_Opt1-outline4" style:display-name="Quote Opt1-outline4" style:family="presentation" style:parent-style-name="Quote_20_Opt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20_Opt1-outline5" style:display-name="Quote Opt1-outline5" style:family="presentation" style:parent-style-name="Quote_20_Opt1-outline4">
      <style:paragraph-properties fo:margin-top="0.1cm" fo:margin-bottom="0cm"/>
      <style:text-properties fo:font-size="20pt" style:font-size-asian="20pt" style:font-size-complex="20pt"/>
    </style:style>
    <style:style style:name="Quote_20_Opt1-outline6" style:display-name="Quote Opt1-outline6" style:family="presentation" style:parent-style-name="Quote_20_Opt1-outline5">
      <style:paragraph-properties fo:margin-top="0.1cm" fo:margin-bottom="0cm"/>
      <style:text-properties fo:font-size="20pt" style:font-size-asian="20pt" style:font-size-complex="20pt"/>
    </style:style>
    <style:style style:name="Quote_20_Opt1-outline7" style:display-name="Quote Opt1-outline7" style:family="presentation" style:parent-style-name="Quote_20_Opt1-outline6">
      <style:paragraph-properties fo:margin-top="0.1cm" fo:margin-bottom="0cm"/>
      <style:text-properties fo:font-size="20pt" style:font-size-asian="20pt" style:font-size-complex="20pt"/>
    </style:style>
    <style:style style:name="Quote_20_Opt1-outline8" style:display-name="Quote Opt1-outline8" style:family="presentation" style:parent-style-name="Quote_20_Opt1-outline7">
      <style:paragraph-properties fo:margin-top="0.1cm" fo:margin-bottom="0cm"/>
      <style:text-properties fo:font-size="20pt" style:font-size-asian="20pt" style:font-size-complex="20pt"/>
    </style:style>
    <style:style style:name="Quote_20_Opt1-outline9" style:display-name="Quote Opt1-outline9" style:family="presentation" style:parent-style-name="Quote_20_Opt1-outline8">
      <style:paragraph-properties fo:margin-top="0.1cm" fo:margin-bottom="0cm"/>
      <style:text-properties fo:font-size="20pt" style:font-size-asian="20pt" style:font-size-complex="20pt"/>
    </style:style>
    <style:style style:name="Quote_20_Opt1-subtitle" style:display-name="Quote Opt1-subtitle" style:family="presentation">
      <style:graphic-properties draw:stroke="none" draw:fill="none" draw:textarea-vertical-align="middle">
        <text:list-style style:name="Quote_20_Opt1-subtitle" style:display-name="Quote Op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Opt1-title" style:display-name="Quote Opt1-title" style:family="presentation">
      <style:graphic-properties draw:stroke="none" draw:fill="none" draw:textarea-vertical-align="middle">
        <text:list-style style:name="Quote_20_Opt1-title" style:display-name="Quote Op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_20_Opt2-background" style:display-name="Quote Opt2-background" style:family="presentation">
      <style:graphic-properties draw:stroke="none" draw:fill="solid" draw:fill-color="#ffffff" loext:fill-theme-color="lt1"/>
      <style:text-properties style:letter-kerning="true"/>
    </style:style>
    <style:style style:name="Quote_20_Opt2-backgroundobjects" style:display-name="Quote Op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Opt2-notes" style:display-name="Quote Op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Opt2-outline1" style:display-name="Quote Opt2-outline1" style:family="presentation">
      <style:graphic-properties draw:stroke="none" draw:fill="none" draw:auto-grow-height="false" draw:fit-to-size="false" style:shrink-to-fit="true">
        <text:list-style style:name="Quote_20_Opt2-outline1" style:display-name="Quote Op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_20_Opt2-outline2" style:display-name="Quote Opt2-outline2" style:family="presentation" style:parent-style-name="Quote_20_Opt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20_Opt2-outline3" style:display-name="Quote Opt2-outline3" style:family="presentation" style:parent-style-name="Quote_20_Opt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20_Opt2-outline4" style:display-name="Quote Opt2-outline4" style:family="presentation" style:parent-style-name="Quote_20_Opt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Quote_20_Opt2-outline5" style:display-name="Quote Opt2-outline5" style:family="presentation" style:parent-style-name="Quote_20_Opt2-outline4">
      <style:paragraph-properties fo:margin-top="0.1cm" fo:margin-bottom="0cm"/>
      <style:text-properties fo:font-size="20pt" style:font-size-asian="20pt" style:font-size-complex="20pt"/>
    </style:style>
    <style:style style:name="Quote_20_Opt2-outline6" style:display-name="Quote Opt2-outline6" style:family="presentation" style:parent-style-name="Quote_20_Opt2-outline5">
      <style:paragraph-properties fo:margin-top="0.1cm" fo:margin-bottom="0cm"/>
      <style:text-properties fo:font-size="20pt" style:font-size-asian="20pt" style:font-size-complex="20pt"/>
    </style:style>
    <style:style style:name="Quote_20_Opt2-outline7" style:display-name="Quote Opt2-outline7" style:family="presentation" style:parent-style-name="Quote_20_Opt2-outline6">
      <style:paragraph-properties fo:margin-top="0.1cm" fo:margin-bottom="0cm"/>
      <style:text-properties fo:font-size="20pt" style:font-size-asian="20pt" style:font-size-complex="20pt"/>
    </style:style>
    <style:style style:name="Quote_20_Opt2-outline8" style:display-name="Quote Opt2-outline8" style:family="presentation" style:parent-style-name="Quote_20_Opt2-outline7">
      <style:paragraph-properties fo:margin-top="0.1cm" fo:margin-bottom="0cm"/>
      <style:text-properties fo:font-size="20pt" style:font-size-asian="20pt" style:font-size-complex="20pt"/>
    </style:style>
    <style:style style:name="Quote_20_Opt2-outline9" style:display-name="Quote Opt2-outline9" style:family="presentation" style:parent-style-name="Quote_20_Opt2-outline8">
      <style:paragraph-properties fo:margin-top="0.1cm" fo:margin-bottom="0cm"/>
      <style:text-properties fo:font-size="20pt" style:font-size-asian="20pt" style:font-size-complex="20pt"/>
    </style:style>
    <style:style style:name="Quote_20_Opt2-subtitle" style:display-name="Quote Opt2-subtitle" style:family="presentation">
      <style:graphic-properties draw:stroke="none" draw:fill="none" draw:textarea-vertical-align="middle">
        <text:list-style style:name="Quote_20_Opt2-subtitle" style:display-name="Quote Op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Opt2-title" style:display-name="Quote Opt2-title" style:family="presentation">
      <style:graphic-properties draw:stroke="none" draw:fill="none" draw:textarea-vertical-align="middle">
        <text:list-style style:name="Quote_20_Opt2-title" style:display-name="Quote Op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false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Content-outline5" style:display-name="Title &amp; Content-outline5" style:family="presentation" style:parent-style-name="Title_20__26__20_Content-outline4">
      <style:paragraph-properties fo:margin-top="0.1cm" fo:margin-bottom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top="0.1cm" fo:margin-bottom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top="0.1cm" fo:margin-bottom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top="0.1cm" fo:margin-bottom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top="0.1cm" fo:margin-bottom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_20__26__20_Image-background" style:display-name="Title, Content &amp;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c__20_Content_20__26__20_Image-backgroundobjects" style:display-name="Title, Content &amp;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_26__20_Image-notes" style:display-name="Title, Content &amp;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_26__20_Image-outline1" style:display-name="Title, Content &amp; Image-outline1" style:family="presentation">
      <style:graphic-properties draw:stroke="none" draw:fill="none" draw:auto-grow-height="false" draw:fit-to-size="false" style:shrink-to-fit="true">
        <text:list-style style:name="Title_2c__20_Content_20__26__20_Image-outline1" style:display-name="Title, Content &amp;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_20__26__20_Image-outline2" style:display-name="Title, Content &amp; Image-outline2" style:family="presentation" style:parent-style-name="Title_2c__20_Content_20__26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_20__26__20_Image-outline3" style:display-name="Title, Content &amp; Image-outline3" style:family="presentation" style:parent-style-name="Title_2c__20_Content_20__26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_20__26__20_Image-outline4" style:display-name="Title, Content &amp; Image-outline4" style:family="presentation" style:parent-style-name="Title_2c__20_Content_20__26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_20__26__20_Image-outline5" style:display-name="Title, Content &amp; Image-outline5" style:family="presentation" style:parent-style-name="Title_2c__20_Content_20__26__20_Image-outline4">
      <style:paragraph-properties fo:margin-top="0.1cm" fo:margin-bottom="0cm"/>
      <style:text-properties fo:font-size="20pt" style:font-size-asian="20pt" style:font-size-complex="20pt"/>
    </style:style>
    <style:style style:name="Title_2c__20_Content_20__26__20_Image-outline6" style:display-name="Title, Content &amp; Image-outline6" style:family="presentation" style:parent-style-name="Title_2c__20_Content_20__26__20_Image-outline5">
      <style:paragraph-properties fo:margin-top="0.1cm" fo:margin-bottom="0cm"/>
      <style:text-properties fo:font-size="20pt" style:font-size-asian="20pt" style:font-size-complex="20pt"/>
    </style:style>
    <style:style style:name="Title_2c__20_Content_20__26__20_Image-outline7" style:display-name="Title, Content &amp; Image-outline7" style:family="presentation" style:parent-style-name="Title_2c__20_Content_20__26__20_Image-outline6">
      <style:paragraph-properties fo:margin-top="0.1cm" fo:margin-bottom="0cm"/>
      <style:text-properties fo:font-size="20pt" style:font-size-asian="20pt" style:font-size-complex="20pt"/>
    </style:style>
    <style:style style:name="Title_2c__20_Content_20__26__20_Image-outline8" style:display-name="Title, Content &amp; Image-outline8" style:family="presentation" style:parent-style-name="Title_2c__20_Content_20__26__20_Image-outline7">
      <style:paragraph-properties fo:margin-top="0.1cm" fo:margin-bottom="0cm"/>
      <style:text-properties fo:font-size="20pt" style:font-size-asian="20pt" style:font-size-complex="20pt"/>
    </style:style>
    <style:style style:name="Title_2c__20_Content_20__26__20_Image-outline9" style:display-name="Title, Content &amp; Image-outline9" style:family="presentation" style:parent-style-name="Title_2c__20_Content_20__26__20_Image-outline8">
      <style:paragraph-properties fo:margin-top="0.1cm" fo:margin-bottom="0cm"/>
      <style:text-properties fo:font-size="20pt" style:font-size-asian="20pt" style:font-size-complex="20pt"/>
    </style:style>
    <style:style style:name="Title_2c__20_Content_20__26__20_Image-subtitle" style:display-name="Title, Content &amp; Image-subtitle" style:family="presentation">
      <style:graphic-properties draw:stroke="none" draw:fill="none" draw:textarea-vertical-align="middle">
        <text:list-style style:name="Title_2c__20_Content_20__26__20_Image-subtitle" style:display-name="Title, Content &amp;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_26__20_Image-title" style:display-name="Title, Content &amp; Image-title" style:family="presentation">
      <style:graphic-properties draw:stroke="none" draw:fill="none" draw:textarea-vertical-align="middle">
        <text:list-style style:name="Title_2c__20_Content_20__26__20_Image-title" style:display-name="Title, Content &amp;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_20_Title_2c__20_Content_20__26__20_Image-background" style:display-name="Small Title, Content &amp;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Small_20_Title_2c__20_Content_20__26__20_Image-backgroundobjects" style:display-name="Small Title, Content &amp;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c__20_Content_20__26__20_Image-notes" style:display-name="Small Title, Content &amp;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_20_Title_2c__20_Content_20__26__20_Image-outline1" style:display-name="Small Title, Content &amp; Image-outline1" style:family="presentation">
      <style:graphic-properties draw:stroke="none" draw:fill="none" draw:auto-grow-height="false" draw:fit-to-size="false" style:shrink-to-fit="true">
        <text:list-style style:name="Small_20_Title_2c__20_Content_20__26__20_Image-outline1" style:display-name="Small Title, Content &amp;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_20_Title_2c__20_Content_20__26__20_Image-outline2" style:display-name="Small Title, Content &amp; Image-outline2" style:family="presentation" style:parent-style-name="Small_20_Title_2c__20_Content_20__26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c__20_Content_20__26__20_Image-outline3" style:display-name="Small Title, Content &amp; Image-outline3" style:family="presentation" style:parent-style-name="Small_20_Title_2c__20_Content_20__26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c__20_Content_20__26__20_Image-outline4" style:display-name="Small Title, Content &amp; Image-outline4" style:family="presentation" style:parent-style-name="Small_20_Title_2c__20_Content_20__26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_20_Title_2c__20_Content_20__26__20_Image-outline5" style:display-name="Small Title, Content &amp; Image-outline5" style:family="presentation" style:parent-style-name="Small_20_Title_2c__20_Content_20__26__20_Image-outline4">
      <style:paragraph-properties fo:margin-top="0.1cm" fo:margin-bottom="0cm"/>
      <style:text-properties fo:font-size="20pt" style:font-size-asian="20pt" style:font-size-complex="20pt"/>
    </style:style>
    <style:style style:name="Small_20_Title_2c__20_Content_20__26__20_Image-outline6" style:display-name="Small Title, Content &amp; Image-outline6" style:family="presentation" style:parent-style-name="Small_20_Title_2c__20_Content_20__26__20_Image-outline5">
      <style:paragraph-properties fo:margin-top="0.1cm" fo:margin-bottom="0cm"/>
      <style:text-properties fo:font-size="20pt" style:font-size-asian="20pt" style:font-size-complex="20pt"/>
    </style:style>
    <style:style style:name="Small_20_Title_2c__20_Content_20__26__20_Image-outline7" style:display-name="Small Title, Content &amp; Image-outline7" style:family="presentation" style:parent-style-name="Small_20_Title_2c__20_Content_20__26__20_Image-outline6">
      <style:paragraph-properties fo:margin-top="0.1cm" fo:margin-bottom="0cm"/>
      <style:text-properties fo:font-size="20pt" style:font-size-asian="20pt" style:font-size-complex="20pt"/>
    </style:style>
    <style:style style:name="Small_20_Title_2c__20_Content_20__26__20_Image-outline8" style:display-name="Small Title, Content &amp; Image-outline8" style:family="presentation" style:parent-style-name="Small_20_Title_2c__20_Content_20__26__20_Image-outline7">
      <style:paragraph-properties fo:margin-top="0.1cm" fo:margin-bottom="0cm"/>
      <style:text-properties fo:font-size="20pt" style:font-size-asian="20pt" style:font-size-complex="20pt"/>
    </style:style>
    <style:style style:name="Small_20_Title_2c__20_Content_20__26__20_Image-outline9" style:display-name="Small Title, Content &amp; Image-outline9" style:family="presentation" style:parent-style-name="Small_20_Title_2c__20_Content_20__26__20_Image-outline8">
      <style:paragraph-properties fo:margin-top="0.1cm" fo:margin-bottom="0cm"/>
      <style:text-properties fo:font-size="20pt" style:font-size-asian="20pt" style:font-size-complex="20pt"/>
    </style:style>
    <style:style style:name="Small_20_Title_2c__20_Content_20__26__20_Image-subtitle" style:display-name="Small Title, Content &amp; Image-subtitle" style:family="presentation">
      <style:graphic-properties draw:stroke="none" draw:fill="none" draw:textarea-vertical-align="middle">
        <text:list-style style:name="Small_20_Title_2c__20_Content_20__26__20_Image-subtitle" style:display-name="Small Title, Content &amp;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c__20_Content_20__26__20_Image-title" style:display-name="Small Title, Content &amp; Image-title" style:family="presentation">
      <style:graphic-properties draw:stroke="none" draw:fill="none" draw:textarea-vertical-align="middle">
        <text:list-style style:name="Small_20_Title_2c__20_Content_20__26__20_Image-title" style:display-name="Small Title, Content &amp;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ree_20_Image-background" style:display-name="Three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Three_20_Image-backgroundobjects" style:display-name="Thre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Image-notes" style:display-name="Thre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Image-outline1" style:display-name="Three Image-outline1" style:family="presentation">
      <style:graphic-properties draw:stroke="none" draw:fill="none" draw:auto-grow-height="false" draw:fit-to-size="false" style:shrink-to-fit="true">
        <text:list-style style:name="Three_20_Image-outline1" style:display-name="Thre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ree_20_Image-outline2" style:display-name="Three Image-outline2" style:family="presentation" style:parent-style-name="Three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hree_20_Image-outline3" style:display-name="Three Image-outline3" style:family="presentation" style:parent-style-name="Three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hree_20_Image-outline4" style:display-name="Three Image-outline4" style:family="presentation" style:parent-style-name="Three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hree_20_Image-outline5" style:display-name="Three Image-outline5" style:family="presentation" style:parent-style-name="Three_20_Image-outline4">
      <style:paragraph-properties fo:margin-top="0.1cm" fo:margin-bottom="0cm"/>
      <style:text-properties fo:font-size="20pt" style:font-size-asian="20pt" style:font-size-complex="20pt"/>
    </style:style>
    <style:style style:name="Three_20_Image-outline6" style:display-name="Three Image-outline6" style:family="presentation" style:parent-style-name="Three_20_Image-outline5">
      <style:paragraph-properties fo:margin-top="0.1cm" fo:margin-bottom="0cm"/>
      <style:text-properties fo:font-size="20pt" style:font-size-asian="20pt" style:font-size-complex="20pt"/>
    </style:style>
    <style:style style:name="Three_20_Image-outline7" style:display-name="Three Image-outline7" style:family="presentation" style:parent-style-name="Three_20_Image-outline6">
      <style:paragraph-properties fo:margin-top="0.1cm" fo:margin-bottom="0cm"/>
      <style:text-properties fo:font-size="20pt" style:font-size-asian="20pt" style:font-size-complex="20pt"/>
    </style:style>
    <style:style style:name="Three_20_Image-outline8" style:display-name="Three Image-outline8" style:family="presentation" style:parent-style-name="Three_20_Image-outline7">
      <style:paragraph-properties fo:margin-top="0.1cm" fo:margin-bottom="0cm"/>
      <style:text-properties fo:font-size="20pt" style:font-size-asian="20pt" style:font-size-complex="20pt"/>
    </style:style>
    <style:style style:name="Three_20_Image-outline9" style:display-name="Three Image-outline9" style:family="presentation" style:parent-style-name="Three_20_Image-outline8">
      <style:paragraph-properties fo:margin-top="0.1cm" fo:margin-bottom="0cm"/>
      <style:text-properties fo:font-size="20pt" style:font-size-asian="20pt" style:font-size-complex="20pt"/>
    </style:style>
    <style:style style:name="Three_20_Image-subtitle" style:display-name="Three Image-subtitle" style:family="presentation">
      <style:graphic-properties draw:stroke="none" draw:fill="none" draw:textarea-vertical-align="middle">
        <text:list-style style:name="Three_20_Image-subtitle" style:display-name="Thre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Image-title" style:display-name="Three Image-title" style:family="presentation">
      <style:graphic-properties draw:stroke="none" draw:fill="none" draw:textarea-vertical-align="middle">
        <text:list-style style:name="Three_20_Image-title" style:display-name="Thre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Image-background" style:display-name="Two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Two_20_Image-backgroundobjects" style:display-name="Tw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Image-notes" style:display-name="Tw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Image-outline1" style:display-name="Two Image-outline1" style:family="presentation">
      <style:graphic-properties draw:stroke="none" draw:fill="none" draw:auto-grow-height="false" draw:fit-to-size="false" style:shrink-to-fit="true">
        <text:list-style style:name="Two_20_Image-outline1" style:display-name="Two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Image-outline2" style:display-name="Two Image-outline2" style:family="presentation" style:parent-style-name="Two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Image-outline3" style:display-name="Two Image-outline3" style:family="presentation" style:parent-style-name="Two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Image-outline4" style:display-name="Two Image-outline4" style:family="presentation" style:parent-style-name="Two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Image-outline5" style:display-name="Two Image-outline5" style:family="presentation" style:parent-style-name="Two_20_Image-outline4">
      <style:paragraph-properties fo:margin-top="0.1cm" fo:margin-bottom="0cm"/>
      <style:text-properties fo:font-size="20pt" style:font-size-asian="20pt" style:font-size-complex="20pt"/>
    </style:style>
    <style:style style:name="Two_20_Image-outline6" style:display-name="Two Image-outline6" style:family="presentation" style:parent-style-name="Two_20_Image-outline5">
      <style:paragraph-properties fo:margin-top="0.1cm" fo:margin-bottom="0cm"/>
      <style:text-properties fo:font-size="20pt" style:font-size-asian="20pt" style:font-size-complex="20pt"/>
    </style:style>
    <style:style style:name="Two_20_Image-outline7" style:display-name="Two Image-outline7" style:family="presentation" style:parent-style-name="Two_20_Image-outline6">
      <style:paragraph-properties fo:margin-top="0.1cm" fo:margin-bottom="0cm"/>
      <style:text-properties fo:font-size="20pt" style:font-size-asian="20pt" style:font-size-complex="20pt"/>
    </style:style>
    <style:style style:name="Two_20_Image-outline8" style:display-name="Two Image-outline8" style:family="presentation" style:parent-style-name="Two_20_Image-outline7">
      <style:paragraph-properties fo:margin-top="0.1cm" fo:margin-bottom="0cm"/>
      <style:text-properties fo:font-size="20pt" style:font-size-asian="20pt" style:font-size-complex="20pt"/>
    </style:style>
    <style:style style:name="Two_20_Image-outline9" style:display-name="Two Image-outline9" style:family="presentation" style:parent-style-name="Two_20_Image-outline8">
      <style:paragraph-properties fo:margin-top="0.1cm" fo:margin-bottom="0cm"/>
      <style:text-properties fo:font-size="20pt" style:font-size-asian="20pt" style:font-size-complex="20pt"/>
    </style:style>
    <style:style style:name="Two_20_Image-subtitle" style:display-name="Two Image-subtitle" style:family="presentation">
      <style:graphic-properties draw:stroke="none" draw:fill="none" draw:textarea-vertical-align="middle">
        <text:list-style style:name="Two_20_Image-subtitle" style:display-name="Tw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Image-title" style:display-name="Two Image-title" style:family="presentation">
      <style:graphic-properties draw:stroke="none" draw:fill="none" draw:textarea-vertical-align="middle">
        <text:list-style style:name="Two_20_Image-title" style:display-name="Tw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20_Image-background" style:display-name="Four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Four_20_Image-backgroundobjects" style:display-name="Fou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20_Image-notes" style:display-name="Four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Image-outline1" style:display-name="Four Image-outline1" style:family="presentation">
      <style:graphic-properties draw:stroke="none" draw:fill="none" draw:auto-grow-height="false" draw:fit-to-size="false" style:shrink-to-fit="true">
        <text:list-style style:name="Four_20_Image-outline1" style:display-name="Fou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20_Image-outline2" style:display-name="Four Image-outline2" style:family="presentation" style:parent-style-name="Four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20_Image-outline3" style:display-name="Four Image-outline3" style:family="presentation" style:parent-style-name="Four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20_Image-outline4" style:display-name="Four Image-outline4" style:family="presentation" style:parent-style-name="Four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20_Image-outline5" style:display-name="Four Image-outline5" style:family="presentation" style:parent-style-name="Four_20_Image-outline4">
      <style:paragraph-properties fo:margin-top="0.1cm" fo:margin-bottom="0cm"/>
      <style:text-properties fo:font-size="20pt" style:font-size-asian="20pt" style:font-size-complex="20pt"/>
    </style:style>
    <style:style style:name="Four_20_Image-outline6" style:display-name="Four Image-outline6" style:family="presentation" style:parent-style-name="Four_20_Image-outline5">
      <style:paragraph-properties fo:margin-top="0.1cm" fo:margin-bottom="0cm"/>
      <style:text-properties fo:font-size="20pt" style:font-size-asian="20pt" style:font-size-complex="20pt"/>
    </style:style>
    <style:style style:name="Four_20_Image-outline7" style:display-name="Four Image-outline7" style:family="presentation" style:parent-style-name="Four_20_Image-outline6">
      <style:paragraph-properties fo:margin-top="0.1cm" fo:margin-bottom="0cm"/>
      <style:text-properties fo:font-size="20pt" style:font-size-asian="20pt" style:font-size-complex="20pt"/>
    </style:style>
    <style:style style:name="Four_20_Image-outline8" style:display-name="Four Image-outline8" style:family="presentation" style:parent-style-name="Four_20_Image-outline7">
      <style:paragraph-properties fo:margin-top="0.1cm" fo:margin-bottom="0cm"/>
      <style:text-properties fo:font-size="20pt" style:font-size-asian="20pt" style:font-size-complex="20pt"/>
    </style:style>
    <style:style style:name="Four_20_Image-outline9" style:display-name="Four Image-outline9" style:family="presentation" style:parent-style-name="Four_20_Image-outline8">
      <style:paragraph-properties fo:margin-top="0.1cm" fo:margin-bottom="0cm"/>
      <style:text-properties fo:font-size="20pt" style:font-size-asian="20pt" style:font-size-complex="20pt"/>
    </style:style>
    <style:style style:name="Four_20_Image-subtitle" style:display-name="Four Image-subtitle" style:family="presentation">
      <style:graphic-properties draw:stroke="none" draw:fill="none" draw:textarea-vertical-align="middle">
        <text:list-style style:name="Four_20_Image-subtitle" style:display-name="Fou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Image-title" style:display-name="Four Image-title" style:family="presentation">
      <style:graphic-properties draw:stroke="none" draw:fill="none" draw:textarea-vertical-align="middle">
        <text:list-style style:name="Four_20_Image-title" style:display-name="Fou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hart_2f_Graph-background" style:display-name="Chart/Graph-background" style:family="presentation">
      <style:graphic-properties draw:stroke="none" draw:fill="solid" draw:fill-color="#e6f0f8"/>
      <style:text-properties style:letter-kerning="true"/>
    </style:style>
    <style:style style:name="Chart_2f_Graph-backgroundobjects" style:display-name="Chart/Grap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rt_2f_Graph-notes" style:display-name="Chart/Grap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rt_2f_Graph-outline1" style:display-name="Chart/Graph-outline1" style:family="presentation">
      <style:graphic-properties draw:stroke="none" draw:fill="none" draw:auto-grow-height="false" draw:fit-to-size="false" style:shrink-to-fit="true">
        <text:list-style style:name="Chart_2f_Graph-outline1" style:display-name="Chart/Grap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hart_2f_Graph-outline2" style:display-name="Chart/Graph-outline2" style:family="presentation" style:parent-style-name="Chart_2f_Graph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hart_2f_Graph-outline3" style:display-name="Chart/Graph-outline3" style:family="presentation" style:parent-style-name="Chart_2f_Graph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hart_2f_Graph-outline4" style:display-name="Chart/Graph-outline4" style:family="presentation" style:parent-style-name="Chart_2f_Graph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hart_2f_Graph-outline5" style:display-name="Chart/Graph-outline5" style:family="presentation" style:parent-style-name="Chart_2f_Graph-outline4">
      <style:paragraph-properties fo:margin-top="0.1cm" fo:margin-bottom="0cm"/>
      <style:text-properties fo:font-size="20pt" style:font-size-asian="20pt" style:font-size-complex="20pt"/>
    </style:style>
    <style:style style:name="Chart_2f_Graph-outline6" style:display-name="Chart/Graph-outline6" style:family="presentation" style:parent-style-name="Chart_2f_Graph-outline5">
      <style:paragraph-properties fo:margin-top="0.1cm" fo:margin-bottom="0cm"/>
      <style:text-properties fo:font-size="20pt" style:font-size-asian="20pt" style:font-size-complex="20pt"/>
    </style:style>
    <style:style style:name="Chart_2f_Graph-outline7" style:display-name="Chart/Graph-outline7" style:family="presentation" style:parent-style-name="Chart_2f_Graph-outline6">
      <style:paragraph-properties fo:margin-top="0.1cm" fo:margin-bottom="0cm"/>
      <style:text-properties fo:font-size="20pt" style:font-size-asian="20pt" style:font-size-complex="20pt"/>
    </style:style>
    <style:style style:name="Chart_2f_Graph-outline8" style:display-name="Chart/Graph-outline8" style:family="presentation" style:parent-style-name="Chart_2f_Graph-outline7">
      <style:paragraph-properties fo:margin-top="0.1cm" fo:margin-bottom="0cm"/>
      <style:text-properties fo:font-size="20pt" style:font-size-asian="20pt" style:font-size-complex="20pt"/>
    </style:style>
    <style:style style:name="Chart_2f_Graph-outline9" style:display-name="Chart/Graph-outline9" style:family="presentation" style:parent-style-name="Chart_2f_Graph-outline8">
      <style:paragraph-properties fo:margin-top="0.1cm" fo:margin-bottom="0cm"/>
      <style:text-properties fo:font-size="20pt" style:font-size-asian="20pt" style:font-size-complex="20pt"/>
    </style:style>
    <style:style style:name="Chart_2f_Graph-subtitle" style:display-name="Chart/Graph-subtitle" style:family="presentation">
      <style:graphic-properties draw:stroke="none" draw:fill="none" draw:textarea-vertical-align="middle">
        <text:list-style style:name="Chart_2f_Graph-subtitle" style:display-name="Chart/Grap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t_2f_Graph-title" style:display-name="Chart/Graph-title" style:family="presentation">
      <style:graphic-properties draw:stroke="none" draw:fill="none" draw:textarea-vertical-align="middle">
        <text:list-style style:name="Chart_2f_Graph-title" style:display-name="Chart/Grap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cons_20_Blue-background" style:display-name="Icons Blue-background" style:family="presentation">
      <style:graphic-properties draw:stroke="none" draw:fill="solid" draw:fill-color="#0569b9" loext:fill-theme-color="accent1"/>
      <style:text-properties style:letter-kerning="true"/>
    </style:style>
    <style:style style:name="Icons_20_Blue-backgroundobjects" style:display-name="Icons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cons_20_Blue-notes" style:display-name="Icons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ons_20_Blue-outline1" style:display-name="Icons Blue-outline1" style:family="presentation">
      <style:graphic-properties draw:stroke="none" draw:fill="none" draw:auto-grow-height="false" draw:fit-to-size="false" style:shrink-to-fit="true">
        <text:list-style style:name="Icons_20_Blue-outline1" style:display-name="Icons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cons_20_Blue-outline2" style:display-name="Icons Blue-outline2" style:family="presentation" style:parent-style-name="Icons_20_Blu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cons_20_Blue-outline3" style:display-name="Icons Blue-outline3" style:family="presentation" style:parent-style-name="Icons_20_Blu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cons_20_Blue-outline4" style:display-name="Icons Blue-outline4" style:family="presentation" style:parent-style-name="Icons_20_Blu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cons_20_Blue-outline5" style:display-name="Icons Blue-outline5" style:family="presentation" style:parent-style-name="Icons_20_Blue-outline4">
      <style:paragraph-properties fo:margin-top="0.1cm" fo:margin-bottom="0cm"/>
      <style:text-properties fo:font-size="20pt" style:font-size-asian="20pt" style:font-size-complex="20pt"/>
    </style:style>
    <style:style style:name="Icons_20_Blue-outline6" style:display-name="Icons Blue-outline6" style:family="presentation" style:parent-style-name="Icons_20_Blue-outline5">
      <style:paragraph-properties fo:margin-top="0.1cm" fo:margin-bottom="0cm"/>
      <style:text-properties fo:font-size="20pt" style:font-size-asian="20pt" style:font-size-complex="20pt"/>
    </style:style>
    <style:style style:name="Icons_20_Blue-outline7" style:display-name="Icons Blue-outline7" style:family="presentation" style:parent-style-name="Icons_20_Blue-outline6">
      <style:paragraph-properties fo:margin-top="0.1cm" fo:margin-bottom="0cm"/>
      <style:text-properties fo:font-size="20pt" style:font-size-asian="20pt" style:font-size-complex="20pt"/>
    </style:style>
    <style:style style:name="Icons_20_Blue-outline8" style:display-name="Icons Blue-outline8" style:family="presentation" style:parent-style-name="Icons_20_Blue-outline7">
      <style:paragraph-properties fo:margin-top="0.1cm" fo:margin-bottom="0cm"/>
      <style:text-properties fo:font-size="20pt" style:font-size-asian="20pt" style:font-size-complex="20pt"/>
    </style:style>
    <style:style style:name="Icons_20_Blue-outline9" style:display-name="Icons Blue-outline9" style:family="presentation" style:parent-style-name="Icons_20_Blue-outline8">
      <style:paragraph-properties fo:margin-top="0.1cm" fo:margin-bottom="0cm"/>
      <style:text-properties fo:font-size="20pt" style:font-size-asian="20pt" style:font-size-complex="20pt"/>
    </style:style>
    <style:style style:name="Icons_20_Blue-subtitle" style:display-name="Icons Blue-subtitle" style:family="presentation">
      <style:graphic-properties draw:stroke="none" draw:fill="none" draw:textarea-vertical-align="middle">
        <text:list-style style:name="Icons_20_Blue-subtitle" style:display-name="Icons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ons_20_Blue-title" style:display-name="Icons Blue-title" style:family="presentation">
      <style:graphic-properties draw:stroke="none" draw:fill="none" draw:textarea-vertical-align="middle">
        <text:list-style style:name="Icons_20_Blue-title" style:display-name="Icons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lette-background" style:family="presentation">
      <style:graphic-properties draw:stroke="none" draw:fill="solid" draw:fill-color="#ffffff" loext:fill-theme-color="lt1"/>
      <style:text-properties style:letter-kerning="true"/>
    </style:style>
    <style:style style:name="Pal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l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lette-outline1" style:family="presentation">
      <style:graphic-properties draw:stroke="none" draw:fill="none" draw:auto-grow-height="false" draw:fit-to-size="false" style:shrink-to-fit="true">
        <text:list-style style:name="Pal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lette-outline2" style:family="presentation" style:parent-style-name="Palet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lette-outline3" style:family="presentation" style:parent-style-name="Palet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lette-outline4" style:family="presentation" style:parent-style-name="Palet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lette-outline5" style:family="presentation" style:parent-style-name="Palette-outline4">
      <style:paragraph-properties fo:margin-top="0.1cm" fo:margin-bottom="0cm"/>
      <style:text-properties fo:font-size="20pt" style:font-size-asian="20pt" style:font-size-complex="20pt"/>
    </style:style>
    <style:style style:name="Palette-outline6" style:family="presentation" style:parent-style-name="Palette-outline5">
      <style:paragraph-properties fo:margin-top="0.1cm" fo:margin-bottom="0cm"/>
      <style:text-properties fo:font-size="20pt" style:font-size-asian="20pt" style:font-size-complex="20pt"/>
    </style:style>
    <style:style style:name="Palette-outline7" style:family="presentation" style:parent-style-name="Palette-outline6">
      <style:paragraph-properties fo:margin-top="0.1cm" fo:margin-bottom="0cm"/>
      <style:text-properties fo:font-size="20pt" style:font-size-asian="20pt" style:font-size-complex="20pt"/>
    </style:style>
    <style:style style:name="Palette-outline8" style:family="presentation" style:parent-style-name="Palette-outline7">
      <style:paragraph-properties fo:margin-top="0.1cm" fo:margin-bottom="0cm"/>
      <style:text-properties fo:font-size="20pt" style:font-size-asian="20pt" style:font-size-complex="20pt"/>
    </style:style>
    <style:style style:name="Palette-outline9" style:family="presentation" style:parent-style-name="Palette-outline8">
      <style:paragraph-properties fo:margin-top="0.1cm" fo:margin-bottom="0cm"/>
      <style:text-properties fo:font-size="20pt" style:font-size-asian="20pt" style:font-size-complex="20pt"/>
    </style:style>
    <style:style style:name="Palette-subtitle" style:family="presentation">
      <style:graphic-properties draw:stroke="none" draw:fill="none" draw:textarea-vertical-align="middle">
        <text:list-style style:name="Pal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lette-title" style:family="presentation">
      <style:graphic-properties draw:stroke="none" draw:fill="none" draw:textarea-vertical-align="middle">
        <text:list-style style:name="Pal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6f0f8"/>
    </style:style>
    <style:style style:name="Mdp3" style:family="drawing-page">
      <style:drawing-page-properties draw:background-size="border" draw:fill="solid" draw:fill-color="#0569b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7" style:family="graphic" style:parent-style-name="standard">
      <style:graphic-properties draw:stroke="solid" svg:stroke-width="0.026cm" svg:stroke-color="#50555a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3" style:family="graphic" style:parent-style-name="standard">
      <style:graphic-properties draw:stroke="solid" svg:stroke-width="0.026cm" svg:stroke-color="#0569b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5" style:family="graphic" style:parent-style-name="standard">
      <style:graphic-properties draw:stroke="solid" svg:stroke-width="0.026cm" svg:stroke-color="#fffff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Opt2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Slide_20_Opt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Slide_20_Opt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Only_20_Opt2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Only_20_Opt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Only_20_Opt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Only_20_with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Only_20_with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20_Only_20_with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Small_20_Title_20_Opt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Small_20_Title_20_Opt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mall_20_Title_20_Opt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Small_20_Title_20_Opt2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mall_20_Title_20_Opt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Small_20_Title_20_Opt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Full_20_page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Full_20_page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Full_20_page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Quote_20_Opt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Quote_20_Opt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Quote_20_Opt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Quote_20_Opt2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Quote_20_Opt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Quote_20_Opt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Title_20__26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le_20__26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Title_20__26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Title_2c__20_Content_20__26_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itle_2c__20_Content_20__26_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Title_2c__20_Content_20__26_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Small_20_Title_2c__20_Content_20__26_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Small_20_Title_2c__20_Content_20__26_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Small_20_Title_2c__20_Content_20__26_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Three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hree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Three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Two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wo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Two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Four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Four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Four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BLANK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Chart_2f_Graph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Chart_2f_Grap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Chart_2f_Grap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TITLE_5f_ONLY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Icons_20_Blu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Icons_20_Bl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Icons_20_Bl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Palett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Palet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Palet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7pt" style:font-size-asian="14pt" style:font-size-complex="14pt"/>
    </style:style>
    <style:style style:name="MP13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7pt" fo:letter-spacing="normal" fo:language="en" fo:country="GB" fo:font-style="normal" style:text-underline-style="none" fo:font-weight="normal" fo:background-color="transparent" style:font-name-asian="Calibri1" style:font-size-asian="7pt" style:font-style-asian="normal" style:font-weight-asian="normal" style:font-name-complex="Calibri1" style:font-size-complex="7pt" style:font-style-complex="normal" style:font-weight-complex="normal"/>
    </style:style>
    <style:style style:name="MT3" style:family="text">
      <style:text-properties fo:font-variant="normal" fo:text-transform="none" fo:color="#50555a" loext:opacity="100%" loext:theme-color="lt1" style:text-outline="false" style:text-line-through-style="none" style:text-line-through-type="none" style:text-position="0% 100%" style:font-name="Calibri1" fo:font-size="13pt" fo:letter-spacing="normal" fo:language="en" fo:country="GB" fo:font-style="normal" style:text-underline-style="none" fo:font-weight="normal" fo:background-color="transparent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4" draw:text-style-name="MP7" draw:layer="backgroundobjects" drawooo:display="none" svg:width="6.623cm" svg:height="0.297cm" svg:x="0.99cm" svg:y="13.681cm">
        <text:p text:style-name="MP6"><text:span text:style-name="MT2">Trinity College Dublin, </text:span><text:span text:style-name="MT2">The University of </text:span><text:span text:style-name="MT2">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8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1.589cm" svg:height="3.062cm" svg:x="0.999cm" svg:y="5.749cm" presentation:class="title" presentation:placeholder="true" presentation:user-transformed="true">
        <draw:text-box/>
      </draw:frame>
      <draw:frame draw:name="Google Shape;15;p2" draw:style-name="Mgr3" draw:text-style-name="MP5" draw:layer="backgroundobjects" svg:width="5.441cm" svg:height="1.46cm" svg:x="0.961cm" svg:y="0.955cm">
        <draw:image xlink:href="Pictures/10000001000001AD000000737B5D5D85446EF6F7.png" xlink:type="simple" xlink:show="embed" xlink:actuate="onLoad" draw:mime-type="image/png">
          <text:p/>
        </draw:image>
        <svg:desc>Text

Description automatically generated</svg:desc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pt2" style:display-name="Title Slide Opt2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6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Title_20_Slide_20_Opt2-outline1" draw:layer="backgroundobjects" svg:width="25.399cm" svg:height="14.287cm" svg:x="0cm" svg:y="0cm" presentation:class="outline" presentation:placeholder="true" presentation:user-transformed="true">
        <draw:text-box/>
      </draw:frame>
      <draw:frame draw:name="Google Shape;18;p3" presentation:style-name="Title_20_Slide_20_Opt2-title" draw:layer="backgroundobjects" svg:width="21.589cm" svg:height="3.062cm" svg:x="0.999cm" svg:y="5.749cm" presentation:class="title" presentation:placeholder="true" presentation:user-transformed="true">
        <draw:text-box/>
      </draw:frame>
      <draw:frame draw:name="Google Shape;20;p3" draw:style-name="Mgr3" draw:text-style-name="MP5" draw:layer="backgroundobjects" svg:width="5.441cm" svg:height="1.46cm" svg:x="0.961cm" svg:y="0.955cm">
        <draw:image xlink:href="Pictures/10000001000001AD000000737B5D5D85446EF6F7.png" xlink:type="simple" xlink:show="embed" xlink:actuate="onLoad" draw:mime-type="image/png">
          <text:p/>
        </draw:image>
        <svg:desc>Text

Description automatically generated</svg:desc>
      </draw:frame>
      <draw:frame draw:name="Google Shape;21;p3" presentation:style-name="Mpr3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Slide_20_Opt2-title" draw:layer="backgroundobjects" svg:width="16.931cm" svg:height="9.524cm" svg:x="1.059cm" svg:y="1.93cm" presentation:class="page"/>
        <draw:frame presentation:style-name="Title_20_Slide_20_Opt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20_Opt2" style:display-name="Title Only Opt2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7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Title_20_Only_20_Opt2-outline1" draw:layer="backgroundobjects" svg:width="25.402cm" svg:height="14.287cm" svg:x="0cm" svg:y="0cm" presentation:class="outline" presentation:placeholder="true" presentation:user-transformed="true">
        <draw:text-box/>
      </draw:frame>
      <draw:frame draw:name="Google Shape;24;p4" presentation:style-name="Title_20_Only_20_Opt2-title" draw:layer="backgroundobjects" svg:width="19.301cm" svg:height="2.109cm" svg:x="0.999cm" svg:y="0.67cm" presentation:class="title" presentation:placeholder="true" presentation:user-transformed="true">
        <draw:text-box/>
      </draw:frame>
      <draw:custom-shape draw:name="Google Shape;25;p4" draw:style-name="Mgr8" draw:text-style-name="MP7" draw:layer="backgroundobjects" svg:width="5.921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4" presentation:style-name="Mpr6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Only_20_Opt2-title" draw:layer="backgroundobjects" svg:width="16.931cm" svg:height="9.524cm" svg:x="1.059cm" svg:y="1.93cm" presentation:class="page"/>
        <draw:frame presentation:style-name="Title_20_Only_20_Opt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20_with_20_Image" style:display-name="Title Only with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9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20_Only_20_with_20_Image-title" draw:layer="backgroundobjects" svg:width="19.301cm" svg:height="2.109cm" svg:x="0.999cm" svg:y="0.67cm" presentation:class="title" presentation:placeholder="true" presentation:user-transformed="true">
        <draw:text-box/>
      </draw:frame>
      <draw:frame draw:name="Google Shape;29;p5" presentation:style-name="Mpr9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30;p5" presentation:style-name="Title_20_Only_20_with_20_Image-outline1" draw:layer="backgroundobjects" svg:width="25.402cm" svg:height="14.287cm" svg:x="0cm" svg:y="0cm" presentation:class="outline" presentation:placeholder="true" presentation:user-transformed="true">
        <draw:text-box/>
      </draw:frame>
      <presentation:notes style:page-layout-name="PM2">
        <draw:page-thumbnail presentation:style-name="Title_20_Only_20_with_20_Image-title" draw:layer="backgroundobjects" svg:width="16.931cm" svg:height="9.524cm" svg:x="1.059cm" svg:y="1.93cm" presentation:class="page"/>
        <draw:frame presentation:style-name="Title_20_Only_20_with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ll_20_Title_20_Opt1" style:display-name="Small Title Opt1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10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6" presentation:style-name="Small_20_Title_20_Opt1-outline1" draw:layer="backgroundobjects" svg:width="25.402cm" svg:height="14.287cm" svg:x="0cm" svg:y="0cm" presentation:class="outline" presentation:placeholder="true" presentation:user-transformed="true">
        <draw:text-box/>
      </draw:frame>
      <draw:frame draw:name="Google Shape;33;p6" presentation:style-name="Small_20_Title_20_Opt1-title" draw:layer="backgroundobjects" svg:width="13.982cm" svg:height="3.235cm" svg:x="0.999cm" svg:y="0.858cm" presentation:class="title" presentation:placeholder="true" presentation:user-transformed="true">
        <draw:text-box/>
      </draw:frame>
      <draw:custom-shape draw:name="Google Shape;34;p6" draw:style-name="Mgr11" draw:text-style-name="MP7" draw:layer="backgroundobjects" svg:width="6.607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6" presentation:style-name="Mpr12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Small_20_Title_20_Opt1-title" draw:layer="backgroundobjects" svg:width="16.931cm" svg:height="9.524cm" svg:x="1.059cm" svg:y="1.93cm" presentation:class="page"/>
        <draw:frame presentation:style-name="Small_20_Title_20_Opt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ll_20_Title_20_Opt2" style:display-name="Small Title Opt2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12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7" presentation:style-name="Small_20_Title_20_Opt2-outline1" draw:layer="backgroundobjects" svg:width="25.399cm" svg:height="13.362cm" svg:x="0cm" svg:y="0cm" presentation:class="outline" presentation:placeholder="true" presentation:user-transformed="true">
        <draw:text-box/>
      </draw:frame>
      <draw:frame draw:name="Google Shape;38;p7" presentation:style-name="Small_20_Title_20_Opt2-title" draw:layer="backgroundobjects" svg:width="13.982cm" svg:height="3.235cm" svg:x="0.999cm" svg:y="0.858cm" presentation:class="title" presentation:placeholder="true" presentation:user-transformed="true">
        <draw:text-box/>
      </draw:frame>
      <draw:custom-shape draw:name="Google Shape;39;p7" draw:style-name="Mgr13" draw:text-style-name="MP7" draw:layer="backgroundobjects" svg:width="7.211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7" presentation:style-name="Mpr15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Small_20_Title_20_Opt2-title" draw:layer="backgroundobjects" svg:width="16.931cm" svg:height="9.524cm" svg:x="1.059cm" svg:y="1.93cm" presentation:class="page"/>
        <draw:frame presentation:style-name="Small_20_Title_20_Opt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page_20_Image" style:display-name="Full page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14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8" presentation:style-name="Mpr18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43;p8" presentation:style-name="Full_20_page_20_Image-outline1" draw:layer="backgroundobjects" svg:width="25.402cm" svg:height="14.287cm" svg:x="0cm" svg:y="0cm" presentation:class="outline" presentation:placeholder="true" presentation:user-transformed="true">
        <draw:text-box/>
      </draw:frame>
      <draw:custom-shape draw:name="Google Shape;44;p8" draw:style-name="Mgr15" draw:text-style-name="MP7" draw:layer="backgroundobjects" svg:width="6.00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Full_20_page_20_Imag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Full_20_page_20_Image-title" draw:layer="backgroundobjects" svg:width="16.931cm" svg:height="9.524cm" svg:x="1.059cm" svg:y="1.93cm" presentation:class="page"/>
        <draw:frame presentation:style-name="Full_20_page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Opt1" style:display-name="Quote Opt1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16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;p9" draw:style-name="Mgr17" draw:text-style-name="MP13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9" presentation:style-name="Quote_20_Opt1-outline1" draw:layer="backgroundobjects" svg:width="14.782cm" svg:height="4.404cm" svg:x="5.755cm" svg:y="5.854cm" presentation:class="outline" presentation:placeholder="true" presentation:user-transformed="true">
        <draw:text-box/>
      </draw:frame>
      <draw:custom-shape draw:name="Google Shape;48;p9" draw:style-name="Mgr18" draw:text-style-name="MP7" draw:layer="backgroundobjects" svg:width="6.772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9;p9" presentation:style-name="Mpr21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Quote_20_Opt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_20_Opt1-title" draw:layer="backgroundobjects" svg:width="16.931cm" svg:height="9.524cm" svg:x="1.059cm" svg:y="1.93cm" presentation:class="page"/>
        <draw:frame presentation:style-name="Quote_20_Opt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Opt2" style:display-name="Quote Opt2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19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1;p10" presentation:style-name="Mpr24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52;p10" presentation:style-name="Quote_20_Opt2-outline1" draw:layer="backgroundobjects" svg:width="14.782cm" svg:height="4.404cm" svg:x="5.755cm" svg:y="5.854cm" presentation:class="outline" presentation:placeholder="true" presentation:user-transformed="true">
        <draw:text-box/>
      </draw:frame>
      <draw:frame presentation:style-name="Quote_20_Opt2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_20_Opt2-title" draw:layer="backgroundobjects" svg:width="16.931cm" svg:height="9.524cm" svg:x="1.059cm" svg:y="1.93cm" presentation:class="page"/>
        <draw:frame presentation:style-name="Quote_20_Opt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1">
      <office:forms form:automatic-focus="false" form:apply-design-mode="false"/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20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1" presentation:style-name="Title_20__26__20_Content-title" draw:layer="backgroundobjects" svg:width="10.725cm" svg:height="2.109cm" svg:x="0.999cm" svg:y="0.809cm" presentation:class="title" presentation:placeholder="true" presentation:user-transformed="true">
        <draw:text-box/>
      </draw:frame>
      <draw:frame draw:name="Google Shape;55;p11" presentation:style-name="Title_20__26__20_Content-outline1" draw:layer="backgroundobjects" svg:width="10.725cm" svg:height="6.532cm" svg:x="0.999cm" svg:y="3.271cm" presentation:class="outline" presentation:placeholder="true" presentation:user-transformed="true">
        <draw:text-box/>
      </draw:frame>
      <draw:frame draw:name="Google Shape;56;p11" draw:style-name="Mgr3" draw:text-style-name="MP5" draw:layer="backgroundobjects" svg:width="25.399cm" svg:height="0.958cm" svg:x="0cm" svg:y="13.329cm">
        <draw:image xlink:href="Pictures/10000001000009C40000005EE61CB9DA62205A63.png" xlink:type="simple" xlink:show="embed" xlink:actuate="onLoad" draw:mime-type="image/png">
          <text:p/>
        </draw:image>
      </draw:frame>
      <draw:custom-shape draw:name="Google Shape;57;p11" draw:style-name="Mgr21" draw:text-style-name="MP7" draw:layer="backgroundobjects" svg:width="6.772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11" presentation:style-name="Mpr27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_26__20_Content-title" draw:layer="backgroundobjects" svg:width="16.931cm" svg:height="9.524cm" svg:x="1.059cm" svg:y="1.93cm" presentation:class="page"/>
        <draw:frame presentation:style-name="Title_20__26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_26__20_Image" style:display-name="Title, Content &amp;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22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12" presentation:style-name="Title_2c__20_Content_20__26__20_Image-title" draw:layer="backgroundobjects" svg:width="10.725cm" svg:height="2.109cm" svg:x="0.999cm" svg:y="0.809cm" presentation:class="title" presentation:placeholder="true" presentation:user-transformed="true">
        <draw:text-box/>
      </draw:frame>
      <draw:frame draw:name="Google Shape;61;p12" presentation:style-name="Title_2c__20_Content_20__26__20_Image-outline1" draw:layer="backgroundobjects" svg:width="10.725cm" svg:height="6.532cm" svg:x="0.999cm" svg:y="6.203cm" presentation:class="outline" presentation:placeholder="true" presentation:user-transformed="true">
        <draw:text-box/>
      </draw:frame>
      <draw:frame draw:name="Google Shape;62;p12" presentation:style-name="Title_2c__20_Content_20__26__20_Image-outline1" draw:layer="backgroundobjects" svg:width="12.699cm" svg:height="13.328cm" svg:x="12.7cm" svg:y="0cm" presentation:class="outline" presentation:placeholder="true" presentation:user-transformed="true">
        <draw:text-box/>
      </draw:frame>
      <draw:frame draw:name="Google Shape;63;p12" draw:style-name="Mgr3" draw:text-style-name="MP5" draw:layer="backgroundobjects" svg:width="25.399cm" svg:height="0.958cm" svg:x="0cm" svg:y="13.329cm">
        <draw:image xlink:href="Pictures/10000001000009C40000005EE61CB9DA62205A63.png" xlink:type="simple" xlink:show="embed" xlink:actuate="onLoad" draw:mime-type="image/png">
          <text:p/>
        </draw:image>
      </draw:frame>
      <draw:custom-shape draw:name="Google Shape;64;p12" draw:style-name="Mgr23" draw:text-style-name="MP7" draw:layer="backgroundobjects" svg:width="6.882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;p12" presentation:style-name="Mpr30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c__20_Content_20__26__20_Image-title" draw:layer="backgroundobjects" svg:width="16.931cm" svg:height="9.524cm" svg:x="1.059cm" svg:y="1.93cm" presentation:class="page"/>
        <draw:frame presentation:style-name="Title_2c__20_Content_20__26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ll_20_Title_2c__20_Content_20__26__20_Image" style:display-name="Small Title, Content &amp;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24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7;p13" presentation:style-name="Small_20_Title_2c__20_Content_20__26__20_Image-title" draw:layer="backgroundobjects" svg:width="10.725cm" svg:height="3.576cm" svg:x="0.999cm" svg:y="0.869cm" presentation:class="title" presentation:placeholder="true" presentation:user-transformed="true">
        <draw:text-box/>
      </draw:frame>
      <draw:frame draw:name="Google Shape;68;p13" presentation:style-name="Small_20_Title_2c__20_Content_20__26__20_Image-outline1" draw:layer="backgroundobjects" svg:width="12.699cm" svg:height="13.334cm" svg:x="12.7cm" svg:y="0cm" presentation:class="outline" presentation:placeholder="true" presentation:user-transformed="true">
        <draw:text-box/>
      </draw:frame>
      <draw:frame draw:name="Google Shape;69;p13" draw:style-name="Mgr3" draw:text-style-name="MP5" draw:layer="backgroundobjects" svg:width="25.399cm" svg:height="0.958cm" svg:x="0cm" svg:y="13.329cm">
        <draw:image xlink:href="Pictures/10000001000009C40000005EE61CB9DA62205A63.png" xlink:type="simple" xlink:show="embed" xlink:actuate="onLoad" draw:mime-type="image/png">
          <text:p/>
        </draw:image>
      </draw:frame>
      <draw:custom-shape draw:name="Google Shape;70;p13" draw:style-name="Mgr25" draw:text-style-name="MP7" draw:layer="backgroundobjects" svg:width="6.936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3" presentation:style-name="Mpr33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Small_20_Title_2c__20_Content_20__26__20_Image-title" draw:layer="backgroundobjects" svg:width="16.931cm" svg:height="9.524cm" svg:x="1.059cm" svg:y="1.93cm" presentation:class="page"/>
        <draw:frame presentation:style-name="Small_20_Title_2c__20_Content_20__26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Image" style:display-name="Three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26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3;p14" presentation:style-name="Mpr36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74;p14" presentation:style-name="Three_20_Image-outline1" draw:layer="backgroundobjects" svg:width="7.137cm" svg:height="7.043cm" svg:x="0.999cm" svg:y="0.953cm" presentation:class="outline" presentation:placeholder="true" presentation:user-transformed="true">
        <draw:text-box/>
      </draw:frame>
      <draw:frame draw:name="Google Shape;75;p14" presentation:style-name="Three_20_Image-outline1" draw:layer="backgroundobjects" svg:width="7.077cm" svg:height="1.765cm" svg:x="0.999cm" svg:y="8.414cm" presentation:class="outline" presentation:placeholder="true" presentation:user-transformed="true">
        <draw:text-box/>
      </draw:frame>
      <draw:connector draw:name="Google Shape;76;p14" draw:style-name="Mgr27" draw:text-style-name="MP5" draw:layer="backgroundobjects" draw:type="line" svg:x1="8.632cm" svg:y1="0.952cm" svg:x2="8.632cm" svg:y2="9.952cm" svg:d="M8632 952v9000" svg:viewBox="0 0 1 9001">
        <text:p/>
      </draw:connector>
      <draw:frame draw:name="Google Shape;77;p14" presentation:style-name="Three_20_Image-outline1" draw:layer="backgroundobjects" svg:width="7.137cm" svg:height="7.043cm" svg:x="9.115cm" svg:y="0.953cm" presentation:class="outline" presentation:placeholder="true" presentation:user-transformed="true">
        <draw:text-box/>
      </draw:frame>
      <draw:frame draw:name="Google Shape;78;p14" presentation:style-name="Three_20_Image-outline1" draw:layer="backgroundobjects" svg:width="7.077cm" svg:height="1.765cm" svg:x="9.115cm" svg:y="8.414cm" presentation:class="outline" presentation:placeholder="true" presentation:user-transformed="true">
        <draw:text-box/>
      </draw:frame>
      <draw:connector draw:name="Google Shape;79;p14" draw:style-name="Mgr27" draw:text-style-name="MP5" draw:layer="backgroundobjects" draw:type="line" svg:x1="16.748cm" svg:y1="0.952cm" svg:x2="16.748cm" svg:y2="9.842cm" svg:d="M16748 952v8890" svg:viewBox="0 0 1 8891">
        <text:p/>
      </draw:connector>
      <draw:connector draw:name="Google Shape;80;p14" draw:style-name="Mgr27" draw:text-style-name="MP5" draw:layer="backgroundobjects" draw:type="line" svg:x1="16.748cm" svg:y1="0.952cm" svg:x2="16.748cm" svg:y2="9.952cm" svg:d="M16748 952v9000" svg:viewBox="0 0 1 9001">
        <text:p/>
      </draw:connector>
      <draw:frame draw:name="Google Shape;81;p14" presentation:style-name="Three_20_Image-outline1" draw:layer="backgroundobjects" svg:width="7.137cm" svg:height="7.043cm" svg:x="17.231cm" svg:y="0.953cm" presentation:class="outline" presentation:placeholder="true" presentation:user-transformed="true">
        <draw:text-box/>
      </draw:frame>
      <draw:frame draw:name="Google Shape;82;p14" presentation:style-name="Three_20_Image-outline1" draw:layer="backgroundobjects" svg:width="7.077cm" svg:height="1.765cm" svg:x="17.231cm" svg:y="8.414cm" presentation:class="outline" presentation:placeholder="true" presentation:user-transformed="true">
        <draw:text-box/>
      </draw:frame>
      <draw:frame presentation:style-name="Three_20_Imag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hree_20_Image-title" draw:layer="backgroundobjects" svg:width="16.931cm" svg:height="9.524cm" svg:x="1.059cm" svg:y="1.93cm" presentation:class="page"/>
        <draw:frame presentation:style-name="Three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Image" style:display-name="Two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28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4;p15" presentation:style-name="Mpr39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85;p15" presentation:style-name="Two_20_Image-outline1" draw:layer="backgroundobjects" svg:width="11.182cm" svg:height="7.043cm" svg:x="0.999cm" svg:y="0.953cm" presentation:class="outline" presentation:placeholder="true" presentation:user-transformed="true">
        <draw:text-box/>
      </draw:frame>
      <draw:frame draw:name="Google Shape;86;p15" presentation:style-name="Two_20_Image-outline1" draw:layer="backgroundobjects" svg:width="11.201cm" svg:height="1.765cm" svg:x="0.999cm" svg:y="8.414cm" presentation:class="outline" presentation:placeholder="true" presentation:user-transformed="true">
        <draw:text-box/>
      </draw:frame>
      <draw:connector draw:name="Google Shape;87;p15" draw:style-name="Mgr27" draw:text-style-name="MP5" draw:layer="backgroundobjects" draw:type="line" svg:x1="12.653cm" svg:y1="0.952cm" svg:x2="12.653cm" svg:y2="10.102cm" svg:d="M12653 952v9150" svg:viewBox="0 0 1 9151">
        <text:p/>
      </draw:connector>
      <draw:frame draw:name="Google Shape;88;p15" presentation:style-name="Two_20_Image-outline1" draw:layer="backgroundobjects" svg:width="11.181cm" svg:height="7.043cm" svg:x="13.176cm" svg:y="0.953cm" presentation:class="outline" presentation:placeholder="true" presentation:user-transformed="true">
        <draw:text-box/>
      </draw:frame>
      <draw:frame draw:name="Google Shape;89;p15" presentation:style-name="Two_20_Image-outline1" draw:layer="backgroundobjects" svg:width="11.049cm" svg:height="1.765cm" svg:x="13.199cm" svg:y="8.414cm" presentation:class="outline" presentation:placeholder="true" presentation:user-transformed="true">
        <draw:text-box/>
      </draw:frame>
      <draw:frame presentation:style-name="Two_20_Imag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wo_20_Image-title" draw:layer="backgroundobjects" svg:width="16.931cm" svg:height="9.524cm" svg:x="1.059cm" svg:y="1.93cm" presentation:class="page"/>
        <draw:frame presentation:style-name="Two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Image" style:display-name="Four Imag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29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1;p16" presentation:style-name="Mpr42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92;p16" presentation:style-name="Four_20_Image-outline1" draw:layer="backgroundobjects" svg:width="5.072cm" svg:height="7.043cm" svg:x="0.999cm" svg:y="0.953cm" presentation:class="outline" presentation:placeholder="true" presentation:user-transformed="true">
        <draw:text-box/>
      </draw:frame>
      <draw:frame draw:name="Google Shape;93;p16" presentation:style-name="Four_20_Image-outline1" draw:layer="backgroundobjects" svg:width="5.102cm" svg:height="1.765cm" svg:x="12.637cm" svg:y="8.414cm" presentation:class="outline" presentation:placeholder="true" presentation:user-transformed="true">
        <draw:text-box/>
      </draw:frame>
      <draw:connector draw:name="Google Shape;94;p16" draw:style-name="Mgr27" draw:text-style-name="MP5" draw:layer="backgroundobjects" draw:type="line" svg:x1="6.607cm" svg:y1="0.952cm" svg:x2="6.607cm" svg:y2="9.952cm" svg:d="M6607 952v9000" svg:viewBox="0 0 1 9001">
        <text:p/>
      </draw:connector>
      <draw:frame draw:name="Google Shape;95;p16" presentation:style-name="Four_20_Image-outline1" draw:layer="backgroundobjects" svg:width="5.072cm" svg:height="7.043cm" svg:x="7.094cm" svg:y="0.953cm" presentation:class="outline" presentation:placeholder="true" presentation:user-transformed="true">
        <draw:text-box/>
      </draw:frame>
      <draw:frame draw:name="Google Shape;96;p16" presentation:style-name="Four_20_Image-outline1" draw:layer="backgroundobjects" svg:width="5.102cm" svg:height="1.765cm" svg:x="7.071cm" svg:y="8.414cm" presentation:class="outline" presentation:placeholder="true" presentation:user-transformed="true">
        <draw:text-box/>
      </draw:frame>
      <draw:connector draw:name="Google Shape;97;p16" draw:style-name="Mgr27" draw:text-style-name="MP5" draw:layer="backgroundobjects" draw:type="line" svg:x1="12.68cm" svg:y1="0.952cm" svg:x2="12.68cm" svg:y2="9.952cm" svg:d="M12680 952v9000" svg:viewBox="0 0 1 9001">
        <text:p/>
      </draw:connector>
      <draw:frame draw:name="Google Shape;98;p16" presentation:style-name="Four_20_Image-outline1" draw:layer="backgroundobjects" svg:width="5.072cm" svg:height="7.043cm" svg:x="13.189cm" svg:y="0.953cm" presentation:class="outline" presentation:placeholder="true" presentation:user-transformed="true">
        <draw:text-box/>
      </draw:frame>
      <draw:frame draw:name="Google Shape;99;p16" presentation:style-name="Four_20_Image-outline1" draw:layer="backgroundobjects" svg:width="5.102cm" svg:height="1.765cm" svg:x="0.972cm" svg:y="8.414cm" presentation:class="outline" presentation:placeholder="true" presentation:user-transformed="true">
        <draw:text-box/>
      </draw:frame>
      <draw:connector draw:name="Google Shape;100;p16" draw:style-name="Mgr27" draw:text-style-name="MP5" draw:layer="backgroundobjects" draw:type="line" svg:x1="18.778cm" svg:y1="0.952cm" svg:x2="18.778cm" svg:y2="9.952cm" svg:d="M18778 952v9000" svg:viewBox="0 0 1 9001">
        <text:p/>
      </draw:connector>
      <draw:frame draw:name="Google Shape;101;p16" presentation:style-name="Four_20_Image-outline1" draw:layer="backgroundobjects" svg:width="5.072cm" svg:height="7.043cm" svg:x="19.285cm" svg:y="0.953cm" presentation:class="outline" presentation:placeholder="true" presentation:user-transformed="true">
        <draw:text-box/>
      </draw:frame>
      <draw:frame draw:name="Google Shape;102;p16" presentation:style-name="Four_20_Image-outline1" draw:layer="backgroundobjects" svg:width="5.039cm" svg:height="1.765cm" svg:x="19.285cm" svg:y="8.414cm" presentation:class="outline" presentation:placeholder="true" presentation:user-transformed="true">
        <draw:text-box/>
      </draw:frame>
      <draw:frame presentation:style-name="Four_20_Imag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Four_20_Image-title" draw:layer="backgroundobjects" svg:width="16.931cm" svg:height="9.524cm" svg:x="1.059cm" svg:y="1.93cm" presentation:class="page"/>
        <draw:frame presentation:style-name="Four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30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4;p17" presentation:style-name="Mpr45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art_2f_Graph" style:display-name="Chart/Graph" style:page-layout-name="PM1" draw:style-name="Mdp2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31" draw:text-style-name="MP7" draw:layer="backgroundobjects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6;p18" presentation:style-name="Chart_2f_Graph-title" draw:layer="backgroundobjects" svg:width="10.122cm" svg:height="0.943cm" svg:x="0.999cm" svg:y="0.857cm" presentation:class="title" presentation:placeholder="true" presentation:user-transformed="true">
        <draw:text-box/>
      </draw:frame>
      <draw:frame draw:name="Google Shape;107;p18" presentation:style-name="Mpr48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name="Google Shape;108;p18" presentation:style-name="Chart_2f_Graph-outline1" draw:layer="backgroundobjects" svg:width="10.834cm" svg:height="0.945cm" svg:x="13.49cm" svg:y="0.857cm" presentation:class="outline" presentation:placeholder="true" presentation:user-transformed="true">
        <draw:text-box/>
      </draw:frame>
      <presentation:notes style:page-layout-name="PM2">
        <draw:page-thumbnail presentation:style-name="Chart_2f_Graph-title" draw:layer="backgroundobjects" svg:width="16.931cm" svg:height="9.524cm" svg:x="1.059cm" svg:y="1.93cm" presentation:class="page"/>
        <draw:frame presentation:style-name="Chart_2f_Graph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32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19" presentation:style-name="TITLE_5f_ONLY-title" draw:layer="backgroundobjects" svg:width="13.982cm" svg:height="1.007cm" svg:x="0.999cm" svg:y="0.858cm" presentation:class="title" presentation:placeholder="true" presentation:user-transformed="true">
        <draw:text-box/>
      </draw:frame>
      <draw:frame draw:name="Google Shape;111;p19" presentation:style-name="Mpr51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onnector draw:name="Google Shape;112;p19" draw:style-name="Mgr33" draw:text-style-name="MP5" draw:layer="backgroundobjects" draw:type="line" svg:x1="0.998cm" svg:y1="2.301cm" svg:x2="24.325cm" svg:y2="2.301cm" svg:d="M998 2301h23327" svg:viewBox="0 0 23328 1">
        <text:p/>
      </draw:connector>
      <draw:connector draw:name="Google Shape;113;p19" draw:style-name="Mgr33" draw:text-style-name="MP5" draw:layer="backgroundobjects" draw:type="line" svg:x1="0.998cm" svg:y1="6.072cm" svg:x2="24.325cm" svg:y2="6.072cm" svg:d="M998 6072h23327" svg:viewBox="0 0 23328 1">
        <text:p/>
      </draw:connector>
      <draw:connector draw:name="Google Shape;114;p19" draw:style-name="Mgr33" draw:text-style-name="MP5" draw:layer="backgroundobjects" draw:type="line" svg:x1="0.998cm" svg:y1="9.802cm" svg:x2="24.325cm" svg:y2="9.802cm" svg:d="M998 9802h23327" svg:viewBox="0 0 23328 1">
        <text:p/>
      </draw:connector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cons_20_Blue" style:display-name="Icons Blue" style:page-layout-name="PM1" draw:style-name="Mdp3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34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6;p20" presentation:style-name="Icons_20_Blue-title" draw:layer="backgroundobjects" svg:width="13.982cm" svg:height="1.007cm" svg:x="0.999cm" svg:y="0.858cm" presentation:class="title" presentation:placeholder="true" presentation:user-transformed="true">
        <draw:text-box/>
      </draw:frame>
      <draw:frame draw:name="Google Shape;117;p20" presentation:style-name="Mpr54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onnector draw:name="Google Shape;118;p20" draw:style-name="Mgr35" draw:text-style-name="MP5" draw:layer="backgroundobjects" draw:type="line" svg:x1="0.998cm" svg:y1="2.301cm" svg:x2="24.325cm" svg:y2="2.301cm" svg:d="M998 2301h23327" svg:viewBox="0 0 23328 1">
        <text:p/>
      </draw:connector>
      <draw:connector draw:name="Google Shape;119;p20" draw:style-name="Mgr35" draw:text-style-name="MP5" draw:layer="backgroundobjects" draw:type="line" svg:x1="0.998cm" svg:y1="6.072cm" svg:x2="24.325cm" svg:y2="6.072cm" svg:d="M998 6072h23327" svg:viewBox="0 0 23328 1">
        <text:p/>
      </draw:connector>
      <draw:connector draw:name="Google Shape;120;p20" draw:style-name="Mgr35" draw:text-style-name="MP5" draw:layer="backgroundobjects" draw:type="line" svg:x1="0.998cm" svg:y1="9.802cm" svg:x2="24.325cm" svg:y2="9.802cm" svg:d="M998 9802h23327" svg:viewBox="0 0 23328 1">
        <text:p/>
      </draw:connector>
      <draw:frame presentation:style-name="Icons_20_Bl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Icons_20_Blue-title" draw:layer="backgroundobjects" svg:width="16.931cm" svg:height="9.524cm" svg:x="1.059cm" svg:y="1.93cm" presentation:class="page"/>
        <draw:frame presentation:style-name="Icons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lette" style:page-layout-name="PM1" draw:style-name="Mdp1">
      <loext:theme loext:name="TCD">
        <loext:color-table loext:name="TCD">
          <loext:color loext:name="dk1" loext:color="#0569b9"/>
          <loext:color loext:name="lt1" loext:color="#ffffff"/>
          <loext:color loext:name="dk2" loext:color="#50555a"/>
          <loext:color loext:name="l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link" loext:color="#0569b9"/>
          <loext:color loext:name="folHlink" loext:color="#0569b9"/>
        </loext:color-table>
      </loext:theme>
      <draw:frame draw:name="Google Shape;6;p1" draw:style-name="Mgr3" draw:text-style-name="MP5" draw:layer="backgroundobjects" drawooo:display="none" svg:width="25.399cm" svg:height="0.958cm" svg:x="0cm" svg:y="13.329cm">
        <draw:image xlink:href="Pictures/10000001000009C40000005E20F9CF879C667029.png" xlink:type="simple" xlink:show="embed" xlink:actuate="onLoad" draw:mime-type="image/png">
          <text:p/>
        </draw:image>
      </draw:frame>
      <draw:custom-shape draw:name="Google Shape;10;p1" draw:style-name="Mgr36" draw:text-style-name="MP7" draw:layer="backgroundobjects" drawooo:display="none" svg:width="6.623cm" svg:height="0.297cm" svg:x="0.99cm" svg:y="13.681cm">
        <text:p text:style-name="MP6"><text:span text:style-name="MT2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2;p21" presentation:style-name="Palette-title" draw:layer="backgroundobjects" svg:width="13.982cm" svg:height="1.007cm" svg:x="0.999cm" svg:y="0.858cm" presentation:class="title" presentation:placeholder="true" presentation:user-transformed="true">
        <draw:text-box/>
      </draw:frame>
      <draw:frame draw:name="Google Shape;123;p21" presentation:style-name="Mpr57" draw:text-style-name="MP12" draw:layer="backgroundobjects" svg:width="0.603cm" svg:height="0.399cm" svg:x="23.889cm" svg:y="13.56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Palet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alette-title" draw:layer="backgroundobjects" svg:width="16.931cm" svg:height="9.524cm" svg:x="1.059cm" svg:y="1.93cm" presentation:class="page"/>
        <draw:frame presentation:style-name="Palette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7-28T22:11:24.735998506</dc:date>
    <meta:editing-duration>PT7H28M20S</meta:editing-duration>
    <meta:editing-cycles>24</meta:editing-cycles>
    <meta:document-statistic meta:object-count="518"/>
  </office:meta>
</office:document-meta>
</file>